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182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/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Template.A21"/>
      <style:map style:condition="cell-content()&gt;=1.2" style:apply-style-name="Warn_20_-_20_Framerate" style:base-cell-address="Template.A21"/>
      <style:map style:condition="cell-content()&lt;1.2" style:apply-style-name="Bad_20_-_20_Framerate" style:base-cell-address="Template.A21"/>
    </style:style>
    <style:style style:name="ce19" style:family="table-cell" style:parent-style-name="Default">
      <style:map style:condition="cell-content()&lt;=0.8" style:apply-style-name="Good_20_-_20_Framerate" style:base-cell-address="Template.A22"/>
      <style:map style:condition="cell-content-is-between(0.8,1)" style:apply-style-name="Warn_20_-_20_Framerate" style:base-cell-address="Template.A22"/>
      <style:map style:condition="cell-content()&gt;=1" style:apply-style-name="Bad_20_-_20_Framerate" style:base-cell-address="Template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Template.A22"/>
      <style:map style:condition="cell-content-is-between(0.8,1)" style:apply-style-name="Warn_20_-_20_Framerate" style:base-cell-address="Template.A22"/>
      <style:map style:condition="cell-content()&gt;=1" style:apply-style-name="Bad_20_-_20_Framerate" style:base-cell-address="Template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4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6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87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88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4" style:family="table-cell" style:parent-style-name="Default" style:data-style-name="N121"/>
    <style:style style:name="ce95" style:family="table-cell" style:parent-style-name="Default" style:data-style-name="N122">
      <style:map style:condition="cell-content()&gt;=1.4" style:apply-style-name="Good_20_-_20_Framerate" style:base-cell-address="EliteDangerous.A21"/>
      <style:map style:condition="cell-content()&gt;=1.2" style:apply-style-name="Warn_20_-_20_Framerate" style:base-cell-address="EliteDangerous.A21"/>
      <style:map style:condition="cell-content()&lt;1.2" style:apply-style-name="Bad_20_-_20_Framerate" style:base-cell-address="EliteDangerous.A21"/>
    </style:style>
    <style:style style:name="ce96" style:family="table-cell" style:parent-style-name="Default">
      <style:map style:condition="cell-content()&lt;=0.8" style:apply-style-name="Good_20_-_20_Framerate" style:base-cell-address="EliteDangerous.A22"/>
      <style:map style:condition="cell-content-is-between(0.8,1)" style:apply-style-name="Warn_20_-_20_Framerate" style:base-cell-address="EliteDangerous.A22"/>
      <style:map style:condition="cell-content()&gt;=1" style:apply-style-name="Bad_20_-_20_Framerate" style:base-cell-address="EliteDangerous.A22"/>
    </style:style>
    <style:style style:name="ce97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EliteDangerous.A22"/>
      <style:map style:condition="cell-content-is-between(0.8,1)" style:apply-style-name="Warn_20_-_20_Framerate" style:base-cell-address="EliteDangerous.A22"/>
      <style:map style:condition="cell-content()&gt;=1" style:apply-style-name="Bad_20_-_20_Framerate" style:base-cell-address="EliteDangerous.A22"/>
    </style:style>
    <style:style style:name="ce98" style:family="table-cell" style:parent-style-name="Default" style:data-style-name="N2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99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100" style:family="table-cell" style:parent-style-name="Default" style:data-style-name="N122">
      <style:map style:condition="cell-content()&gt;=1.4" style:apply-style-name="Good_20_-_20_Framerate" style:base-cell-address="PavlovVR.A21"/>
      <style:map style:condition="cell-content()&gt;=1.2" style:apply-style-name="Warn_20_-_20_Framerate" style:base-cell-address="PavlovVR.A21"/>
      <style:map style:condition="cell-content()&lt;1.2" style:apply-style-name="Bad_20_-_20_Framerate" style:base-cell-address="PavlovVR.A21"/>
    </style:style>
    <style:style style:name="ce101" style:family="table-cell" style:parent-style-name="Default">
      <style:map style:condition="cell-content()&lt;=0.8" style:apply-style-name="Good_20_-_20_Framerate" style:base-cell-address="PavlovVR.A22"/>
      <style:map style:condition="cell-content-is-between(0.8,1)" style:apply-style-name="Warn_20_-_20_Framerate" style:base-cell-address="PavlovVR.A22"/>
      <style:map style:condition="cell-content()&gt;=1" style:apply-style-name="Bad_20_-_20_Framerate" style:base-cell-address="PavlovVR.A22"/>
    </style:style>
    <style:style style:name="ce102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PavlovVR.A22"/>
      <style:map style:condition="cell-content-is-between(0.8,1)" style:apply-style-name="Warn_20_-_20_Framerate" style:base-cell-address="PavlovVR.A22"/>
      <style:map style:condition="cell-content()&gt;=1" style:apply-style-name="Bad_20_-_20_Framerate" style:base-cell-address="PavlovVR.A22"/>
    </style:style>
    <style:style style:name="ce39" style:family="table-cell" style:parent-style-name="Default" style:data-style-name="N121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104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cccccc"/>
    </style:style>
    <style:style style:name="ce11" style:family="table-cell" style:parent-style-name="Default">
      <style:text-properties fo:color="#55308d" fo:font-weight="bold" style:font-weight-asian="bold" style:font-weight-complex="bold"/>
    </style:style>
    <style:style style:name="ce12" style:family="table-cell" style:parent-style-name="Default">
      <style:text-properties fo:color="#55308d"/>
    </style:style>
    <style:style style:name="ce48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259.5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Template.C14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Template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Template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Template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  <table:content-validation table:name="val18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9" table:condition="of:cell-content-is-in-list(&quot;0.75&quot;;&quot;0.85&quot;;&quot;1.00&quot;;&quot;1.25&quot;;&quot;1.50&quot;;&quot;1.75&quot;;&quot;2.00&quot;)" table:allow-empty-cell="true" table:display-list="unsorted" table:base-cell-address="EliteDangerous.C28">
          <table:error-message table:message-type="stop" table:display="true"/>
        </table:content-validation>
        <table:content-validation table:name="val20" table:condition="of:cell-content-is-in-list(&quot;0.75&quot;;&quot;0.85&quot;;&quot;1.00&quot;;&quot;1.25&quot;;&quot;1.50&quot;;&quot;1.75&quot;;&quot;2.00&quot;)" table:allow-empty-cell="true" table:display-list="unsorted" table:base-cell-address="EliteDangerous.C61">
          <table:error-message table:message-type="stop" table:display="true"/>
        </table:content-validation>
        <table:content-validation table:name="val21" table:condition="of:cell-content-is-in-list(&quot;64&quot;;&quot;72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22" table:condition="of:cell-content-is-in-list(&quot;ON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23" table:condition="of:cell-content-is-in-list(&quot;OFF&quot;)" table:allow-empty-cell="true" table:display-list="unsorted" table:base-cell-address="'DCS-FA18C_Quality'.C14">
          <table:error-message table:message-type="stop" table:display="true"/>
        </table:content-validation>
        <table:content-validation table:name="val24" table:condition="of:cell-content-is-in-list(&quot;Normal&quot;;&quot;Small&quot;)" table:allow-empty-cell="true" table:display-list="unsorted" table:base-cell-address="'DCS-FA18C_Quality'.C15">
          <table:error-message table:message-type="stop" table:display="true"/>
        </table:content-validation>
        <table:content-validation table:name="val25" table:condition="of:cell-content-is-in-list(&quot;1.25&quot;;&quot;1.5&quot;;&quot;1.75&quot;;&quot;2.00&quot;)" table:allow-empty-cell="true" table:display-list="unsorted" table:base-cell-address="'DCS-FA18C_Quality'.C17">
          <table:error-message table:message-type="stop" table:display="true"/>
        </table:content-validation>
        <table:content-validation table:name="val26" table:condition="of:cell-content-is-in-list(&quot;balanced&quot;;&quot;aggressive&quot;;&quot;conservative&quot;;&quot;OFF&quot;)" table:allow-empty-cell="true" table:display-list="unsorted" table:base-cell-address="'DCS-FA18C_Quality'.C45">
          <table:error-message table:message-type="stop" table:display="true"/>
        </table:content-validation>
        <table:content-validation table:name="val27" table:condition="of:cell-content-is-in-list(&quot;1.25&quot;;&quot;1.75&quot;)" table:allow-empty-cell="true" table:display-list="unsorted" table:base-cell-address="'DCS-FA18C_Quality'.C50">
          <table:error-message table:message-type="stop" table:display="true"/>
        </table:content-validation>
        <table:content-validation table:name="val28" table:condition="of:cell-content-is-in-list(&quot;1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29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office:annotation draw:style-name="gr1" draw:text-style-name="P2" svg:width="200.15pt" svg:height="110.95pt" svg:x="234.48pt" svg:y="14pt" draw:caption-point-x="-42.77pt" draw:caption-point-y="-0.94pt">
              <dc:date>2020-02-04T00:00:00</dc:date>
              <text:p text:style-name="P1"><text:span text:style-name="T1">Regard as </text:span><text:span text:style-name="T1">classes of </text:span><text:span text:style-name="T1">headsets </text:span><text:span text:style-name="T1">rather than </text:span><text:span text:style-name="T1">specific </text:span><text:span text:style-name="T1">models.</text:span></text:p>
              <text:p text:style-name="P1"><text:span text:style-name="T1"/></text:p>
              <text:p text:style-name="P1"><text:span text:style-name="T1">Pimax 8kX = </text:span><text:span text:style-name="T1">Pimax Vision </text:span><text:span text:style-name="T1">8kX DSC </text:span><text:span text:style-name="T1">Mode</text:span></text:p>
              <text:p text:style-name="P1"><text:span text:style-name="T1"/></text:p>
              <text:p text:style-name="P1"><text:span text:style-name="T1">Pimax 5kp = </text:span><text:span text:style-name="T1">Pimax Vision </text:span><text:span text:style-name="T1">8kX Upscale </text:span><text:span text:style-name="T1">Mode, Pimax </text:span><text:span text:style-name="T1">Vision 8k+, </text:span><text:span text:style-name="T1">Pimax 5k+, </text:span><text:span text:style-name="T1">Pimax Artisan, </text:span><text:span text:style-name="T1">etc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209pt" svg:y="8.67pt" draw:caption-point-x="-17.29pt" draw:caption-point-y="42.8pt">
              <dc:date>2019-11-29T00:00:00</dc:date>
              <text:p text:style-name="P3"><text:span text:style-name="T1">Consider carefully the meaning of </text:span><text:span text:style-name="T1">any angular resolution calculations </text:span><text:span text:style-name="T1">based on this value (not </text:span><text:span text:style-name="T1">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office:annotation draw:style-name="gr2" draw:text-style-name="P4" svg:width="109.19pt" svg:height="61.68pt" svg:x="209pt" svg:y="64.01pt" draw:caption-point-x="-17.29pt" draw:caption-point-y="38.66pt">
              <dc:date>2020-02-04T00:00:00</dc:date>
              <text:p text:style-name="P3"><text:span text:style-name="T1">High typical, Low as required to </text:span><text:span text:style-name="T1">accommodate eyestrain or darker </text:span><text:span text:style-name="T1">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office:annotation draw:style-name="gr3" draw:text-style-name="P4" svg:width="265.86pt" svg:height="151.26pt" svg:x="209pt" svg:y="111.06pt" draw:caption-point-x="-17.29pt" draw:caption-point-y="42.8pt">
              <dc:date>2020-02-04T00:00:00</dc:date>
              <text:p text:style-name="P3"><text:span text:style-name="T1">Prefer ‘OFF’. As required, ‘ON’, costs performance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976.99pt" svg:y="111.06pt" draw:caption-point-x="-17.29pt" draw:caption-point-y="42.8pt">
              <dc:date>2019-11-30T00:00:00</dc:date>
              <text:p text:style-name="P3"><text:span text:style-name="T1">Do NOT </text:span><text:span text:style-name="T1">reference </text:span><text:span text:style-name="T1">directly. Copy </text:span><text:span text:style-name="T1">IF statement to </text:span><text:span text:style-name="T1">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209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office:annotation draw:style-name="gr5" draw:text-style-name="P4" svg:width="161.8pt" svg:height="68.74pt" svg:x="209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191.71pt" draw:caption-point-y="42.8pt">
              <dc:date>2020-02-04T00:00:00</dc:date>
              <text:p text:style-name="P1"><text:span text:style-name="T1">Set ‘1.0’ for any </text:span><text:span text:style-name="T1">headset (typically non-</text:span><text:span text:style-name="T1">pimax) without driver </text:span><text:span text:style-name="T1">supersampling!</text:span></text:p>
              <text:p text:style-name="P1"><text:span text:style-name="T1"/></text:p>
              <text:p text:style-name="P1"><text:span text:style-name="T1">Prefer &gt;1.25 if headset </text:span><text:span text:style-name="T1">driver offers </text:span><text:span text:style-name="T1">supersampling. </text:span><text:span text:style-name="T1">Minimizes blur caused </text:span><text:span text:style-name="T1">by postprocessing </text:span><text:span text:style-name="T1">filters, and may improve </text:span><text:span text:style-name="T1">multithreading </text:span><text:span text:style-name="T1">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7" draw:text-style-name="P2" svg:width="102.53pt" svg:height="140.06pt" svg:x="0pt" svg:y="187.85pt" draw:caption-point-x="191.71pt" draw:caption-point-y="55.62pt">
              <dc:date>2019-12-03T00:00:00</dc:date>
              <text:p text:style-name="P1"><text:span text:style-name="T1">Expect SteamVR will automatically </text:span><text:span text:style-name="T1">adjust to correct value when ‘Parallel </text:span><text:span text:style-name="T1">Projections’ is toggled.</text:span></text:p>
              <text:p text:style-name="P1"><text:span text:style-name="T1"/></text:p>
              <text:p text:style-name="P1"><text:span text:style-name="T1">High values may cause VRAM </text:span><text:span text:style-name="T1">exhaustion when overlay applicatons </text:span><text:span text:style-name="T1">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8" table:content-validation-name="val16" office:value-type="float" office:value="1" calcext:value-type="float">
            <office:annotation draw:style-name="gr2" draw:text-style-name="P4" svg:width="82.18pt" svg:height="61.68pt" svg:x="336.98pt" svg:y="200.66pt" draw:caption-point-x="-17.29pt" draw:caption-point-y="42.8pt">
              <dc:date>2019-11-30T00:00:00</dc:date>
              <text:p text:style-name="P3"><text:span text:style-name="T1">Setting this too high will </text:span><text:span text:style-name="T1">also degrade VR </text:span><text:span text:style-name="T1">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4" draw:text-style-name="P4" svg:width="82.18pt" svg:height="51pt" svg:x="273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2700" calcext:value-type="float">
            <text:p>270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0.974" calcext:value-type="float">
            <office:annotation draw:style-name="gr8" draw:text-style-name="P4" svg:width="343.3pt" svg:height="116.87pt" svg:x="460.57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</text:span><text:span text:style-name="T1">test.</text:span></text:p>
              <text:p text:style-name="P3"><text:span text:style-name="T1"/></text:p>
              <text:p text:style-name="P3"><text:span text:style-name="T1">Test highest performant resolution and </text:span><text:span text:style-name="T1">document under inputs to ‘Limits’ section of </text:span><text:span text:style-name="T1">spreadsheet.</text:span></text:p>
              <text:p text:style-name="P3"><text:span text:style-name="T1"/></text:p>
              <text:p text:style-name="P3"><text:span text:style-name="T1">May be an overestimate if horizontal pixels </text:span><text:span text:style-name="T1">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8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text:p>1.2</text:p>
          </table:table-cell>
          <table:table-cell table:style-name="ce4" office:value-type="string" calcext:value-type="string">
            <office:annotation draw:style-name="gr4" draw:text-style-name="P4" svg:width="82.18pt" svg:height="51pt" svg:x="273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9" draw:text-style-name="P4" svg:width="71.63pt" svg:height="30.84pt" svg:x="463.18pt" svg:y="299.51pt" draw:caption-point-x="-15.48pt" draw:caption-point-y="46.37pt">
              <dc:date>2019-11-30T00:00:00</dc:date>
              <text:p text:style-name="P3"><text:span text:style-name="T1">Prefer ~1.5 for </text:span><text:span text:style-name="T1">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5" calcext:value-type="float">
            <office:annotation draw:style-name="gr9" draw:text-style-name="P4" svg:width="71.63pt" svg:height="30.84pt" svg:x="79.17pt" svg:y="312.29pt" draw:caption-point-x="-15.48pt" draw:caption-point-y="46.37pt">
              <dc:date>2019-11-30T00:00:00</dc:date>
              <text:p text:style-name="P3"><text:span text:style-name="T1">Prefer ~1.5 for </text:span><text:span text:style-name="T1">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760x3240" calcext:value-type="string">
            <office:annotation draw:style-name="gr10" draw:text-style-name="P4" svg:width="507.6pt" svg:height="319.21pt" svg:x="0pt" svg:y="187.31pt" draw:caption-point-x="575.72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</text:span><text:span text:style-name="T1">display panel </text:span><text:span text:style-name="T1">resolution for </text:span><text:span text:style-name="T1">relative </text:span><text:span text:style-name="T1">comparisons </text:span><text:span text:style-name="T1">ONLY.</text:span></text:p>
              <text:p text:style-name="P3"><text:span text:style-name="T1"/></text:p>
              <text:p text:style-name="P3"><text:span text:style-name="T1">Margin of error is </text:span><text:span text:style-name="T1">&gt;+/-20% for </text:span><text:span text:style-name="T1">vAngular, vFOV, </text:span><text:span text:style-name="T1">or any derivative. </text:span><text:span text:style-name="T1">Exaggerated </text:span><text:span text:style-name="T1">vFOV marketing </text:span><text:span text:style-name="T1">claims may be </text:span><text:span text:style-name="T1">taken at face </text:span><text:span text:style-name="T1">value, </text:span><text:span text:style-name="T1">aggregated, or </text:span><text:span text:style-name="T1">rounded.</text:span></text:p>
              <text:p text:style-name="P3"><text:span text:style-name="T1"/></text:p>
              <text:p text:style-name="P3"><text:span text:style-name="T1">Drastic </text:span><text:span text:style-name="T1">differences in </text:span><text:span text:style-name="T1">optics quality and </text:span><text:span text:style-name="T1">pixel usage are </text:span><text:span text:style-name="T1">also more </text:span><text:span text:style-name="T1">significant.</text:span></text:p>
              <text:p text:style-name="P3"><text:span text:style-name="T1"/></text:p>
              <text:p text:style-name="P3"><text:span text:style-name="T1">No part of this list </text:span><text:span text:style-name="T1">is intended as </text:span><text:span text:style-name="T1">PASS/FAIL </text:span><text:span text:style-name="T1">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</text:span><text:span text:style-name="T1">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</text:span><text:span text:style-name="T1">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</text:span><text:span text:style-name="T1">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</text:span><text:span text:style-name="T1">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</text:span><text:span text:style-name="T1">22in</text:span><text:span text:style-name="T1"><text:tab/></text:span><text:span text:style-name="T1">1080v, Full </text:span><text:span text:style-name="T1">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</text:span><text:span text:style-name="T1">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</text:span><text:span text:style-name="T1">(~20/20, </text:span><text:span text:style-name="T1">~1arcminute, </text:span><text:span text:style-name="T1">~1/60deg, </text:span><text:span text:style-name="T1">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</text:span><text:span text:style-name="T1">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1" draw:text-style-name="P4" svg:width="216.54pt" svg:height="162.45pt" svg:x="470.21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</text:span><text:span text:style-name="T1">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</text:span><text:span text:style-name="T1">super-resolution settings for the same hardware and </text:span><text:span text:style-name="T1">software.</text:span></text:p>
            </office:annotation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974" calcext:value-type="float">
            <office:annotation draw:style-name="gr8" draw:text-style-name="P4" svg:width="343.3pt" svg:height="116.87pt" svg:x="460.57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</text:span><text:span text:style-name="T1">pixels exceeding </text:span><text:span text:style-name="T1">previous test.</text:span></text:p>
              <text:p text:style-name="P3"><text:span text:style-name="T1"/></text:p>
              <text:p text:style-name="P3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3"><text:span text:style-name="T1"/></text:p>
              <text:p text:style-name="P3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97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974" calcext:value-type="float">
            <office:annotation draw:style-name="gr8" draw:text-style-name="P4" svg:width="343.3pt" svg:height="116.87pt" svg:x="0pt" svg:y="239.1pt" draw:caption-point-x="63.69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</text:span><text:span text:style-name="T1">exceeding previous </text:span><text:span text:style-name="T1">test.</text:span></text:p>
              <text:p text:style-name="P3"><text:span text:style-name="T1"/></text:p>
              <text:p text:style-name="P3"><text:span text:style-name="T1">Test highest performant </text:span><text:span text:style-name="T1">resolution and </text:span><text:span text:style-name="T1">document under inputs </text:span><text:span text:style-name="T1">to ‘Limits’ section of </text:span><text:span text:style-name="T1">spreadsheet.</text:span></text:p>
              <text:p text:style-name="P3"><text:span text:style-name="T1"/></text:p>
              <text:p text:style-name="P3"><text:span text:style-name="T1">May be an overestimate </text:span><text:span text:style-name="T1">if horizontal pixels </text:span><text:span text:style-name="T1">rendered or inefficiency </text:span><text:span text:style-name="T1">is less.</text:span></text:p>
            </office:annotation>
            <text:p>0.97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209pt" svg:y="623.06pt" draw:caption-point-x="-17.29pt" draw:caption-point-y="42.8pt">
              <dc:date>2020-02-04T00:00:00</dc:date>
              <text:p text:style-name="P3">Tested 3314x2737 .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text:p>v</text:p>
          </table:table-cell>
          <table:table-cell table:style-name="ce14" table:formula="of:=ROUNDDOWN([.C37]*[.C50]*[.E53];0)" office:value-type="float" office:value="2737" calcext:value-type="float">
            <text:p>2737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209pt" svg:y="687.06pt" draw:caption-point-x="-17.29pt" draw:caption-point-y="42.8pt">
              <dc:date>2020-02-04T00:00:00</dc:date>
              <text:p text:style-name="P3">Tested 3314x2737 .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" office:value-type="string" calcext:value-type="string">
            <text:p>v</text:p>
          </table:table-cell>
          <table:table-cell table:style-name="ce14" table:formula="of:=ROUNDDOWN([.C37]*[.C50]*[.E58]*[.C61];0)" office:value-type="float" office:value="3284" calcext:value-type="float">
            <text:p>3284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2" draw:text-style-name="P4" svg:width="359.35pt" svg:height="296.82pt" svg:x="80.99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</text:span><text:span text:style-name="T1">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</text:span><text:span text:style-name="T1">Intel), will be inaccurate by as much as +/-</text:span><text:span text:style-name="T1">40%.</text:span></text:p>
              <text:p text:style-name="P3"><text:span text:style-name="T1"/></text:p>
              <text:p text:style-name="P3"><text:span text:style-name="T1">Comparisons across major design changes </text:span><text:span text:style-name="T1">(AMD FX vs AMD Ryzen) will be inaccurate </text:span><text:span text:style-name="T1">by as much as +100% -50% (+double -half). </text:span></text:p>
              <text:p text:style-name="P3"><text:span text:style-name="T1"/></text:p>
              <text:p text:style-name="P3"><text:span text:style-name="T1">GPU is the limiting factor for almost all </text:span><text:span text:style-name="T1">applications. CPU and RAM predictions </text:span><text:span text:style-name="T1">should generally be ignored unless the </text:span><text:span text:style-name="T1">specific weaknesses are known to be </text:span><text:span text:style-name="T1">relevant.</text:span></text:p>
              <text:p text:style-name="P3"><text:span text:style-name="T1"/></text:p>
              <text:p text:style-name="P3"><text:span text:style-name="T1">CPU/GPU utilization is never an indicator of </text:span><text:span text:style-name="T1">frame dropping margins. FPSVR measured </text:span><text:span text:style-name="T1">latencies are generally valid, though some </text:span><text:span text:style-name="T1">noticeable timing spikes may not be </text:span><text:span text:style-name="T1">detected.</text:span></text:p>
              <text:p text:style-name="P3"><text:span text:style-name="T1"/></text:p>
              <text:p text:style-name="P3"><text:span text:style-name="T1">Beware some loads are independent of </text:span><text:span text:style-name="T1">resolution, imposing minimum requirements. </text:span><text:span text:style-name="T1">CPU/GPU loads will not decrease </text:span><text:span text:style-name="T1">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994.28pt" draw:caption-point-x="-17.29pt" draw:caption-point-y="42.8pt">
              <dc:date>2020-01-05T00:00:00</dc:date>
              <text:p text:style-name="P3"><text:span text:style-name="T1">Expected to </text:span><text:span text:style-name="T1">substantially </text:span><text:span text:style-name="T1">misestimate real </text:span><text:span text:style-name="T1">application </text:span><text:span text:style-name="T1">performance </text:span><text:span text:style-name="T1">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80.99pt" svg:y="1007.06pt" draw:caption-point-x="-17.29pt" draw:caption-point-y="42.8pt">
              <dc:date>2020-01-05T00:00:00</dc:date>
              <text:p text:style-name="P3"><text:span text:style-name="T1">Expected to </text:span><text:span text:style-name="T1">substantially </text:span><text:span text:style-name="T1">misestimate real </text:span><text:span text:style-name="T1">application </text:span><text:span text:style-name="T1">performance </text:span><text:span text:style-name="T1">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80.99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</text:span><text:span text:style-name="T1">specific </text:span><text:span text:style-name="T1">weaknesses </text:span><text:span text:style-name="T1">applicable to few </text:span><text:span text:style-name="T1">applications under </text:span><text:span text:style-name="T1">few processors will </text:span><text:span text:style-name="T1">justify ignoring </text:span><text:span text:style-name="T1">hyper-threading </text:span><text:span text:style-name="T1">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1058.26pt" draw:caption-point-x="-17.29pt" draw:caption-point-y="42.8pt">
              <dc:date>2020-01-05T00:00:00</dc:date>
              <text:p text:style-name="P3"><text:span text:style-name="T1">Maximum single-</text:span><text:span text:style-name="T1">core frequency is </text:span><text:span text:style-name="T1">used, due to </text:span><text:span text:style-name="T1">core-count being </text:span><text:span text:style-name="T1">more relevant to </text:span><text:span text:style-name="T1">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80.99pt" svg:y="1071.07pt" draw:caption-point-x="-17.29pt" draw:caption-point-y="42.8pt">
              <dc:date>2020-01-05T00:00:00</dc:date>
              <text:p text:style-name="P3"><text:span text:style-name="T1">In practice, CPU </text:span><text:span text:style-name="T1">overclocking may </text:span><text:span text:style-name="T1">provide slightly </text:span><text:span text:style-name="T1">nonlinear </text:span><text:span text:style-name="T1">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80.99pt" svg:y="1083.86pt" draw:caption-point-x="-17.29pt" draw:caption-point-y="42.8pt">
              <dc:date>2020-01-05T00:00:00</dc:date>
              <text:p text:style-name="P3"><text:span text:style-name="T1">May be </text:span><text:span text:style-name="T1">inaccurate and </text:span><text:span text:style-name="T1">unfair.</text:span></text:p>
              <text:p text:style-name="P3"><text:span text:style-name="T1"/></text:p>
              <text:p text:style-name="P3"><text:span text:style-name="T1">Until proven </text:span><text:span text:style-name="T1">otherwise.</text:span></text:p>
              <text:p text:style-name="P3"><text:span text:style-name="T1"/></text:p>
              <text:p text:style-name="P3"><text:span text:style-name="T1">At least ‘DCS </text:span><text:span text:style-name="T1">World’ has </text:span><text:span text:style-name="T1">shown </text:span><text:span text:style-name="T1">performance </text:span><text:span text:style-name="T1">losses not </text:span><text:span text:style-name="T1">consistent with </text:span><text:span text:style-name="T1">clock, </text:span><text:span text:style-name="T1">benchmarks, </text:span><text:span text:style-name="T1">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209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</text:span><text:span text:style-name="T1">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</text:span><text:span text:style-name="T1">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50.28pt" draw:caption-point-x="-17.29pt" draw:caption-point-y="42.8pt">
              <dc:date>2020-01-05T00:00:00</dc:date>
              <text:p text:style-name="P3"><text:span text:style-name="T1">Always boost </text:span><text:span text:style-name="T1">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51.98725105966" calcext:value-type="float">
            <text:p>3252</text:p>
          </table:table-cell>
          <table:table-cell table:style-name="ce72" table:formula="of:=[.E114]/[.$C$74]" office:value-type="float" office:value="1.50554965326836" calcext:value-type="float">
            <text:p>1.506</text:p>
          </table:table-cell>
          <table:table-cell table:style-name="ce72" table:formula="of:=[.F114]*[.$C$77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45.5698854938" calcext:value-type="float">
            <text:p>3246</text:p>
          </table:table-cell>
          <table:table-cell table:style-name="ce72" table:formula="of:=[.E115]/[.$C$74]" office:value-type="float" office:value="1.50257865069157" calcext:value-type="float">
            <text:p>1.503</text:p>
          </table:table-cell>
          <table:table-cell table:style-name="ce72" table:formula="of:=[.F115]*[.$C$77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13.59304768077" calcext:value-type="float">
            <text:p>3214</text:p>
          </table:table-cell>
          <table:table-cell table:style-name="ce72" table:formula="of:=[.E116]/[.$C$74]" office:value-type="float" office:value="1.48777455911147" calcext:value-type="float">
            <text:p>1.488</text:p>
          </table:table-cell>
          <table:table-cell table:style-name="ce72" table:formula="of:=[.F116]*[.$C$77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74.32500265397" calcext:value-type="float">
            <text:p>2874</text:p>
          </table:table-cell>
          <table:table-cell table:style-name="ce72" table:formula="of:=[.E117]/[.$C$74]" office:value-type="float" office:value="1.33070601974721" calcext:value-type="float">
            <text:p>1.331</text:p>
          </table:table-cell>
          <table:table-cell table:style-name="ce72" table:formula="of:=[.F117]*[.$C$77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05.92230826158" calcext:value-type="float">
            <text:p>2806</text:p>
          </table:table-cell>
          <table:table-cell table:style-name="ce72" table:formula="of:=[.E118]/[.$C$74]" office:value-type="float" office:value="1.29903810567666" calcext:value-type="float">
            <text:p>1.299</text:p>
          </table:table-cell>
          <table:table-cell table:style-name="ce72" table:formula="of:=[.F118]*[.$C$77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39.38941236558" calcext:value-type="float">
            <text:p>3039</text:p>
          </table:table-cell>
          <table:table-cell table:style-name="ce72" table:formula="of:=[.E119]/[.$C$74]" office:value-type="float" office:value="1.40712472794703" calcext:value-type="float">
            <text:p>1.407</text:p>
          </table:table-cell>
          <table:table-cell table:style-name="ce72" table:formula="of:=[.F119]*[.$C$77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09.4439588031" calcext:value-type="float">
            <text:p>3009</text:p>
          </table:table-cell>
          <table:table-cell table:style-name="ce72" table:formula="of:=[.E120]/[.$C$74]" office:value-type="float" office:value="1.39326109203847" calcext:value-type="float">
            <text:p>1.393</text:p>
          </table:table-cell>
          <table:table-cell table:style-name="ce72" table:formula="of:=[.F120]*[.$C$77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22.14448335045" calcext:value-type="float">
            <text:p>2722</text:p>
          </table:table-cell>
          <table:table-cell table:style-name="ce72" table:formula="of:=[.E126]/[.$C$74]" office:value-type="float" office:value="1.26025207562521" calcext:value-type="float">
            <text:p>1.260</text:p>
          </table:table-cell>
          <table:table-cell table:style-name="ce72" table:formula="of:=[.F126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22.14448335045" calcext:value-type="float">
            <text:p>2722</text:p>
          </table:table-cell>
          <table:table-cell table:style-name="ce72" table:formula="of:=[.E127]/[.$C$74]" office:value-type="float" office:value="1.26025207562521" calcext:value-type="float">
            <text:p>1.260</text:p>
          </table:table-cell>
          <table:table-cell table:style-name="ce72" table:formula="of:=[.F127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63.08128396871" calcext:value-type="float">
            <text:p>2763</text:p>
          </table:table-cell>
          <table:table-cell table:style-name="ce72" table:formula="of:=[.E128]/[.$C$74]" office:value-type="float" office:value="1.27920429813366" calcext:value-type="float">
            <text:p>1.279</text:p>
          </table:table-cell>
          <table:table-cell table:style-name="ce72" table:formula="of:=[.F128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07.33778343917" calcext:value-type="float">
            <text:p>2907</text:p>
          </table:table-cell>
          <table:table-cell table:style-name="ce72" table:formula="of:=[.E129]/[.$C$74]" office:value-type="float" office:value="1.34598971455517" calcext:value-type="float">
            <text:p>1.346</text:p>
          </table:table-cell>
          <table:table-cell table:style-name="ce72" table:formula="of:=[.F129]*[.$C$77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63.08128396871" calcext:value-type="float">
            <text:p>2763</text:p>
          </table:table-cell>
          <table:table-cell table:style-name="ce72" table:formula="of:=[.E130]/[.$C$74]" office:value-type="float" office:value="1.27920429813366" calcext:value-type="float">
            <text:p>1.279</text:p>
          </table:table-cell>
          <table:table-cell table:style-name="ce72" table:formula="of:=[.F130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92.29599039227" calcext:value-type="float">
            <text:p>2992</text:p>
          </table:table-cell>
          <table:table-cell table:style-name="ce72" table:formula="of:=[.E131]/[.$C$74]" office:value-type="float" office:value="1.3853222177742" calcext:value-type="float">
            <text:p>1.385</text:p>
          </table:table-cell>
          <table:table-cell table:style-name="ce72" table:formula="of:=[.F131]*[.$C$77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84.9887853693" calcext:value-type="float">
            <text:p>2985</text:p>
          </table:table-cell>
          <table:table-cell table:style-name="ce72" table:formula="of:=[.E132]/[.$C$74]" office:value-type="float" office:value="1.38193925248579" calcext:value-type="float">
            <text:p>1.382</text:p>
          </table:table-cell>
          <table:table-cell table:style-name="ce72" table:formula="of:=[.F132]*[.$C$77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50.21450333784" calcext:value-type="float">
            <text:p>2950</text:p>
          </table:table-cell>
          <table:table-cell table:style-name="ce72" table:formula="of:=[.E133]/[.$C$74]" office:value-type="float" office:value="1.36584004784159" calcext:value-type="float">
            <text:p>1.366</text:p>
          </table:table-cell>
          <table:table-cell table:style-name="ce72" table:formula="of:=[.F133]*[.$C$77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511.71354737754" calcext:value-type="float">
            <text:p>3512</text:p>
          </table:table-cell>
          <table:table-cell table:style-name="ce72" table:formula="of:=[.E134]/[.$C$74]" office:value-type="float" office:value="1.62579330897108" calcext:value-type="float">
            <text:p>1.626</text:p>
          </table:table-cell>
          <table:table-cell table:style-name="ce72" table:formula="of:=[.F134]*[.$C$77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322.03829922812" calcext:value-type="float">
            <text:p>3322</text:p>
          </table:table-cell>
          <table:table-cell table:style-name="ce72" table:formula="of:=[.E135]/[.$C$74]" office:value-type="float" office:value="1.53798069408709" calcext:value-type="float">
            <text:p>1.538</text:p>
          </table:table-cell>
          <table:table-cell table:style-name="ce72" table:formula="of:=[.F135]*[.$C$77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82.034676249" calcext:value-type="float">
            <text:p>3182</text:p>
          </table:table-cell>
          <table:table-cell table:style-name="ce72" table:formula="of:=[.E136]/[.$C$74]" office:value-type="float" office:value="1.47316420196713" calcext:value-type="float">
            <text:p>1.473</text:p>
          </table:table-cell>
          <table:table-cell table:style-name="ce72" table:formula="of:=[.F136]*[.$C$77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73.44387030279" calcext:value-type="float">
            <text:p>2673</text:p>
          </table:table-cell>
          <table:table-cell table:style-name="ce72" table:formula="of:=[.E137]/[.$C$74]" office:value-type="float" office:value="1.23770549551055" calcext:value-type="float">
            <text:p>1.238</text:p>
          </table:table-cell>
          <table:table-cell table:style-name="ce72" table:formula="of:=[.F137]*[.$C$77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40" calcext:value-type="float">
            <text:p>3240</text:p>
          </table:table-cell>
          <table:table-cell table:style-name="ce72" table:formula="of:=[.E140]/[.$C$74]" office:value-type="float" office:value="1.5" calcext:value-type="float">
            <text:p>1.500</text:p>
          </table:table-cell>
          <table:table-cell table:style-name="ce72" table:formula="of:=[.F140]*[.$C$77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Template.G21:Template.G21 Template.G28:Template.G28 Template.A29:Template.A29 Template.A21:Template.A21 Template.G54:Template.G54 Template.G61:Template.G61 Template.A62:Template.A62 Template.A54:Template.A54">
            <calcext:condition calcext:apply-style-name="Good - Framerate" calcext:value="&gt;=1.4" calcext:base-cell-address="Template.A21"/>
            <calcext:condition calcext:apply-style-name="Warn - Framerate" calcext:value="&gt;=1.2" calcext:base-cell-address="Template.A21"/>
            <calcext:condition calcext:apply-style-name="Bad - Framerate" calcext:value="&lt;1.2" calcext:base-cell-address="Template.A21"/>
          </calcext:conditional-format>
          <calcext:conditional-format calcext:target-range-address="Template.M29:Template.M29 Template.M22:Template.M22 Template.A22:Template.A22 Template.A30:Template.A30">
            <calcext:condition calcext:apply-style-name="Good - Framerate" calcext:value="&lt;=0.8" calcext:base-cell-address="Template.A22"/>
            <calcext:condition calcext:apply-style-name="Warn - Framerate" calcext:value="between(0.8,1)" calcext:base-cell-address="Template.A22"/>
            <calcext:condition calcext:apply-style-name="Bad - Framerate" calcext:value="&gt;=1" calcext:base-cell-address="Template.A22"/>
          </calcext:conditional-format>
        </calcext:conditional-formats>
      </table:table>
      <table:table table:name="Template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 table:style-name="ce85" office:value-type="string" calcext:value-type="string">
            <text:p>NVIDIA</text:p>
          </table:table-cell>
          <table:table-cell table:style-name="ce2" table:number-columns-repeated="5"/>
          <table:table-cell table:style-name="ce2" office:value-type="string" calcext:value-type="string">
            <office:annotation draw:style-name="gr4" draw:text-style-name="P2" svg:width="82.18pt" svg:height="51pt" svg:x="465pt" svg:y="627.19pt" draw:caption-point-x="-17.29pt" draw:caption-point-y="0.28pt">
              <dc:date>2020-02-03T00:00:00</dc:date>
              <text:p text:style-name="P1"><text:span text:style-name="T2">Typical global defaults. Not to be </text:span><text:span text:style-name="T2">taken literally.</text:span></text:p>
            </office:annotation>
            <text:p>Global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5" draw:text-style-name="P2" svg:width="82.18pt" svg:height="84.08pt" svg:x="144.99pt" svg:y="648.68pt" draw:caption-point-x="-17.29pt" draw:caption-point-y="42.8pt">
              <dc:date>2020-02-03T00:00:00</dc:date>
              <text:p text:style-name="P1"><text:span text:style-name="T2">Reportedly, </text:span><text:span text:style-name="T2">should be set </text:span><text:span text:style-name="T2">ON only if NOT </text:span><text:span text:style-name="T2">using </text:span><text:span text:style-name="T2">‘Antialiasing – </text:span><text:span text:style-name="T2">Mode: </text:span><text:span text:style-name="T2">Override’ or </text:span><text:span text:style-name="T2">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3" draw:text-style-name="P2" svg:width="190.06pt" svg:height="151.26pt" svg:x="144.99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4" draw:text-style-name="P2" svg:width="82.18pt" svg:height="51pt" svg:x="144.99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1" draw:text-style-name="P2" svg:width="164.13pt" svg:height="162.45pt" svg:x="0pt" svg:y="917.46pt" draw:caption-point-x="127.7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office:annotation draw:style-name="gr16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17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office:annotation draw:style-name="gr7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office:annotation draw:style-name="gr3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office:annotation draw:style-name="gr5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00" calcext:value-type="float">
            <office:annotation draw:style-name="gr7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00</text:p>
          </table:table-cell>
          <table:table-cell office:value-type="string" calcext:value-type="string">
            <text:p>Add SR</text:p>
          </table:table-cell>
          <table:table-cell table:style-name="ce78" table:content-validation-name="val16" office:value-type="float" office:value="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00</text:p>
          </table:table-cell>
          <table:table-cell table:number-columns-repeated="59"/>
        </table:table-row>
        <table:table-row table:style-name="ro1">
          <table:table-cell table:style-name="ce86" table:formula="of:=[.C20]/[.O13]/[.C4]" office:value-type="float" office:value="1.25" calcext:value-type="float">
            <text:p>1.25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4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2700" calcext:value-type="float">
            <text:p>2700</text:p>
          </table:table-cell>
          <table:table-cell table:style-name="ce4" office:value-type="string" calcext:value-type="string">
            <text:p>Total SR</text:p>
          </table:table-cell>
          <table:table-cell table:style-name="ce86" table:formula="of:=[.C20]/[.O13]/[.C4]" office:value-type="float" office:value="1.25" calcext:value-type="float">
            <text:p>1.25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25" calcext:value-type="float">
            <text:p>1.250</text:p>
          </table:table-cell>
          <table:table-cell table:number-columns-repeated="55"/>
        </table:table-row>
        <table:table-row table:style-name="ro1">
          <table:table-cell table:style-name="ce87" table:formula="of:=ROUNDUP(([.C20]/[.C53])^2;3)" office:value-type="float" office:value="0.974" calcext:value-type="float">
            <text:p>0.97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800x2700" calcext:value-type="string">
            <text:p>4800x270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4.54545" calcext:value-type="float">
            <text:p>24.54545</text:p>
          </table:table-cell>
          <table:table-cell table:style-name="ce4" office:value-type="string" calcext:value-type="string">
            <text:p>Load</text:p>
          </table:table-cell>
          <table:table-cell table:style-name="ce87" table:formula="of:=ROUNDUP(([.C20]/[.C53])^2;3)" office:value-type="float" office:value="0.974" calcext:value-type="float">
            <office:annotation draw:style-name="gr8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</text:span><text:span text:style-name="T1">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74</text:p>
          </table:table-cell>
          <table:table-cell/>
          <table:table-cell table:formula="of:=[.C20]" office:value-type="float" office:value="2700" calcext:value-type="float">
            <text:p>270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78" table:content-validation-name="val17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5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</text:span><text:span text:style-name="T1">High values </text:span><text:span text:style-name="T1">may incur </text:span><text:span text:style-name="T1">single-thread </text:span><text:span text:style-name="T1">bottlenecks.</text:span></text:p>
            </office:annotation>
            <text:p>1.2</text:p>
          </table:table-cell>
          <table:table-cell table:style-name="ce4" office:value-type="string" calcext:value-type="string">
            <office:annotation draw:style-name="gr4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86" table:formula="of:=[.E28]/[.C4]" office:value-type="float" office:value="1.5" calcext:value-type="float">
            <office:annotation draw:style-name="gr9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86" table:formula="of:=[.E28]/[.C4]" office:value-type="float" office:value="1.5" calcext:value-type="float">
            <office:annotation draw:style-name="gr9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760x3240" calcext:value-type="string">
            <office:annotation draw:style-name="gr10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</text:span><text:span text:style-name="T1">display panel </text:span><text:span text:style-name="T1">resolution for </text:span><text:span text:style-name="T1">relative </text:span><text:span text:style-name="T1">comparisons </text:span><text:span text:style-name="T1">ONLY.</text:span></text:p>
              <text:p text:style-name="P3"><text:span text:style-name="T1"/></text:p>
              <text:p text:style-name="P3"><text:span text:style-name="T1">Margin of error </text:span><text:span text:style-name="T1">is &gt;+/-20% for </text:span><text:span text:style-name="T1">vAngular, </text:span><text:span text:style-name="T1">vFOV, or any </text:span><text:span text:style-name="T1">derivative. </text:span><text:span text:style-name="T1">Exaggerated </text:span><text:span text:style-name="T1">vFOV </text:span><text:span text:style-name="T1">marketing </text:span><text:span text:style-name="T1">claims may be </text:span><text:span text:style-name="T1">taken at face </text:span><text:span text:style-name="T1">value, </text:span><text:span text:style-name="T1">aggregated, or </text:span><text:span text:style-name="T1">rounded.</text:span></text:p>
              <text:p text:style-name="P3"><text:span text:style-name="T1"/></text:p>
              <text:p text:style-name="P3"><text:span text:style-name="T1">Drastic </text:span><text:span text:style-name="T1">differences in </text:span><text:span text:style-name="T1">optics quality </text:span><text:span text:style-name="T1">and pixel </text:span><text:span text:style-name="T1">usage are also </text:span><text:span text:style-name="T1">more </text:span><text:span text:style-name="T1">significant.</text:span></text:p>
              <text:p text:style-name="P3"><text:span text:style-name="T1"/></text:p>
              <text:p text:style-name="P3"><text:span text:style-name="T1">No part of this </text:span><text:span text:style-name="T1">list is intended </text:span><text:span text:style-name="T1">as PASS/FAIL </text:span><text:span text:style-name="T1">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</text:span><text:span text:style-name="T1">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</text:span><text:span text:style-name="T1">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</text:span><text:span text:style-name="T1">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</text:span><text:span text:style-name="T1">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</text:span><text:span text:style-name="T1">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</text:span><text:span text:style-name="T1">22in</text:span><text:span text:style-name="T1"><text:tab/></text:span><text:span text:style-name="T1">1080v, </text:span><text:span text:style-name="T1">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</text:span><text:span text:style-name="T1">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</text:span><text:span text:style-name="T1">(~20/20, </text:span><text:span text:style-name="T1">~1arcminute, </text:span><text:span text:style-name="T1">~1/60deg, </text:span><text:span text:style-name="T1">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</text:span><text:span text:style-name="T1">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1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</text:span><text:span text:style-name="T1">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</text:span><text:span text:style-name="T1">thresholds and sampling error.</text:span></text:p>
              <text:p text:style-name="P3"><text:span text:style-name="T1"/></text:p>
              <text:p text:style-name="P3"><text:span text:style-name="T1">Optical artifacts may degrade useful </text:span><text:span text:style-name="T1">resolution further.</text:span></text:p>
              <text:p text:style-name="P3"><text:span text:style-name="T1"/></text:p>
              <text:p text:style-name="P3"><text:span text:style-name="T1">Do NOT consider as PASS/FAIL except </text:span><text:span text:style-name="T1">when evaluating super-resolution settings for </text:span><text:span text:style-name="T1">the same hardware and software.</text:span></text:p>
            </office:annotation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87" table:formula="of:=ROUNDUP(((([.C25]*[.C28])/([.C58]*[.C61]))^2)*([.C10]/[.C43]);3)" office:value-type="float" office:value="0.974" calcext:value-type="float">
            <office:annotation draw:style-name="gr8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</text:span><text:span text:style-name="T1">previous test.</text:span></text:p>
              <text:p text:style-name="P3"><text:span text:style-name="T1"/></text:p>
              <text:p text:style-name="P3"><text:span text:style-name="T1">Test highest performant resolution and </text:span><text:span text:style-name="T1">document under inputs to ‘Limits’ </text:span><text:span text:style-name="T1">section of spreadsheet.</text:span></text:p>
              <text:p text:style-name="P3"><text:span text:style-name="T1"/></text:p>
              <text:p text:style-name="P3"><text:span text:style-name="T1">May be an overestimate if horizontal </text:span><text:span text:style-name="T1">pixels rendered or inefficiency is less.</text:span></text:p>
            </office:annotation>
            <text:p>0.974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88" table:formula="of:=ROUNDUP(((([.C25]*[.C28])/([.C58]*[.C61]))^2)*([.C10]/[.C43]);3)" office:value-type="float" office:value="0.974" calcext:value-type="float">
            <office:annotation draw:style-name="gr8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</text:span><text:span text:style-name="T1">pixels exceeding </text:span><text:span text:style-name="T1">previous test.</text:span></text:p>
              <text:p text:style-name="P3"><text:span text:style-name="T1"/></text:p>
              <text:p text:style-name="P3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3"><text:span text:style-name="T1"/></text:p>
              <text:p text:style-name="P3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974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52" table:content-validation-name="val18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601.68pt" svg:y="623.06pt" draw:caption-point-x="-17.29pt" draw:caption-point-y="42.8pt">
              <dc:date>2020-02-04T00:00:00</dc:date>
              <text:p text:style-name="P3">Tested 3314x2737 .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86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text:p>v</text:p>
          </table:table-cell>
          <table:table-cell table:style-name="ce14" table:formula="of:=ROUNDDOWN([.C37]*[.C50]*[.E53];0)" office:value-type="float" office:value="2737" calcext:value-type="float">
            <text:p>2737</text:p>
          </table:table-cell>
          <table:table-cell table:style-name="ce4" office:value-type="string" calcext:value-type="string">
            <text:p>Total SR</text:p>
          </table:table-cell>
          <table:table-cell table:style-name="ce86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4" draw:text-style-name="P4" svg:width="82.18pt" svg:height="51pt" svg:x="601.68pt" svg:y="687.06pt" draw:caption-point-x="-17.29pt" draw:caption-point-y="42.8pt">
              <dc:date>2020-02-04T00:00:00</dc:date>
              <text:p text:style-name="P3">Tested 3314x2737 .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" office:value-type="string" calcext:value-type="string">
            <text:p>v</text:p>
          </table:table-cell>
          <table:table-cell table:style-name="ce14" table:formula="of:=ROUNDDOWN([.C37]*[.C50]*[.E58]*[.C61];0)" office:value-type="float" office:value="3284" calcext:value-type="float">
            <text:p>3284</text:p>
          </table:table-cell>
          <table:table-cell table:style-name="ce4" office:value-type="string" calcext:value-type="string">
            <text:p>Total SR</text:p>
          </table:table-cell>
          <table:table-cell table:style-name="ce86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86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8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</text:span><text:span text:style-name="T1">formulas before drawing any </text:span><text:span text:style-name="T1">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</text:span><text:span text:style-name="T1">(NVIDIA, AMD, Intel), will be </text:span><text:span text:style-name="T1">inaccurate by as much as +/-</text:span><text:span text:style-name="T1">40%.</text:span></text:p>
              <text:p text:style-name="P3"><text:span text:style-name="T1"/></text:p>
              <text:p text:style-name="P3"><text:span text:style-name="T1">Comparisons across major </text:span><text:span text:style-name="T1">design changes (AMD FX vs </text:span><text:span text:style-name="T1">AMD Ryzen) will be </text:span><text:span text:style-name="T1">inaccurate by as much as </text:span><text:span text:style-name="T1">+100% -50% (+double -half). </text:span></text:p>
              <text:p text:style-name="P3"><text:span text:style-name="T1"/></text:p>
              <text:p text:style-name="P3"><text:span text:style-name="T1">GPU is the limiting factor for </text:span><text:span text:style-name="T1">almost all applications. CPU </text:span><text:span text:style-name="T1">and RAM predictions should </text:span><text:span text:style-name="T1">generally be ignored unless </text:span><text:span text:style-name="T1">the specific weaknesses are </text:span><text:span text:style-name="T1">known to be relevant.</text:span></text:p>
              <text:p text:style-name="P3"><text:span text:style-name="T1"/></text:p>
              <text:p text:style-name="P3"><text:span text:style-name="T1">CPU/GPU utilization is never </text:span><text:span text:style-name="T1">an indicator of frame dropping </text:span><text:span text:style-name="T1">margins. FPSVR measured </text:span><text:span text:style-name="T1">latencies are generally valid, </text:span><text:span text:style-name="T1">though some noticeable </text:span><text:span text:style-name="T1">timing spikes may not be </text:span><text:span text:style-name="T1">detected.</text:span></text:p>
              <text:p text:style-name="P3"><text:span text:style-name="T1"/></text:p>
              <text:p text:style-name="P3"><text:span text:style-name="T1">Beware some loads are </text:span><text:span text:style-name="T1">independent of resolution, </text:span><text:span text:style-name="T1">imposing minimum </text:span><text:span text:style-name="T1">requirements. CPU/GPU </text:span><text:span text:style-name="T1">loads will not decrease </text:span><text:span text:style-name="T1">consistently with resolution.</text:span></text:p>
              <text:p text:style-name="P3"><text:span text:style-name="T1"/></text:p>
              <text:p text:style-name="P3"><text:span text:style-name="T1">Penalty is NOT included in </text:span><text:span text:style-name="T1">calculations!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</text:span><text:span text:style-name="T1">misestimate real application </text:span><text:span text:style-name="T1">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</text:span><text:span text:style-name="T1">substantially </text:span><text:span text:style-name="T1">misestimate real </text:span><text:span text:style-name="T1">application </text:span><text:span text:style-name="T1">performance </text:span><text:span text:style-name="T1">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</text:span><text:span text:style-name="T1">applications under few processors will justify ignoring hyper-</text:span><text:span text:style-name="T1">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</text:span><text:span text:style-name="T1">frequency is used, due </text:span><text:span text:style-name="T1">to core-count being </text:span><text:span text:style-name="T1">more relevant to multi-</text:span><text:span text:style-name="T1">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</text:span><text:span text:style-name="T1">overclocking may provide </text:span><text:span text:style-name="T1">slightly nonlinear </text:span><text:span text:style-name="T1">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</text:span><text:span text:style-name="T1">performance losses not consistent with </text:span><text:span text:style-name="T1">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</text:span><text:span text:style-name="T1">with adequate air </text:span><text:span text:style-name="T1">or water cooling </text:span><text:span text:style-name="T1">cooling and </text:span><text:span text:style-name="T1">power target </text:span><text:span text:style-name="T1">settings are able </text:span><text:span text:style-name="T1">to maintain boost </text:span><text:span text:style-name="T1">clock </text:span><text:span text:style-name="T1">continuously with </text:span><text:span text:style-name="T1">typical </text:span><text:span text:style-name="T1">applications.</text:span></text:p>
              <text:p text:style-name="P3"><text:span text:style-name="T1"/></text:p>
              <text:p text:style-name="P3"><text:span text:style-name="T1">Many, if not most, </text:span><text:span text:style-name="T1">cards are not </text:span><text:span text:style-name="T1">capable of this.</text:span></text:p>
              <text:p text:style-name="P3"><text:span text:style-name="T1"/></text:p>
              <text:p text:style-name="P3"><text:span text:style-name="T1">An example of a </text:span><text:span text:style-name="T1">card with </text:span><text:span text:style-name="T1">adequate cooling </text:span><text:span text:style-name="T1">is the “EVGA </text:span><text:span text:style-name="T1">GeForce RTX </text:span><text:span text:style-name="T1">2080 Ti Ftw3 </text:span><text:span text:style-name="T1">Ultra”, “11G-P4-</text:span><text:span text:style-name="T1">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</text:span><text:span text:style-name="T1">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</text:span><text:span text:style-name="T1">arbitrary </text:span><text:span text:style-name="T1">comparison </text:span><text:span text:style-name="T1">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51.98725105966" calcext:value-type="float">
            <text:p>3252</text:p>
          </table:table-cell>
          <table:table-cell table:style-name="ce72" table:formula="of:=[.E114]/[.$C$74]" office:value-type="float" office:value="1.50554965326836" calcext:value-type="float">
            <text:p>1.506</text:p>
          </table:table-cell>
          <table:table-cell table:style-name="ce72" table:formula="of:=[.F114]*[.$C$77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45.5698854938" calcext:value-type="float">
            <text:p>3246</text:p>
          </table:table-cell>
          <table:table-cell table:style-name="ce72" table:formula="of:=[.E115]/[.$C$74]" office:value-type="float" office:value="1.50257865069157" calcext:value-type="float">
            <text:p>1.503</text:p>
          </table:table-cell>
          <table:table-cell table:style-name="ce72" table:formula="of:=[.F115]*[.$C$77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13.59304768077" calcext:value-type="float">
            <text:p>3214</text:p>
          </table:table-cell>
          <table:table-cell table:style-name="ce72" table:formula="of:=[.E116]/[.$C$74]" office:value-type="float" office:value="1.48777455911147" calcext:value-type="float">
            <text:p>1.488</text:p>
          </table:table-cell>
          <table:table-cell table:style-name="ce72" table:formula="of:=[.F116]*[.$C$77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74.32500265397" calcext:value-type="float">
            <text:p>2874</text:p>
          </table:table-cell>
          <table:table-cell table:style-name="ce72" table:formula="of:=[.E117]/[.$C$74]" office:value-type="float" office:value="1.33070601974721" calcext:value-type="float">
            <text:p>1.331</text:p>
          </table:table-cell>
          <table:table-cell table:style-name="ce72" table:formula="of:=[.F117]*[.$C$77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05.92230826158" calcext:value-type="float">
            <text:p>2806</text:p>
          </table:table-cell>
          <table:table-cell table:style-name="ce72" table:formula="of:=[.E118]/[.$C$74]" office:value-type="float" office:value="1.29903810567666" calcext:value-type="float">
            <text:p>1.299</text:p>
          </table:table-cell>
          <table:table-cell table:style-name="ce72" table:formula="of:=[.F118]*[.$C$77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39.38941236558" calcext:value-type="float">
            <text:p>3039</text:p>
          </table:table-cell>
          <table:table-cell table:style-name="ce72" table:formula="of:=[.E119]/[.$C$74]" office:value-type="float" office:value="1.40712472794703" calcext:value-type="float">
            <text:p>1.407</text:p>
          </table:table-cell>
          <table:table-cell table:style-name="ce72" table:formula="of:=[.F119]*[.$C$77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09.4439588031" calcext:value-type="float">
            <text:p>3009</text:p>
          </table:table-cell>
          <table:table-cell table:style-name="ce72" table:formula="of:=[.E120]/[.$C$74]" office:value-type="float" office:value="1.39326109203847" calcext:value-type="float">
            <text:p>1.393</text:p>
          </table:table-cell>
          <table:table-cell table:style-name="ce72" table:formula="of:=[.F120]*[.$C$77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22.14448335045" calcext:value-type="float">
            <text:p>2722</text:p>
          </table:table-cell>
          <table:table-cell table:style-name="ce72" table:formula="of:=[.E126]/[.$C$74]" office:value-type="float" office:value="1.26025207562521" calcext:value-type="float">
            <text:p>1.260</text:p>
          </table:table-cell>
          <table:table-cell table:style-name="ce72" table:formula="of:=[.F126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22.14448335045" calcext:value-type="float">
            <text:p>2722</text:p>
          </table:table-cell>
          <table:table-cell table:style-name="ce72" table:formula="of:=[.E127]/[.$C$74]" office:value-type="float" office:value="1.26025207562521" calcext:value-type="float">
            <text:p>1.260</text:p>
          </table:table-cell>
          <table:table-cell table:style-name="ce72" table:formula="of:=[.F127]*[.$C$77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63.08128396871" calcext:value-type="float">
            <text:p>2763</text:p>
          </table:table-cell>
          <table:table-cell table:style-name="ce72" table:formula="of:=[.E128]/[.$C$74]" office:value-type="float" office:value="1.27920429813366" calcext:value-type="float">
            <text:p>1.279</text:p>
          </table:table-cell>
          <table:table-cell table:style-name="ce72" table:formula="of:=[.F128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07.33778343917" calcext:value-type="float">
            <text:p>2907</text:p>
          </table:table-cell>
          <table:table-cell table:style-name="ce72" table:formula="of:=[.E129]/[.$C$74]" office:value-type="float" office:value="1.34598971455517" calcext:value-type="float">
            <text:p>1.346</text:p>
          </table:table-cell>
          <table:table-cell table:style-name="ce72" table:formula="of:=[.F129]*[.$C$77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63.08128396871" calcext:value-type="float">
            <text:p>2763</text:p>
          </table:table-cell>
          <table:table-cell table:style-name="ce72" table:formula="of:=[.E130]/[.$C$74]" office:value-type="float" office:value="1.27920429813366" calcext:value-type="float">
            <text:p>1.279</text:p>
          </table:table-cell>
          <table:table-cell table:style-name="ce72" table:formula="of:=[.F130]*[.$C$77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92.29599039227" calcext:value-type="float">
            <text:p>2992</text:p>
          </table:table-cell>
          <table:table-cell table:style-name="ce72" table:formula="of:=[.E131]/[.$C$74]" office:value-type="float" office:value="1.3853222177742" calcext:value-type="float">
            <text:p>1.385</text:p>
          </table:table-cell>
          <table:table-cell table:style-name="ce72" table:formula="of:=[.F131]*[.$C$77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84.9887853693" calcext:value-type="float">
            <text:p>2985</text:p>
          </table:table-cell>
          <table:table-cell table:style-name="ce72" table:formula="of:=[.E132]/[.$C$74]" office:value-type="float" office:value="1.38193925248579" calcext:value-type="float">
            <text:p>1.382</text:p>
          </table:table-cell>
          <table:table-cell table:style-name="ce72" table:formula="of:=[.F132]*[.$C$77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50.21450333784" calcext:value-type="float">
            <text:p>2950</text:p>
          </table:table-cell>
          <table:table-cell table:style-name="ce72" table:formula="of:=[.E133]/[.$C$74]" office:value-type="float" office:value="1.36584004784159" calcext:value-type="float">
            <text:p>1.366</text:p>
          </table:table-cell>
          <table:table-cell table:style-name="ce72" table:formula="of:=[.F133]*[.$C$77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511.71354737754" calcext:value-type="float">
            <text:p>3512</text:p>
          </table:table-cell>
          <table:table-cell table:style-name="ce72" table:formula="of:=[.E134]/[.$C$74]" office:value-type="float" office:value="1.62579330897108" calcext:value-type="float">
            <text:p>1.626</text:p>
          </table:table-cell>
          <table:table-cell table:style-name="ce72" table:formula="of:=[.F134]*[.$C$77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322.03829922812" calcext:value-type="float">
            <text:p>3322</text:p>
          </table:table-cell>
          <table:table-cell table:style-name="ce72" table:formula="of:=[.E135]/[.$C$74]" office:value-type="float" office:value="1.53798069408709" calcext:value-type="float">
            <text:p>1.538</text:p>
          </table:table-cell>
          <table:table-cell table:style-name="ce72" table:formula="of:=[.F135]*[.$C$77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82.034676249" calcext:value-type="float">
            <text:p>3182</text:p>
          </table:table-cell>
          <table:table-cell table:style-name="ce72" table:formula="of:=[.E136]/[.$C$74]" office:value-type="float" office:value="1.47316420196713" calcext:value-type="float">
            <text:p>1.473</text:p>
          </table:table-cell>
          <table:table-cell table:style-name="ce72" table:formula="of:=[.F136]*[.$C$77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73.44387030279" calcext:value-type="float">
            <text:p>2673</text:p>
          </table:table-cell>
          <table:table-cell table:style-name="ce72" table:formula="of:=[.E137]/[.$C$74]" office:value-type="float" office:value="1.23770549551055" calcext:value-type="float">
            <text:p>1.238</text:p>
          </table:table-cell>
          <table:table-cell table:style-name="ce72" table:formula="of:=[.F137]*[.$C$77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40" calcext:value-type="float">
            <text:p>3240</text:p>
          </table:table-cell>
          <table:table-cell table:style-name="ce72" table:formula="of:=[.E140]/[.$C$74]" office:value-type="float" office:value="1.5" calcext:value-type="float">
            <text:p>1.500</text:p>
          </table:table-cell>
          <table:table-cell table:style-name="ce72" table:formula="of:=[.F140]*[.$C$77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9" office:value-type="string" calcext:value-type="string">
            <text:p>Textures</text:p>
          </table:table-cell>
          <table:table-cell table:style-name="ce91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89" office:value-type="string" calcext:value-type="string">
            <text:p>Terrain Textures</text:p>
          </table:table-cell>
          <table:table-cell table:style-name="ce91" office:value-type="string" calcext:value-type="string">
            <office:annotation draw:style-name="gr19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</text:span><text:span text:style-name="T2">quality </text:span><text:span text:style-name="T2">improvement. </text:span><text:span text:style-name="T2">Found to impact </text:span><text:span text:style-name="T2">reliability, </text:span><text:span text:style-name="T2">presumably due </text:span><text:span text:style-name="T2">to widely </text:span><text:span text:style-name="T2">reported VRAM </text:span><text:span text:style-name="T2">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office:value-type="string" calcext:value-type="string">
            <office:annotation draw:style-name="gr19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</text:span><text:span text:style-name="T2">or High if </text:span><text:span text:style-name="T2">Shaders Mod is </text:span><text:span text:style-name="T2">enabled.</text:span></text:p>
              <text:p text:style-name="P1"><text:span text:style-name="T2"/></text:p>
              <text:p text:style-name="P1"><text:span text:style-name="T2">Increase to High </text:span><text:span text:style-name="T2">only if specifically </text:span><text:span text:style-name="T2">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SAA</text:p>
          </table:table-cell>
          <table:table-cell table:style-name="ce92" office:value-type="string" calcext:value-type="string">
            <office:annotation draw:style-name="gr20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</text:span><text:span text:style-name="T2">benefit.</text:span></text:p>
              <text:p text:style-name="P1"><text:span text:style-name="T2"/></text:p>
              <text:p text:style-name="P1"><text:span text:style-name="T2">Do NOT set to 4x </text:span><text:span text:style-name="T2">– visual benefit is </text:span><text:span text:style-name="T2">little to none and </text:span><text:span text:style-name="T2">the GPU frame </text:span><text:span text:style-name="T2">time cost can be </text:span><text:span text:style-name="T2">near </text:span><text:span text:style-name="T3">double</text:span><text:span text:style-name="T2"> </text:span><text:span text:style-name="T2">(which is much </text:span><text:span text:style-name="T2">worse than </text:span><text:span text:style-name="T2">double pixel </text:span><text:span text:style-name="T2">counts).</text:span></text:p>
            </office:annotation>
            <text:p>2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3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Clutter/Grass</text:p>
          </table:table-cell>
          <table:table-cell office:value-type="string" calcext:value-type="string">
            <office:annotation draw:style-name="gr4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</text:span><text:span text:style-name="T2">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Chimney Smoke Density</text:p>
          </table:table-cell>
          <table:table-cell office:value-type="string" calcext:value-type="string">
            <office:annotation draw:style-name="gr13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</text:span><text:span text:style-name="T2">MIN due to </text:span><text:span text:style-name="T2">insufficiently </text:span><text:span text:style-name="T2">investigated </text:span><text:span text:style-name="T2">multiplayer </text:span><text:span text:style-name="T2">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0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AX (1000) OR 1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Pixel Density</text:p>
          </table:table-cell>
          <table:table-cell table:style-name="ce94" table:formula="of:=[$'DCS-FA18C'.C28]" office:value-type="float" office:value="1.2" calcext:value-type="float">
            <text:p>1.2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85" office:value-type="string" calcext:value-type="string">
            <text:p>NVIDIA</text:p>
          </table:table-cell>
          <table:table-cell table:style-name="ce2" table:number-columns-repeated="5"/>
          <table:table-cell table:style-name="ce2" office:value-type="string" calcext:value-type="string">
            <office:annotation draw:style-name="gr4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</text:span><text:span text:style-name="T2">taken literally.</text:span></text:p>
            </office:annotation>
            <text:p>Global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5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</text:span><text:span text:style-name="T2">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3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</text:span><text:span text:style-name="T2">override is more </text:span><text:span text:style-name="T2">efficient than app </text:span><text:span text:style-name="T2">MSAA.</text:span></text:p>
              <text:p text:style-name="P1"><text:span text:style-name="T2"/></text:p>
              <text:p text:style-name="P1"><text:span text:style-name="T2">Any setting other </text:span><text:span text:style-name="T2">than ‘use global’ </text:span><text:span text:style-name="T2">apparently turns </text:span><text:span text:style-name="T2">off app MSAA.</text:span></text:p>
              <text:p text:style-name="P1"><text:span text:style-name="T2"/></text:p>
              <text:p text:style-name="P1"><text:span text:style-name="T2">Visual quality of </text:span><text:span text:style-name="T2">app MSAA may </text:span><text:span text:style-name="T2">be vastly </text:span><text:span text:style-name="T2">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4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</text:span><text:span text:style-name="T2">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1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</text:span><text:span text:style-name="T2">shown this </text:span><text:span text:style-name="T2">setting has little </text:span><text:span text:style-name="T2">or no impact, but </text:span><text:span text:style-name="T2">may affect smart </text:span><text:span text:style-name="T2">smoothing </text:span><text:span text:style-name="T2">margins and </text:span><text:span text:style-name="T2">quality. CPU </text:span><text:span text:style-name="T2">frame latency </text:span><text:span text:style-name="T2">margins may be </text:span><text:span text:style-name="T2">impacted at &gt;2. </text:span><text:span text:style-name="T2">GPU frame </text:span><text:span text:style-name="T2">latency margins </text:span><text:span text:style-name="T2">may be impacted </text:span><text:span text:style-name="T2">at &lt;2.</text:span></text:p>
              <text:p text:style-name="P1"><text:span text:style-name="T2"/></text:p>
              <text:p text:style-name="P1"><text:span text:style-name="T2">Reportedly, as </text:span><text:span text:style-name="T2">per the ‘DCS: VR </text:span><text:span text:style-name="T2">Optimization </text:span><text:span text:style-name="T2">Guide’ by ‘Lukas </text:span><text:span text:style-name="T2">S. / Wolta’, Jan </text:span><text:span text:style-name="T2">27, 2020, a value </text:span><text:span text:style-name="T2">of ‘3’ is </text:span><text:span text:style-name="T2">recommended for </text:span><text:span text:style-name="T2">Pimax users, but </text:span><text:span text:style-name="T2">testing has again </text:span><text:span text:style-name="T2">shown little or no </text:span><text:span text:style-name="T2">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table table:name="EliteDanger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office:annotation draw:style-name="gr1" draw:text-style-name="P2" svg:width="200.15pt" svg:height="110.95pt" svg:x="234.48pt" svg:y="14pt" draw:caption-point-x="-42.77pt" draw:caption-point-y="-0.94pt">
              <dc:date>2020-02-04T00:00:00</dc:date>
              <text:p text:style-name="P1"><text:span text:style-name="T1">Regard as classes of headsets rather than </text:span><text:span text:style-name="T1">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</text:span><text:span text:style-name="T1">Mode, Pimax Vision 8k+, Pimax 5k+, Pimax </text:span><text:span text:style-name="T1">Artisan, etc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209pt" svg:y="8.67pt" draw:caption-point-x="-17.29pt" draw:caption-point-y="42.8pt">
              <dc:date>2019-11-29T00:00:00</dc:date>
              <text:p text:style-name="P3"><text:span text:style-name="T1">Consider carefully the meaning of any </text:span><text:span text:style-name="T1">angular resolution calculations based on this </text:span><text:span text:style-name="T1">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office:annotation draw:style-name="gr2" draw:text-style-name="P4" svg:width="109.19pt" svg:height="162.45pt" svg:x="209pt" svg:y="64.01pt" draw:caption-point-x="-17.29pt" draw:caption-point-y="38.66pt">
              <dc:date>2020-02-04T00:00:00</dc:date>
              <text:p text:style-name="P3"><text:span text:style-name="T1">High typical, </text:span><text:span text:style-name="T1">Low as </text:span><text:span text:style-name="T1">required to </text:span><text:span text:style-name="T1">accommodate </text:span><text:span text:style-name="T1">eyestrain or </text:span><text:span text:style-name="T1">darker night </text:span><text:span text:style-name="T1">simulation.</text:span></text:p>
              <text:p text:style-name="P3"><text:span text:style-name="T1"/></text:p>
              <text:p text:style-name="P3"><text:span text:style-name="T1">Elite </text:span><text:span text:style-name="T1">Dangerous, </text:span><text:span text:style-name="T1">with Pimax </text:span><text:span text:style-name="T1">5k+, Backlight </text:span><text:span text:style-name="T1">‘High’ setting </text:span><text:span text:style-name="T1">very tentatively </text:span><text:span text:style-name="T1">may have </text:span><text:span text:style-name="T1">caused some </text:span><text:span text:style-name="T1">eyestrain, and </text:span><text:span text:style-name="T1">does not </text:span><text:span text:style-name="T1">noticeably </text:span><text:span text:style-name="T1">improve visual </text:span><text:span text:style-name="T1">quality.</text:span></text:p>
            </office:annotation>
            <text:p>Low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office:annotation draw:style-name="gr4" draw:text-style-name="P4" svg:width="82.18pt" svg:height="51pt" svg:x="601.68pt" svg:y="98.28pt" draw:caption-point-x="-17.29pt" draw:caption-point-y="42.8pt">
              <dc:date>2020-02-04T00:00:00</dc:date>
              <text:p text:style-name="P3">Require ‘OFF’.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office:annotation draw:style-name="gr3" draw:text-style-name="P4" svg:width="265.86pt" svg:height="151.26pt" svg:x="209pt" svg:y="111.06pt" draw:caption-point-x="-17.29pt" draw:caption-point-y="42.8pt">
              <dc:date>2020-02-04T00:00:00</dc:date>
              <text:p text:style-name="P3"><text:span text:style-name="T1">Prefer ‘OFF’. As required, ‘ON’, costs performance.</text:span></text:p>
              <text:p text:style-name="P3"><text:span text:style-name="T1"/></text:p>
              <text:p text:style-name="P3"><text:span text:style-name="T1">REQUIRED ‘ON’ for compatibility with SteamVR version.</text:span></text:p>
              <text:p text:style-name="P3"><text:span text:style-name="T1"/></text:p>
              <text:p text:style-name="P3"><text:span text:style-name="T1">Elite Dangerous performance may be significantly improved if 'Parallel </text:span><text:span text:style-name="T1">Projections' can be disabled. This would be particularly useful if 'OVRDrop' and </text:span><text:span text:style-name="T1">similar overlays can still work with the sim in this configuration.</text:span></text:p>
              <text:p text:style-name="P3"><text:span text:style-name="T1"/></text:p>
            </office:annotation>
            <text:p>ON</text:p>
          </table:table-cell>
          <table:table-cell table:number-columns-repeated="11"/>
          <table:table-cell table:style-name="ce6" table:formula="of:=(IF([.C13]=&quot;OFF&quot;;1;1.25))" office:value-type="float" office:value="1.25" calcext:value-type="float">
            <office:annotation draw:style-name="gr2" draw:text-style-name="P4" svg:width="82.18pt" svg:height="61.68pt" svg:x="976.99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209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office:annotation draw:style-name="gr5" draw:text-style-name="P4" svg:width="161.8pt" svg:height="68.74pt" svg:x="209pt" svg:y="149.47pt" draw:caption-point-x="-17.29pt" draw:caption-point-y="42.8pt">
              <dc:date>2019-12-03T00:00:00</dc:date>
              <text:p text:style-name="P3"><text:span text:style-name="T1">Prefer ‘ON’ to </text:span><text:span text:style-name="T1">reduce possiblity </text:span><text:span text:style-name="T1">of artifacts.</text:span></text:p>
              <text:p text:style-name="P3"><text:span text:style-name="T1"/></text:p>
              <text:p text:style-name="P3"><text:span text:style-name="T1">Frame </text:span><text:span text:style-name="T1">rate/latency has </text:span><text:span text:style-name="T1">not been </text:span><text:span text:style-name="T1">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6" draw:text-style-name="P2" svg:width="135.16pt" svg:height="128.86pt" svg:x="0pt" svg:y="162.26pt" draw:caption-point-x="191.71pt" draw:caption-point-y="42.8pt">
              <dc:date>2020-02-04T00:00:00</dc:date>
              <text:p text:style-name="P1"><text:span text:style-name="T1">Set ‘1.0’ for any </text:span><text:span text:style-name="T1">headset (typically </text:span><text:span text:style-name="T1">non-pimax) </text:span><text:span text:style-name="T1">without driver </text:span><text:span text:style-name="T1">supersampling!</text:span></text:p>
              <text:p text:style-name="P1"><text:span text:style-name="T1"/></text:p>
              <text:p text:style-name="P1"><text:span text:style-name="T1">Prefer &gt;1.25 if </text:span><text:span text:style-name="T1">headset driver </text:span><text:span text:style-name="T1">offers </text:span><text:span text:style-name="T1">supersampling. </text:span><text:span text:style-name="T1">Minimizes blur </text:span><text:span text:style-name="T1">caused by </text:span><text:span text:style-name="T1">postprocessing </text:span><text:span text:style-name="T1">filters, and may </text:span><text:span text:style-name="T1">improve </text:span><text:span text:style-name="T1">multithreading </text:span><text:span text:style-name="T1">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3206.25" calcext:value-type="float">
            <office:annotation draw:style-name="gr7" draw:text-style-name="P2" svg:width="102.53pt" svg:height="140.06pt" svg:x="0pt" svg:y="187.85pt" draw:caption-point-x="191.7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3206.25</text:p>
          </table:table-cell>
          <table:table-cell office:value-type="string" calcext:value-type="string">
            <text:p>Add SR</text:p>
          </table:table-cell>
          <table:table-cell table:style-name="ce78" table:content-validation-name="val16" office:value-type="float" office:value="0.95" calcext:value-type="float">
            <office:annotation draw:style-name="gr2" draw:text-style-name="P4" svg:width="82.18pt" svg:height="61.68pt" svg:x="336.98pt" svg:y="200.66pt" draw:caption-point-x="-17.29pt" draw:caption-point-y="42.8pt">
              <dc:date>2019-11-30T00:00:00</dc:date>
              <text:p text:style-name="P3"><text:span text:style-name="T1">Setting this too </text:span><text:span text:style-name="T1">high will also </text:span><text:span text:style-name="T1">degrade VR </text:span><text:span text:style-name="T1">application </text:span><text:span text:style-name="T1">framerate.</text:span></text:p>
            </office:annotation>
            <text:p>0.95</text:p>
          </table:table-cell>
          <table:table-cell table:number-columns-repeated="59"/>
        </table:table-row>
        <table:table-row table:style-name="ro1">
          <table:table-cell table:style-name="ce95" table:formula="of:=[.C20]/[.O13]/[.C4]" office:value-type="float" office:value="1.1875" calcext:value-type="float">
            <text:p>1.188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4" draw:text-style-name="P4" svg:width="82.18pt" svg:height="51pt" svg:x="273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2565" calcext:value-type="float">
            <text:p>2565</text:p>
          </table:table-cell>
          <table:table-cell table:style-name="ce4" office:value-type="string" calcext:value-type="string">
            <text:p>Total SR</text:p>
          </table:table-cell>
          <table:table-cell table:style-name="ce95" table:formula="of:=[.C20]/[.O13]/[.C4]" office:value-type="float" office:value="1.1875" calcext:value-type="float">
            <text:p>1.188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1875" calcext:value-type="float">
            <text:p>1.188</text:p>
          </table:table-cell>
          <table:table-cell table:number-columns-repeated="55"/>
        </table:table-row>
        <table:table-row table:style-name="ro1">
          <table:table-cell table:style-name="ce96" table:formula="of:=ROUNDUP(([.C20]/[.C53])^2;3)" office:value-type="float" office:value="0.96" calcext:value-type="float">
            <text:p>0.96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560x2565" calcext:value-type="string">
            <text:p>4560x2565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3.31818" calcext:value-type="float">
            <text:p>23.31818</text:p>
          </table:table-cell>
          <table:table-cell table:style-name="ce4" office:value-type="string" calcext:value-type="string">
            <text:p>Load</text:p>
          </table:table-cell>
          <table:table-cell table:style-name="ce96" table:formula="of:=ROUNDUP(([.C20]/[.C53])^2;3)" office:value-type="float" office:value="0.96" calcext:value-type="float">
            <office:annotation draw:style-name="gr8" draw:text-style-name="P4" svg:width="343.3pt" svg:height="116.87pt" svg:x="460.57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</text:span><text:span text:style-name="T1">pixels exceeding </text:span><text:span text:style-name="T1">previous test.</text:span></text:p>
              <text:p text:style-name="P3"><text:span text:style-name="T1"/></text:p>
              <text:p text:style-name="P3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3"><text:span text:style-name="T1"/></text:p>
              <text:p text:style-name="P3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96</text:p>
          </table:table-cell>
          <table:table-cell/>
          <table:table-cell table:formula="of:=[.C20]" office:value-type="float" office:value="3206.25" calcext:value-type="float">
            <text:p>3206.2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3206.25" calcext:value-type="float">
            <text:p>3206.25</text:p>
          </table:table-cell>
          <table:table-cell office:value-type="string" calcext:value-type="string">
            <text:p>Add SR</text:p>
          </table:table-cell>
          <table:table-cell table:style-name="ce78" table:content-validation-name="val17" office:value-type="float" office:value="0.95" calcext:value-type="float">
            <text:p>0.9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1875" calcext:value-type="float">
            <text:p>1.187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1875" calcext:value-type="float">
            <text:p>1.187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HMD Quality</text:p>
          </table:table-cell>
          <table:table-cell table:style-name="ce98" table:content-validation-name="val19" office:value-type="float" office:value="1.25" calcext:value-type="float">
            <text:p>1.25</text:p>
          </table:table-cell>
          <table:table-cell table:style-name="ce4" office:value-type="string" calcext:value-type="string">
            <office:annotation draw:style-name="gr4" draw:text-style-name="P4" svg:width="82.18pt" svg:height="51pt" svg:x="273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06" calcext:value-type="float">
            <text:p>3206</text:p>
          </table:table-cell>
          <table:table-cell table:style-name="ce4" office:value-type="string" calcext:value-type="string">
            <text:p>Total SR</text:p>
          </table:table-cell>
          <table:table-cell table:style-name="ce95" table:formula="of:=[.E28]/[.C4]" office:value-type="float" office:value="1.48425925925926" calcext:value-type="float">
            <office:annotation draw:style-name="gr9" draw:text-style-name="P4" svg:width="71.63pt" svg:height="30.84pt" svg:x="463.18pt" svg:y="299.51pt" draw:caption-point-x="-15.48pt" draw:caption-point-y="46.37pt">
              <dc:date>2019-11-30T00:00:00</dc:date>
              <text:p text:style-name="P3"><text:span text:style-name="T1">Prefer ~1.5 for </text:span><text:span text:style-name="T1">text clarity.</text:span></text:p>
            </office:annotation>
            <text:p>1.484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484375" calcext:value-type="float">
            <text:p>1.484</text:p>
          </table:table-cell>
          <table:table-cell table:number-columns-repeated="55"/>
        </table:table-row>
        <table:table-row table:style-name="ro1">
          <table:table-cell table:style-name="ce95" table:formula="of:=[.E28]/[.C4]" office:value-type="float" office:value="1.48425925925926" calcext:value-type="float">
            <office:annotation draw:style-name="gr9" draw:text-style-name="P4" svg:width="71.63pt" svg:height="30.84pt" svg:x="79.17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484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699x3206" calcext:value-type="string">
            <office:annotation draw:style-name="gr10" draw:text-style-name="P4" svg:width="507.6pt" svg:height="319.21pt" svg:x="0pt" svg:y="187.31pt" draw:caption-point-x="575.72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</text:span><text:span text:style-name="T1">display panel </text:span><text:span text:style-name="T1">resolution for </text:span><text:span text:style-name="T1">relative </text:span><text:span text:style-name="T1">comparisons </text:span><text:span text:style-name="T1">ONLY.</text:span></text:p>
              <text:p text:style-name="P3"><text:span text:style-name="T1"/></text:p>
              <text:p text:style-name="P3"><text:span text:style-name="T1">Margin of error is </text:span><text:span text:style-name="T1">&gt;+/-20% for </text:span><text:span text:style-name="T1">vAngular, vFOV, </text:span><text:span text:style-name="T1">or any derivative. </text:span><text:span text:style-name="T1">Exaggerated </text:span><text:span text:style-name="T1">vFOV marketing </text:span><text:span text:style-name="T1">claims may be </text:span><text:span text:style-name="T1">taken at face </text:span><text:span text:style-name="T1">value, </text:span><text:span text:style-name="T1">aggregated, or </text:span><text:span text:style-name="T1">rounded.</text:span></text:p>
              <text:p text:style-name="P3"><text:span text:style-name="T1"/></text:p>
              <text:p text:style-name="P3"><text:span text:style-name="T1">Drastic </text:span><text:span text:style-name="T1">differences in </text:span><text:span text:style-name="T1">optics quality and </text:span><text:span text:style-name="T1">pixel usage are </text:span><text:span text:style-name="T1">also more </text:span><text:span text:style-name="T1">significant.</text:span></text:p>
              <text:p text:style-name="P3"><text:span text:style-name="T1"/></text:p>
              <text:p text:style-name="P3"><text:span text:style-name="T1">No part of this list </text:span><text:span text:style-name="T1">is intended as </text:span><text:span text:style-name="T1">PASS/FAIL </text:span><text:span text:style-name="T1">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</text:span><text:span text:style-name="T1">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</text:span><text:span text:style-name="T1">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</text:span><text:span text:style-name="T1">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</text:span><text:span text:style-name="T1">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</text:span><text:span text:style-name="T1">22in</text:span><text:span text:style-name="T1"><text:tab/></text:span><text:span text:style-name="T1">1080v, Full </text:span><text:span text:style-name="T1">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</text:span><text:span text:style-name="T1">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</text:span><text:span text:style-name="T1">(~20/20, </text:span><text:span text:style-name="T1">~1arcminute, </text:span><text:span text:style-name="T1">~1/60deg, </text:span><text:span text:style-name="T1">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</text:span><text:span text:style-name="T1">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699x3206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14545" calcext:value-type="float">
            <office:annotation draw:style-name="gr11" draw:text-style-name="P4" svg:width="216.54pt" svg:height="162.45pt" svg:x="470.21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9.14545</text:p>
          </table:table-cell>
          <table:table-cell table:style-name="ce4" office:value-type="string" calcext:value-type="string">
            <text:p>Load</text:p>
          </table:table-cell>
          <table:table-cell table:style-name="ce96" table:formula="of:=ROUNDUP(((([.C25]*[.C28])/([.C58]*[.C61]))^2)*([.C10]/[.C43]);3)" office:value-type="float" office:value="0.96" calcext:value-type="float">
            <office:annotation draw:style-name="gr8" draw:text-style-name="P4" svg:width="343.3pt" svg:height="116.87pt" svg:x="460.57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</text:span><text:span text:style-name="T1">pixels exceeding </text:span><text:span text:style-name="T1">previous test.</text:span></text:p>
              <text:p text:style-name="P3"><text:span text:style-name="T1"/></text:p>
              <text:p text:style-name="P3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3"><text:span text:style-name="T1"/></text:p>
              <text:p text:style-name="P3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96</text:p>
          </table:table-cell>
          <table:table-cell/>
          <table:table-cell table:formula="of:=[.C25]*[.C28]" office:value-type="float" office:value="4007.8125" calcext:value-type="float">
            <text:p>4007.8125</text:p>
          </table:table-cell>
          <table:table-cell table:number-columns-repeated="49"/>
        </table:table-row>
        <table:table-row table:style-name="ro1">
          <table:table-cell table:style-name="ce97" table:formula="of:=ROUNDUP(((([.C25]*[.C28])/([.C58]*[.C61]))^2)*([.C10]/[.C43]);3)" office:value-type="float" office:value="0.96" calcext:value-type="float">
            <office:annotation draw:style-name="gr8" draw:text-style-name="P4" svg:width="343.3pt" svg:height="116.87pt" svg:x="0pt" svg:y="239.1pt" draw:caption-point-x="63.69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96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text:p>ON</text:p>
          </table:table-cell>
          <table:table-cell table:number-columns-repeated="11"/>
          <table:table-cell table:style-name="ce6" table:formula="of:=(IF([.C46]=&quot;OFF&quot;;1;1.25))" office:value-type="float" office:value="1.25" calcext:value-type="float"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8" office:value-type="string" calcext:value-type="string">
            <office:annotation draw:style-name="gr4" draw:text-style-name="P4" svg:width="82.18pt" svg:height="51pt" svg:x="209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53" office:value-type="float" office:value="3274" calcext:value-type="float">
            <office:annotation draw:style-name="gr4" draw:text-style-name="P4" svg:width="82.18pt" svg:height="51pt" svg:x="209pt" svg:y="623.06pt" draw:caption-point-x="-17.29pt" draw:caption-point-y="42.8pt">
              <dc:date>2020-02-04T00:00:00</dc:date>
              <text:p text:style-name="P3">Tested 3823x3274 .</text:p>
            </office:annotation>
            <text:p>3274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0.970074074074074" calcext:value-type="float">
            <text:p>0.970074074074074</text:p>
          </table:table-cell>
          <table:table-cell table:number-columns-repeated="59"/>
        </table:table-row>
        <table:table-row table:style-name="ro1">
          <table:table-cell table:style-name="ce95" table:formula="of:=[.C53]/[.O46]/[.C37]" office:value-type="float" office:value="1.21259259259259" calcext:value-type="float">
            <text:p>1.213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text:p>v</text:p>
          </table:table-cell>
          <table:table-cell table:style-name="ce14" table:formula="of:=ROUNDDOWN([.C37]*[.C50]*[.E53];0)" office:value-type="float" office:value="2619" calcext:value-type="float">
            <text:p>2619</text:p>
          </table:table-cell>
          <table:table-cell table:style-name="ce4" office:value-type="string" calcext:value-type="string">
            <text:p>Total SR</text:p>
          </table:table-cell>
          <table:table-cell table:style-name="ce95" table:formula="of:=[.C53]/[.O46]/[.C37]" office:value-type="float" office:value="1.21259259259259" calcext:value-type="float">
            <text:p>1.21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1259259259259" calcext:value-type="float">
            <text:p>1.213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656x2619" calcext:value-type="string">
            <text:p>4656x2619</text:p>
          </table:table-cell>
          <table:table-cell table:style-name="ce4" office:value-type="string" calcext:value-type="string">
            <text:p>vAngular</text:p>
          </table:table-cell>
          <table:table-cell table:formula="of:=ROUND([.E54]/[.C39];5)" office:value-type="float" office:value="23.80909" calcext:value-type="float">
            <text:p>23.80909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3274" calcext:value-type="float">
            <text:p>3274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53" office:value-type="float" office:value="3274" calcext:value-type="float">
            <office:annotation draw:style-name="gr4" draw:text-style-name="P4" svg:width="82.18pt" svg:height="51pt" svg:x="601.68pt" svg:y="687.06pt" draw:caption-point-x="-17.29pt" draw:caption-point-y="42.8pt">
              <dc:date>2020-02-04T00:00:00</dc:date>
              <text:p text:style-name="P3">Tested 3823x3274 .</text:p>
            </office:annotation>
            <text:p>3274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0.970074074074074" calcext:value-type="float">
            <text:p>0.970074074074074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1259259259259" calcext:value-type="float">
            <text:p>1.21259259259259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1259259259259" calcext:value-type="float">
            <text:p>1.21259259259259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99" table:content-validation-name="val20" office:value-type="float" office:value="1.25" calcext:value-type="float">
            <text:p>1.25</text:p>
          </table:table-cell>
          <table:table-cell table:style-name="ce4" office:value-type="string" calcext:value-type="string">
            <text:p>v</text:p>
          </table:table-cell>
          <table:table-cell table:style-name="ce14" table:formula="of:=ROUNDDOWN([.C37]*[.C50]*[.E58]*[.C61];0)" office:value-type="float" office:value="3274" calcext:value-type="float">
            <text:p>3274</text:p>
          </table:table-cell>
          <table:table-cell table:style-name="ce4" office:value-type="string" calcext:value-type="string">
            <text:p>Total SR</text:p>
          </table:table-cell>
          <table:table-cell table:style-name="ce95" table:formula="of:=[.E61]/[.C37]" office:value-type="float" office:value="1.51574074074074" calcext:value-type="float">
            <text:p>1.516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1574074074074" calcext:value-type="float">
            <text:p>1.516</text:p>
          </table:table-cell>
          <table:table-cell table:number-columns-repeated="55"/>
        </table:table-row>
        <table:table-row table:style-name="ro1">
          <table:table-cell table:style-name="ce95" table:formula="of:=[.E61]/[.C37]" office:value-type="float" office:value="1.51574074074074" calcext:value-type="float">
            <text:p>1.516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1]*[.C36];0);&quot;x&quot;;ROUNDDOWN([.G61]*[.C37];0))" office:value-type="string" office:string-value="5820x3274" calcext:value-type="string">
            <text:p>5820x3274</text:p>
          </table:table-cell>
          <table:table-cell table:style-name="ce4" office:value-type="string" calcext:value-type="string">
            <text:p>vAngular</text:p>
          </table:table-cell>
          <table:table-cell table:formula="of:=ROUND([.E61]/[.C39];5)" office:value-type="float" office:value="29.76364" calcext:value-type="float">
            <text:p>29.76364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4092.5" calcext:value-type="float">
            <text:p>4092.5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2" draw:text-style-name="P4" svg:width="359.35pt" svg:height="296.82pt" svg:x="80.99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994.28pt" draw:caption-point-x="-17.29pt" draw:caption-point-y="42.8pt">
              <dc:date>2020-01-05T00:00:00</dc:date>
              <text:p text:style-name="P3"><text:span text:style-name="T1">Expected to </text:span><text:span text:style-name="T1">substantially </text:span><text:span text:style-name="T1">misestimate </text:span><text:span text:style-name="T1">real </text:span><text:span text:style-name="T1">application </text:span><text:span text:style-name="T1">performance </text:span><text:span text:style-name="T1">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80.99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</text:span><text:span text:style-name="T1">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80.99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</text:span><text:span text:style-name="T1">few applications under few processors will justify </text:span><text:span text:style-name="T1">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80.99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</text:span><text:span text:style-name="T1">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80.99pt" svg:y="1071.07pt" draw:caption-point-x="-17.29pt" draw:caption-point-y="42.8pt">
              <dc:date>2020-01-05T00:00:00</dc:date>
              <text:p text:style-name="P3"><text:span text:style-name="T1">In practice, CPU </text:span><text:span text:style-name="T1">overclocking may </text:span><text:span text:style-name="T1">provide slightly </text:span><text:span text:style-name="T1">nonlinear </text:span><text:span text:style-name="T1">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80.99pt" svg:y="1083.86pt" draw:caption-point-x="-17.29pt" draw:caption-point-y="42.8pt">
              <dc:date>2020-01-05T00:00:00</dc:date>
              <text:p text:style-name="P3"><text:span text:style-name="T1">May be inaccurate </text:span><text:span text:style-name="T1">and unfair.</text:span></text:p>
              <text:p text:style-name="P3"><text:span text:style-name="T1"/></text:p>
              <text:p text:style-name="P3"><text:span text:style-name="T1">Until proven </text:span><text:span text:style-name="T1">otherwise.</text:span></text:p>
              <text:p text:style-name="P3"><text:span text:style-name="T1"/></text:p>
              <text:p text:style-name="P3"><text:span text:style-name="T1">At least ‘DCS </text:span><text:span text:style-name="T1">World’ has shown </text:span><text:span text:style-name="T1">performance losses </text:span><text:span text:style-name="T1">not consistent with </text:span><text:span text:style-name="T1">clock, benchmarks, </text:span><text:span text:style-name="T1">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209pt" svg:y="1122.26pt" draw:caption-point-x="-17.29pt" draw:caption-point-y="42.8pt">
              <dc:date>2020-01-05T00:00:00</dc:date>
              <text:p text:style-name="P3"><text:span text:style-name="T1">Beware, cards </text:span><text:span text:style-name="T1">with adequate air </text:span><text:span text:style-name="T1">or water cooling </text:span><text:span text:style-name="T1">cooling and </text:span><text:span text:style-name="T1">power target </text:span><text:span text:style-name="T1">settings are able </text:span><text:span text:style-name="T1">to maintain boost </text:span><text:span text:style-name="T1">clock </text:span><text:span text:style-name="T1">continuously with </text:span><text:span text:style-name="T1">typical </text:span><text:span text:style-name="T1">applications.</text:span></text:p>
              <text:p text:style-name="P3"><text:span text:style-name="T1"/></text:p>
              <text:p text:style-name="P3"><text:span text:style-name="T1">Many, if not most, </text:span><text:span text:style-name="T1">cards are not </text:span><text:span text:style-name="T1">capable of this.</text:span></text:p>
              <text:p text:style-name="P3"><text:span text:style-name="T1"/></text:p>
              <text:p text:style-name="P3"><text:span text:style-name="T1">An example of a </text:span><text:span text:style-name="T1">card with </text:span><text:span text:style-name="T1">adequate cooling </text:span><text:span text:style-name="T1">is the “EVGA </text:span><text:span text:style-name="T1">GeForce RTX </text:span><text:span text:style-name="T1">2080 Ti Ftw3 </text:span><text:span text:style-name="T1">Ultra”, “11G-P4-</text:span><text:span text:style-name="T1">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50.28pt" draw:caption-point-x="-17.29pt" draw:caption-point-y="42.8pt">
              <dc:date>2020-01-05T00:00:00</dc:date>
              <text:p text:style-name="P3"><text:span text:style-name="T1">Always boost </text:span><text:span text:style-name="T1">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80.99pt" svg:y="1288.66pt" draw:caption-point-x="-17.29pt" draw:caption-point-y="42.8pt">
              <dc:date>2020-01-05T00:00:00</dc:date>
              <text:p text:style-name="P3"><text:span text:style-name="T1">Completely </text:span><text:span text:style-name="T1">arbitrary </text:span><text:span text:style-name="T1">comparison </text:span><text:span text:style-name="T1">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217.86145891891" calcext:value-type="float">
            <text:p>3218</text:p>
          </table:table-cell>
          <table:table-cell table:style-name="ce72" table:formula="of:=[.E114]/[.$C$74]" office:value-type="float" office:value="1.48975067542542" calcext:value-type="float">
            <text:p>1.490</text:p>
          </table:table-cell>
          <table:table-cell table:style-name="ce72" table:formula="of:=[.F114]*[.$C$77]" office:value-type="float" office:value="29.2527442626535" calcext:value-type="float">
            <text:p>29.2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211.51143607812" calcext:value-type="float">
            <text:p>3212</text:p>
          </table:table-cell>
          <table:table-cell table:style-name="ce72" table:formula="of:=[.E115]/[.$C$74]" office:value-type="float" office:value="1.48681085003617" calcext:value-type="float">
            <text:p>1.487</text:p>
          </table:table-cell>
          <table:table-cell table:style-name="ce72" table:formula="of:=[.F115]*[.$C$77]" office:value-type="float" office:value="29.1950178513102" calcext:value-type="float">
            <text:p>29.1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179.87015767424" calcext:value-type="float">
            <text:p>3180</text:p>
          </table:table-cell>
          <table:table-cell table:style-name="ce72" table:formula="of:=[.E116]/[.$C$74]" office:value-type="float" office:value="1.47216211003437" calcext:value-type="float">
            <text:p>1.472</text:p>
          </table:table-cell>
          <table:table-cell table:style-name="ce72" table:formula="of:=[.F116]*[.$C$77]" office:value-type="float" office:value="28.9073751926349" calcext:value-type="float">
            <text:p>28.9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844.16233287303" calcext:value-type="float">
            <text:p>2844</text:p>
          </table:table-cell>
          <table:table-cell table:style-name="ce72" table:formula="of:=[.E117]/[.$C$74]" office:value-type="float" office:value="1.31674182077455" calcext:value-type="float">
            <text:p>1.317</text:p>
          </table:table-cell>
          <table:table-cell table:style-name="ce72" table:formula="of:=[.F117]*[.$C$77]" office:value-type="float" office:value="25.8555423927291" calcext:value-type="float">
            <text:p>25.8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776.47744453291" calcext:value-type="float">
            <text:p>2776</text:p>
          </table:table-cell>
          <table:table-cell table:style-name="ce72" table:formula="of:=[.E118]/[.$C$74]" office:value-type="float" office:value="1.28540622432079" calcext:value-type="float">
            <text:p>1.285</text:p>
          </table:table-cell>
          <table:table-cell table:style-name="ce72" table:formula="of:=[.F118]*[.$C$77]" office:value-type="float" office:value="25.2402366207631" calcext:value-type="float">
            <text:p>25.2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007.49458519878" calcext:value-type="float">
            <text:p>3007</text:p>
          </table:table-cell>
          <table:table-cell table:style-name="ce72" table:formula="of:=[.E119]/[.$C$74]" office:value-type="float" office:value="1.3923586042587" calcext:value-type="float">
            <text:p>1.392</text:p>
          </table:table-cell>
          <table:table-cell table:style-name="ce72" table:formula="of:=[.F119]*[.$C$77]" office:value-type="float" office:value="27.3403535532238" calcext:value-type="float">
            <text:p>27.3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2977.86337405023" calcext:value-type="float">
            <text:p>2978</text:p>
          </table:table-cell>
          <table:table-cell table:style-name="ce72" table:formula="of:=[.E120]/[.$C$74]" office:value-type="float" office:value="1.37864045094918" calcext:value-type="float">
            <text:p>1.379</text:p>
          </table:table-cell>
          <table:table-cell table:style-name="ce72" table:formula="of:=[.F120]*[.$C$77]" office:value-type="float" office:value="27.0709838948381" calcext:value-type="float">
            <text:p>27.0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693.57876963628" calcext:value-type="float">
            <text:p>2694</text:p>
          </table:table-cell>
          <table:table-cell table:style-name="ce72" table:formula="of:=[.E126]/[.$C$74]" office:value-type="float" office:value="1.24702720816494" calcext:value-type="float">
            <text:p>1.247</text:p>
          </table:table-cell>
          <table:table-cell table:style-name="ce72" table:formula="of:=[.F126]*[.$C$77]" office:value-type="float" office:value="24.4866262595268" calcext:value-type="float">
            <text:p>24.4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693.57876963628" calcext:value-type="float">
            <text:p>2694</text:p>
          </table:table-cell>
          <table:table-cell table:style-name="ce72" table:formula="of:=[.E127]/[.$C$74]" office:value-type="float" office:value="1.24702720816494" calcext:value-type="float">
            <text:p>1.247</text:p>
          </table:table-cell>
          <table:table-cell table:style-name="ce72" table:formula="of:=[.F127]*[.$C$77]" office:value-type="float" office:value="24.4866262595268" calcext:value-type="float">
            <text:p>24.4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734.08598654435" calcext:value-type="float">
            <text:p>2734</text:p>
          </table:table-cell>
          <table:table-cell table:style-name="ce72" table:formula="of:=[.E128]/[.$C$74]" office:value-type="float" office:value="1.26578054932609" calcext:value-type="float">
            <text:p>1.266</text:p>
          </table:table-cell>
          <table:table-cell table:style-name="ce72" table:formula="of:=[.F128]*[.$C$77]" office:value-type="float" office:value="24.854866866567" calcext:value-type="float">
            <text:p>24.8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876.82868324259" calcext:value-type="float">
            <text:p>2877</text:p>
          </table:table-cell>
          <table:table-cell table:style-name="ce72" table:formula="of:=[.E129]/[.$C$74]" office:value-type="float" office:value="1.33186513113083" calcext:value-type="float">
            <text:p>1.332</text:p>
          </table:table-cell>
          <table:table-cell table:style-name="ce72" table:formula="of:=[.F129]*[.$C$77]" office:value-type="float" office:value="26.1525037148849" calcext:value-type="float">
            <text:p>26.1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734.08598654435" calcext:value-type="float">
            <text:p>2734</text:p>
          </table:table-cell>
          <table:table-cell table:style-name="ce72" table:formula="of:=[.E130]/[.$C$74]" office:value-type="float" office:value="1.26578054932609" calcext:value-type="float">
            <text:p>1.266</text:p>
          </table:table-cell>
          <table:table-cell table:style-name="ce72" table:formula="of:=[.F130]*[.$C$77]" office:value-type="float" office:value="24.854866866567" calcext:value-type="float">
            <text:p>24.8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960.89535345605" calcext:value-type="float">
            <text:p>2961</text:p>
          </table:table-cell>
          <table:table-cell table:style-name="ce72" table:formula="of:=[.E131]/[.$C$74]" office:value-type="float" office:value="1.37078488585928" calcext:value-type="float">
            <text:p>1.371</text:p>
          </table:table-cell>
          <table:table-cell table:style-name="ce72" table:formula="of:=[.F131]*[.$C$77]" office:value-type="float" office:value="26.9167320187329" calcext:value-type="float">
            <text:p>26.9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953.66482897962" calcext:value-type="float">
            <text:p>2954</text:p>
          </table:table-cell>
          <table:table-cell table:style-name="ce72" table:formula="of:=[.E132]/[.$C$74]" office:value-type="float" office:value="1.3674374208239" calcext:value-type="float">
            <text:p>1.367</text:p>
          </table:table-cell>
          <table:table-cell table:style-name="ce72" table:formula="of:=[.F132]*[.$C$77]" office:value-type="float" office:value="26.8510011952981" calcext:value-type="float">
            <text:p>26.8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919.25546225343" calcext:value-type="float">
            <text:p>2919</text:p>
          </table:table-cell>
          <table:table-cell table:style-name="ce72" table:formula="of:=[.E133]/[.$C$74]" office:value-type="float" office:value="1.35150715845066" calcext:value-type="float">
            <text:p>1.352</text:p>
          </table:table-cell>
          <table:table-cell table:style-name="ce72" table:formula="of:=[.F133]*[.$C$77]" office:value-type="float" office:value="26.5381945633372" calcext:value-type="float">
            <text:p>26.5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474.8622323742" calcext:value-type="float">
            <text:p>3475</text:p>
          </table:table-cell>
          <table:table-cell table:style-name="ce72" table:formula="of:=[.E134]/[.$C$74]" office:value-type="float" office:value="1.60873251498805" calcext:value-type="float">
            <text:p>1.609</text:p>
          </table:table-cell>
          <table:table-cell table:style-name="ce72" table:formula="of:=[.F134]*[.$C$77]" office:value-type="float" office:value="31.5890716643054" calcext:value-type="float">
            <text:p>31.5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287.17740349548" calcext:value-type="float">
            <text:p>3287</text:p>
          </table:table-cell>
          <table:table-cell table:style-name="ce72" table:formula="of:=[.E135]/[.$C$74]" office:value-type="float" office:value="1.52184139050717" calcext:value-type="float">
            <text:p>1.522</text:p>
          </table:table-cell>
          <table:table-cell table:style-name="ce72" table:formula="of:=[.F135]*[.$C$77]" office:value-type="float" office:value="29.8828775439987" calcext:value-type="float">
            <text:p>29.8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148.64295433774" calcext:value-type="float">
            <text:p>3149</text:p>
          </table:table-cell>
          <table:table-cell table:style-name="ce72" table:formula="of:=[.E136]/[.$C$74]" office:value-type="float" office:value="1.45770507145266" calcext:value-type="float">
            <text:p>1.458</text:p>
          </table:table-cell>
          <table:table-cell table:style-name="ce72" table:formula="of:=[.F136]*[.$C$77]" office:value-type="float" office:value="28.6234967830444" calcext:value-type="float">
            <text:p>28.6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645.38921240455" calcext:value-type="float">
            <text:p>2645</text:p>
          </table:table-cell>
          <table:table-cell table:style-name="ce72" table:formula="of:=[.E137]/[.$C$74]" office:value-type="float" office:value="1.22471722796507" calcext:value-type="float">
            <text:p>1.225</text:p>
          </table:table-cell>
          <table:table-cell table:style-name="ce72" table:formula="of:=[.F137]*[.$C$77]" office:value-type="float" office:value="24.0485474883221" calcext:value-type="float">
            <text:p>24.049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206" calcext:value-type="float">
            <text:p>3206</text:p>
          </table:table-cell>
          <table:table-cell table:style-name="ce72" table:formula="of:=[.E140]/[.$C$74]" office:value-type="float" office:value="1.48425925925926" calcext:value-type="float">
            <text:p>1.484</text:p>
          </table:table-cell>
          <table:table-cell table:style-name="ce72" table:formula="of:=[.F140]*[.$C$77]" office:value-type="float" office:value="29.1449148148148" calcext:value-type="float">
            <text:p>29.145</text:p>
          </table:table-cell>
          <table:table-cell table:number-columns-repeated="57"/>
        </table:table-row>
        <calcext:conditional-formats>
          <calcext:conditional-format calcext:target-range-address="EliteDangerous.G21:EliteDangerous.G21 EliteDangerous.G28:EliteDangerous.G28 EliteDangerous.A29:EliteDangerous.A29 EliteDangerous.A21:EliteDangerous.A21 EliteDangerous.G54:EliteDangerous.G54 EliteDangerous.G61:EliteDangerous.G61 EliteDangerous.A62:EliteDangerous.A62 EliteDangerous.A54:EliteDangerous.A54">
            <calcext:condition calcext:apply-style-name="Good - Framerate" calcext:value="&gt;=1.4" calcext:base-cell-address="EliteDangerous.A21"/>
            <calcext:condition calcext:apply-style-name="Warn - Framerate" calcext:value="&gt;=1.2" calcext:base-cell-address="EliteDangerous.A21"/>
            <calcext:condition calcext:apply-style-name="Bad - Framerate" calcext:value="&lt;1.2" calcext:base-cell-address="EliteDangerous.A21"/>
          </calcext:conditional-format>
          <calcext:conditional-format calcext:target-range-address="EliteDangerous.M29:EliteDangerous.M29 EliteDangerous.M22:EliteDangerous.M22 EliteDangerous.A22:EliteDangerous.A22 EliteDangerous.A30:EliteDangerous.A30">
            <calcext:condition calcext:apply-style-name="Good - Framerate" calcext:value="&lt;=0.8" calcext:base-cell-address="EliteDangerous.A22"/>
            <calcext:condition calcext:apply-style-name="Warn - Framerate" calcext:value="between(0.8,1)" calcext:base-cell-address="EliteDangerous.A22"/>
            <calcext:condition calcext:apply-style-name="Bad - Framerate" calcext:value="&gt;=1" calcext:base-cell-address="EliteDangerous.A22"/>
          </calcext:conditional-format>
        </calcext:conditional-formats>
      </table:table>
      <table:table table:name="EliteDangerous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odel Draw Distance</text:p>
          </table:table-cell>
          <table:table-cell office:value-type="string" calcext:value-type="string">
            <text:p>10 /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ure Quality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 Quality</text:p>
          </table:table-cell>
          <table:table-cell office:value-type="string" calcext:value-type="string">
            <office:annotation draw:style-name="gr4" draw:text-style-name="P2" svg:width="82.18pt" svg:height="51pt" svg:x="495.75pt" svg:y="0pt" draw:caption-point-x="-17.29pt" draw:caption-point-y="38.66pt">
              <dc:date>2020-02-04T00:00:00</dc:date>
              <text:p text:style-name="P1"><text:span text:style-name="T2">Or Medium. May <text:s/></text:span><text:span text:style-name="T2">not be changed </text:span><text:span text:style-name="T2">correctly by </text:span><text:span text:style-name="T2">EDProfiler.</text:span></text:p>
            </office:annotation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-Aliasing</text:p>
          </table:table-cell>
          <table:table-cell office:value-type="string" calcext:value-type="string">
            <text:p>MLAA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ampling</text:p>
          </table:table-cell>
          <table:table-cell office:value-type="string" calcext:value-type="string">
            <text:p>x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ironment Quality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X Quality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 Quality</text:p>
          </table:table-cell>
          <table:table-cell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D Image Quality</text:p>
          </table:table-cell>
          <table:table-cell table:style-name="ce93" table:formula="of:=[$EliteDangerous.C28]" office:value-type="float" office:value="1.25" calcext:value-type="float">
            <office:annotation draw:style-name="gr4" draw:text-style-name="P2" svg:width="82.18pt" svg:height="51pt" svg:x="495.75pt" svg:y="123.87pt" draw:caption-point-x="-17.29pt" draw:caption-point-y="42.8pt">
              <dc:date>2019-12-05T00:00:00</dc:date>
              <text:p text:style-name="P1"><text:span text:style-name="T2">As specified by </text:span><text:span text:style-name="T2">parameters.</text:span></text:p>
            </office:annotation>
            <text:p>1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xy Map Quality 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Quality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LOD Blending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Work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Material Quality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Sampler Quality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t Cone Quality</text:p>
          </table:table-cell>
          <table:table-cell office:value-type="string" calcext:value-type="string">
            <text:p>Ult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tric Effects Quality</text:p>
          </table:table-cell>
          <table:table-cell office:value-type="string" calcext:value-type="string">
            <office:annotation draw:style-name="gr2" draw:text-style-name="P2" svg:width="82.18pt" svg:height="61.68pt" svg:x="495.75pt" svg:y="226.26pt" draw:caption-point-x="-17.29pt" draw:caption-point-y="42.8pt">
              <dc:date>2019-12-05T00:00:00</dc:date>
              <text:p text:style-name="P1"><text:span text:style-name="T2">Required to </text:span><text:span text:style-name="T2">prevent severe </text:span><text:span text:style-name="T2">asteroid </text:span><text:span text:style-name="T2">rendering </text:span><text:span text:style-name="T2">defects.</text:span></text:p>
            </office:annotation>
            <text:p>Ultr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lections Quality</text:p>
          </table:table-cell>
          <table:table-cell office:value-type="string" calcext:value-type="string">
            <office:annotation draw:style-name="gr4" draw:text-style-name="P4" svg:width="82.18pt" svg:height="51pt" svg:x="495.75pt" svg:y="251.86pt" draw:caption-point-x="-17.29pt" draw:caption-point-y="42.8pt">
              <dc:date>2020-02-04T00:00:00</dc:date>
              <text:p text:style-name="P3">Unable to verify.</text:p>
            </office:annotation>
            <text:p>Low</text:p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85" office:value-type="string" calcext:value-type="string">
            <text:p>NVIDIA</text:p>
          </table:table-cell>
          <table:table-cell table:style-name="ce2" table:number-columns-repeated="5"/>
          <table:table-cell table:style-name="ce2" office:value-type="string" calcext:value-type="string">
            <office:annotation draw:style-name="gr4" draw:text-style-name="P2" svg:width="82.18pt" svg:height="51pt" svg:x="465pt" svg:y="627.19pt" draw:caption-point-x="-17.29pt" draw:caption-point-y="0.28pt">
              <dc:date>2020-02-03T00:00:00</dc:date>
              <text:p text:style-name="P1"><text:span text:style-name="T2">Typical global </text:span><text:span text:style-name="T2">defaults. Not to </text:span><text:span text:style-name="T2">be taken </text:span><text:span text:style-name="T2">literally.</text:span></text:p>
            </office:annotation>
            <text:p>Global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5" draw:text-style-name="P2" svg:width="82.18pt" svg:height="84.08pt" svg:x="144.99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</text:span><text:span text:style-name="T2">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3" draw:text-style-name="P2" svg:width="190.06pt" svg:height="151.26pt" svg:x="144.99pt" svg:y="674.28pt" draw:caption-point-x="-17.29pt" draw:caption-point-y="42.8pt">
              <dc:date>2020-02-03T00:00:00</dc:date>
              <text:p text:style-name="P1"><text:span text:style-name="T2">Reportedly override is more efficient than app </text:span><text:span text:style-name="T2">MSAA.</text:span></text:p>
              <text:p text:style-name="P1"><text:span text:style-name="T2"/></text:p>
              <text:p text:style-name="P1"><text:span text:style-name="T2">Any setting other than ‘use global’ apparently turns </text:span><text:span text:style-name="T2">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4" draw:text-style-name="P2" svg:width="82.18pt" svg:height="51pt" svg:x="144.99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1" draw:text-style-name="P2" svg:width="164.13pt" svg:height="162.45pt" svg:x="0pt" svg:y="917.46pt" draw:caption-point-x="127.7pt" draw:caption-point-y="42.8pt">
              <dc:date>2020-02-03T00:00:00</dc:date>
              <text:p text:style-name="P1"><text:span text:style-name="T2">Testing has </text:span><text:span text:style-name="T2">shown this </text:span><text:span text:style-name="T2">setting has little </text:span><text:span text:style-name="T2">or no impact, but </text:span><text:span text:style-name="T2">may affect smart </text:span><text:span text:style-name="T2">smoothing </text:span><text:span text:style-name="T2">margins and </text:span><text:span text:style-name="T2">quality. CPU </text:span><text:span text:style-name="T2">frame latency </text:span><text:span text:style-name="T2">margins may be </text:span><text:span text:style-name="T2">impacted at &gt;2. </text:span><text:span text:style-name="T2">GPU frame </text:span><text:span text:style-name="T2">latency margins </text:span><text:span text:style-name="T2">may be impacted </text:span><text:span text:style-name="T2">at &lt;2.</text:span></text:p>
              <text:p text:style-name="P1"><text:span text:style-name="T2"/></text:p>
              <text:p text:style-name="P1"><text:span text:style-name="T2">Reportedly, as </text:span><text:span text:style-name="T2">per the ‘DCS: VR </text:span><text:span text:style-name="T2">Optimization </text:span><text:span text:style-name="T2">Guide’ by ‘Lukas </text:span><text:span text:style-name="T2">S. / Wolta’, Jan </text:span><text:span text:style-name="T2">27, 2020, a value </text:span><text:span text:style-name="T2">of ‘3’ is </text:span><text:span text:style-name="T2">recommended for </text:span><text:span text:style-name="T2">Pimax users, but </text:span><text:span text:style-name="T2">testing has again </text:span><text:span text:style-name="T2">shown little or no </text:span><text:span text:style-name="T2">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table table:name="PavlovVR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42" table:content-validation-name="val1" office:value-type="string" calcext:value-type="string">
            <office:annotation draw:style-name="gr4" draw:text-style-name="P4" svg:width="82.18pt" svg:height="51pt" svg:x="601.74pt" svg:y="0pt" draw:caption-point-x="-17.29pt" draw:caption-point-y="13.07pt">
              <dc:date>2019-11-30T00:00:00</dc:date>
              <text:p text:style-name="P3"><text:span text:style-name="T1">Pimax 8kX </text:span><text:span text:style-name="T1">values are not </text:span><text:span text:style-name="T1">established.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74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</text:span><text:span text:style-name="T1">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45" table:content-validation-name="val2" office:value-type="string" calcext:value-type="string">
            <office:annotation draw:style-name="gr16" draw:text-style-name="P4" svg:width="109.19pt" svg:height="47.54pt" svg:x="601.74pt" svg:y="64.01pt" draw:caption-point-x="-17.29pt" draw:caption-point-y="38.66pt">
              <dc:date>2019-11-29T00:00:00</dc:date>
              <text:p text:style-name="P3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21" office:value-type="float" office:value="72" calcext:value-type="float">
            <office:annotation draw:style-name="gr17" draw:text-style-name="P4" svg:width="168.46pt" svg:height="117.67pt" svg:x="601.74pt" svg:y="72.68pt" draw:caption-point-x="-17.29pt" draw:caption-point-y="42.8pt">
              <dc:date>2019-12-03T00:00:00</dc:date>
              <text:p text:style-name="P3"><text:span text:style-name="T1">Higher seems to </text:span><text:span text:style-name="T1">reduce Smart </text:span><text:span text:style-name="T1">Smoothing </text:span><text:span text:style-name="T1">artifacts.</text:span></text:p>
              <text:p text:style-name="P3"><text:span text:style-name="T1"/></text:p>
              <text:p text:style-name="P3"><text:span text:style-name="T1">Prefer 64 when </text:span><text:span text:style-name="T1">object count may </text:span><text:span text:style-name="T1">be high.</text:span></text:p>
              <text:p text:style-name="P3"><text:span text:style-name="T1"/></text:p>
              <text:p text:style-name="P3"><text:span text:style-name="T1">CPU </text:span><text:span text:style-name="T1">constrained. </text:span><text:span text:style-name="T1">Regardless of </text:span><text:span text:style-name="T1">any resolution or </text:span><text:span text:style-name="T1">quality settings, </text:span><text:span text:style-name="T1">high object </text:span><text:span text:style-name="T1">counts will force </text:span><text:span text:style-name="T1">low refresh rate </text:span><text:span text:style-name="T1">due to single-</text:span><text:span text:style-name="T1">thread </text:span><text:span text:style-name="T1">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45" table:content-validation-name="val22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45" table:content-validation-name="val5" office:value-type="string" calcext:value-type="string">
            <office:annotation draw:style-name="gr7" draw:text-style-name="P4" svg:width="212.94pt" svg:height="140.06pt" svg:x="601.74pt" svg:y="98.28pt" draw:caption-point-x="-17.29pt" draw:caption-point-y="42.8pt">
              <dc:date>2019-12-03T00:00:00</dc:date>
              <text:p text:style-name="P3"><text:span text:style-name="T1">Prefer ‘conservative’ for </text:span><text:span text:style-name="T1">instrument lighting. If </text:span><text:span text:style-name="T1">required, ‘aggressive’ </text:span><text:span text:style-name="T1">or ‘balanced’ may </text:span><text:span text:style-name="T1">improve framerate.</text:span></text:p>
              <text:p text:style-name="P3"><text:span text:style-name="T1"/></text:p>
              <text:p text:style-name="P3"><text:span text:style-name="T1">Prefer ‘OFF’ for high-</text:span><text:span text:style-name="T1">object count situations. </text:span><text:span text:style-name="T1">Testing shows a direct </text:span><text:span text:style-name="T1">trade of ~&lt;0.3x GPU </text:span><text:span text:style-name="T1">frame latency for ~&gt;0.3x </text:span><text:span text:style-name="T1">CPU frame latency in </text:span><text:span text:style-name="T1">these cases.</text:span></text:p>
              <text:p text:style-name="P3"><text:span text:style-name="T1"/></text:p>
              <text:p text:style-name="P3"><text:span text:style-name="T1">‘</text:span><text:span text:style-name="T1">Smart Smoothing’ may </text:span><text:span text:style-name="T1">be more likely to show </text:span><text:span text:style-name="T1">double images of </text:span><text:span text:style-name="T1">moving aircraft with </text:span><text:span text:style-name="T1">‘Fixed Foveated </text:span><text:span text:style-name="T1">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42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5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45" table:content-validation-name="val23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45" table:content-validation-name="val24" office:value-type="string" calcext:value-type="string">
            <office:annotation draw:style-name="gr4" draw:text-style-name="P4" svg:width="82.18pt" svg:height="51pt" svg:x="601.74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4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2" table:content-validation-name="val25" office:value-type="float" office:value="1.25" calcext:value-type="float">
            <office:annotation draw:style-name="gr6" draw:text-style-name="P4" svg:width="135.16pt" svg:height="128.86pt" svg:x="601.74pt" svg:y="162.26pt" draw:caption-point-x="-17.29pt" draw:caption-point-y="42.8pt">
              <dc:date>2019-12-01T00:00:00</dc:date>
              <text:p text:style-name="P3"><text:span text:style-name="T1">Prefer ‘1.25’. Allowing PiTool to </text:span><text:span text:style-name="T1">provide at least some of the </text:span><text:span text:style-name="T1">superresolution may improve </text:span><text:span text:style-name="T1">performance in some cases.</text:span></text:p>
              <text:p text:style-name="P3"><text:span text:style-name="T1"/></text:p>
              <text:p text:style-name="P3"><text:span text:style-name="T1">Higher PiTool settings present more </text:span><text:span text:style-name="T1">pixels to VR compositor, minimizing </text:span><text:span text:style-name="T1">blur caused by postprocessing </text:span><text:span text:style-name="T1">filter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38" table:formula="of:=[.C4]*[.C17]*(IF([.C13]=&quot;OFF&quot;;1;1.25))*[.E20]" office:value-type="float" office:value="3240" calcext:value-type="float">
            <office:annotation draw:style-name="gr7" draw:text-style-name="P4" svg:width="102.53pt" svg:height="140.06pt" svg:x="601.74pt" svg:y="200.66pt" draw:caption-point-x="-17.29pt" draw:caption-point-y="42.8pt">
              <dc:date>2019-12-03T00:00:00</dc:date>
              <text:p text:style-name="P3"><text:span text:style-name="T1">Expect SteamVR will </text:span><text:span text:style-name="T1">automatically adjust to correct </text:span><text:span text:style-name="T1">value when ‘Parallel </text:span><text:span text:style-name="T1">Projections’ is toggled.</text:span></text:p>
              <text:p text:style-name="P3"><text:span text:style-name="T1"/></text:p>
              <text:p text:style-name="P3"><text:span text:style-name="T1">High values may cause </text:span><text:span text:style-name="T1">VRAM exhaustion when </text:span><text:span text:style-name="T1">overlay applicatons are </text:span><text:span text:style-name="T1">running, even if not visible.</text:span></text:p>
            </office:annotation>
            <text:p>3240</text:p>
          </table:table-cell>
          <table:table-cell office:value-type="string" calcext:value-type="string">
            <text:p>Add SR</text:p>
          </table:table-cell>
          <table:table-cell table:style-name="ce13" table:content-validation-name="val29" office:value-type="float" office:value="1.2" calcext:value-type="float">
            <office:annotation draw:style-name="gr2" draw:text-style-name="P4" svg:width="82.18pt" svg:height="61.68pt" svg:x="710.05pt" svg:y="200.66pt" draw:caption-point-x="-17.29pt" draw:caption-point-y="42.8pt">
              <dc:date>2019-11-30T00:00:00</dc:date>
              <text:p text:style-name="P3"><text:span text:style-name="T1">Setting this too high </text:span><text:span text:style-name="T1">will also degrade VR </text:span><text:span text:style-name="T1">application framerate.</text:span></text:p>
            </office:annotation>
            <text:p>1.20</text:p>
          </table:table-cell>
          <table:table-cell table:number-columns-repeated="59"/>
        </table:table-row>
        <table:table-row table:style-name="ro1">
          <table:table-cell table:style-name="ce100" table:formula="of:=[.C20]/[.O13]/[.C4]" office:value-type="float" office:value="1.5" calcext:value-type="float">
            <text:p>1.5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4" draw:text-style-name="P4" svg:width="82.18pt" svg:height="51pt" svg:x="655.88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00" table:formula="of:=[.C20]/[.O13]/[.C4]" office:value-type="float" office:value="1.5" calcext:value-type="float"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01" table:formula="of:=ROUNDUP(([.C20]/[.C53])^2;3)" office:value-type="float" office:value="0.789" calcext:value-type="float">
            <text:p>0.789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5760x3240" calcext:value-type="string"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9.45455" calcext:value-type="float"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01" table:formula="of:=ROUNDUP(([.C20]/[.C53])^2;3)" office:value-type="float" office:value="0.789" calcext:value-type="float">
            <office:annotation draw:style-name="gr8" draw:text-style-name="P4" svg:width="343.3pt" svg:height="116.87pt" svg:x="754.81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</text:span><text:span text:style-name="T1">pixels exceeding </text:span><text:span text:style-name="T1">previous test.</text:span></text:p>
              <text:p text:style-name="P3"><text:span text:style-name="T1"/></text:p>
              <text:p text:style-name="P3"><text:span text:style-name="T1">Test highest </text:span><text:span text:style-name="T1">performant </text:span><text:span text:style-name="T1">resolution and </text:span><text:span text:style-name="T1">document under </text:span><text:span text:style-name="T1">inputs to ‘Limits’ </text:span><text:span text:style-name="T1">section of </text:span><text:span text:style-name="T1">spreadsheet.</text:span></text:p>
              <text:p text:style-name="P3"><text:span text:style-name="T1"/></text:p>
              <text:p text:style-name="P3"><text:span text:style-name="T1">May be an </text:span><text:span text:style-name="T1">overestimate if </text:span><text:span text:style-name="T1">horizontal pixels </text:span><text:span text:style-name="T1">rendered or </text:span><text:span text:style-name="T1">inefficiency is </text:span><text:span text:style-name="T1">less.</text:span></text:p>
            </office:annotation>
            <text:p>0.789</text:p>
          </table:table-cell>
          <table:table-cell/>
          <table:table-cell table:formula="of:=[.C20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38" table:formula="of:=[.C4]*[.C17]*(IF([.C13]=&quot;OFF&quot;;1;1.25))*[.E25]" office:value-type="float" office:value="3240" calcext:value-type="float">
            <text:p>3240</text:p>
          </table:table-cell>
          <table:table-cell office:value-type="string" calcext:value-type="string">
            <text:p>Add SR</text:p>
          </table:table-cell>
          <table:table-cell table:style-name="ce13" table:content-validation-name="val29" office:value-type="float" office:value="1.2" calcext:value-type="float">
            <text:p>1.2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5" calcext:value-type="float">
            <text:p>1.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5" calcext:value-type="float">
            <text:p>1.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Scaling</text:p>
          </table:table-cell>
          <table:table-cell table:style-name="ce39" table:content-validation-name="val11" office:value-type="float" office:value="1" calcext:value-type="float">
            <office:annotation draw:style-name="gr15" draw:text-style-name="P4" svg:width="113.1pt" svg:height="84.08pt" svg:x="601.74pt" svg:y="303.08pt" draw:caption-point-x="-17.29pt" draw:caption-point-y="42.8pt">
              <dc:date>2019-12-01T00:00:00</dc:date>
              <text:p text:style-name="P3"><text:span text:style-name="T1">Prefer ‘1’. Higher </text:span><text:span text:style-name="T1">values may incur </text:span><text:span text:style-name="T1">single-thread </text:span><text:span text:style-name="T1">bottleneck.</text:span></text:p>
              <text:p text:style-name="P3"><text:span text:style-name="T1"/></text:p>
              <text:p text:style-name="P3"><text:span text:style-name="T1">Set higher if </text:span><text:span text:style-name="T1">expected to </text:span><text:span text:style-name="T1">compensate for </text:span><text:span text:style-name="T1">some </text:span><text:span text:style-name="T1">postprocessing </text:span><text:span text:style-name="T1">blur.</text:span></text:p>
            </office:annotation>
            <text:p>1.0</text:p>
          </table:table-cell>
          <table:table-cell table:style-name="ce4" office:value-type="string" calcext:value-type="string">
            <office:annotation draw:style-name="gr4" draw:text-style-name="P4" svg:width="82.18pt" svg:height="51pt" svg:x="655.88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00" table:formula="of:=[.E28]/[.C4]" office:value-type="float" office:value="1.5" calcext:value-type="float">
            <office:annotation draw:style-name="gr9" draw:text-style-name="P4" svg:width="71.63pt" svg:height="30.84pt" svg:x="816.52pt" svg:y="299.51pt" draw:caption-point-x="-15.48pt" draw:caption-point-y="46.37pt">
              <dc:date>2019-11-30T00:00:00</dc:date>
              <text:p text:style-name="P3"><text:span text:style-name="T1">Prefer ~1.5 for </text:span><text:span text:style-name="T1">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style-name="ce100" table:formula="of:=[.E28]/[.C4]" office:value-type="float" office:value="1.5" calcext:value-type="float">
            <office:annotation draw:style-name="gr9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</text:span><text:span text:style-name="T1">text clarity.</text:span></text:p>
            </office:annotation>
            <text:p>1.50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760x3240" calcext:value-type="string">
            <office:annotation draw:style-name="gr10" draw:text-style-name="P4" svg:width="507.6pt" svg:height="319.21pt" svg:x="333.64pt" svg:y="187.31pt" draw:caption-point-x="575.72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</text:span><text:span text:style-name="T1">display panel </text:span><text:span text:style-name="T1">resolution for </text:span><text:span text:style-name="T1">relative </text:span><text:span text:style-name="T1">comparisons </text:span><text:span text:style-name="T1">ONLY.</text:span></text:p>
              <text:p text:style-name="P3"><text:span text:style-name="T1"/></text:p>
              <text:p text:style-name="P3"><text:span text:style-name="T1">Margin of error </text:span><text:span text:style-name="T1">is &gt;+/-20% for </text:span><text:span text:style-name="T1">vAngular, </text:span><text:span text:style-name="T1">vFOV, or any </text:span><text:span text:style-name="T1">derivative. </text:span><text:span text:style-name="T1">Exaggerated </text:span><text:span text:style-name="T1">vFOV </text:span><text:span text:style-name="T1">marketing </text:span><text:span text:style-name="T1">claims may be </text:span><text:span text:style-name="T1">taken at face </text:span><text:span text:style-name="T1">value, </text:span><text:span text:style-name="T1">aggregated, or </text:span><text:span text:style-name="T1">rounded.</text:span></text:p>
              <text:p text:style-name="P3"><text:span text:style-name="T1"/></text:p>
              <text:p text:style-name="P3"><text:span text:style-name="T1">Drastic </text:span><text:span text:style-name="T1">differences in </text:span><text:span text:style-name="T1">optics quality </text:span><text:span text:style-name="T1">and pixel </text:span><text:span text:style-name="T1">usage are also </text:span><text:span text:style-name="T1">more </text:span><text:span text:style-name="T1">significant.</text:span></text:p>
              <text:p text:style-name="P3"><text:span text:style-name="T1"/></text:p>
              <text:p text:style-name="P3"><text:span text:style-name="T1">No part of this </text:span><text:span text:style-name="T1">list is intended </text:span><text:span text:style-name="T1">as PASS/FAIL </text:span><text:span text:style-name="T1">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</text:span><text:span text:style-name="T1">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</text:span><text:span text:style-name="T1">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</text:span><text:span text:style-name="T1">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</text:span><text:span text:style-name="T1">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</text:span><text:span text:style-name="T1">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</text:span><text:span text:style-name="T1">22in</text:span><text:span text:style-name="T1"><text:tab/></text:span><text:span text:style-name="T1">1080v, </text:span><text:span text:style-name="T1">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</text:span><text:span text:style-name="T1">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</text:span><text:span text:style-name="T1">(~20/20, </text:span><text:span text:style-name="T1">~1arcminute, </text:span><text:span text:style-name="T1">~1/60deg, </text:span><text:span text:style-name="T1">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</text:span><text:span text:style-name="T1">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11" draw:text-style-name="P4" svg:width="216.54pt" svg:height="162.45pt" svg:x="784.18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</text:span><text:span text:style-name="T1">software.</text:span></text:p>
            </office:annotation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01" table:formula="of:=ROUNDUP(((([.C25]*[.C28])/([.C57]*[.C60]))^2)*([.C10]/[.C43]);3)" office:value-type="float" office:value="0.789" calcext:value-type="float">
            <office:annotation draw:style-name="gr8" draw:text-style-name="P4" svg:width="343.3pt" svg:height="116.87pt" svg:x="754.81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</text:span><text:span text:style-name="T1">under inputs to ‘Limits’ section of spreadsheet.</text:span></text:p>
              <text:p text:style-name="P3"><text:span text:style-name="T1"/></text:p>
              <text:p text:style-name="P3"><text:span text:style-name="T1">May be an overestimate if horizontal pixels </text:span><text:span text:style-name="T1">rendered or inefficiency is less.</text:span></text:p>
            </office:annotation>
            <text:p>0.789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>
          <table:table-cell table:style-name="ce102" table:formula="of:=ROUNDUP(((([.C25]*[.C28])/([.C57]*[.C60]))^2)*([.C10]/[.C43]);3)" office:value-type="float" office:value="0.789" calcext:value-type="float">
            <office:annotation draw:style-name="gr8" draw:text-style-name="P4" svg:width="343.3pt" svg:height="116.87pt" svg:x="32.85pt" svg:y="239.1pt" draw:caption-point-x="63.69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</text:span><text:span text:style-name="T1">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789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21" draw:text-style-name="P4" svg:width="229.27pt" svg:height="174.19pt" svg:x="113.84pt" svg:y="379.87pt" draw:caption-point-x="-17.29pt" draw:caption-point-y="42.8pt">
              <dc:date>2019-12-04T00:00:00</dc:date>
              <text:p text:style-name="P3"><text:span text:style-name="T1">THOUROUGHLY TESTED</text:span></text:p>
              <text:p text:style-name="P3"><text:span text:style-name="T1"/></text:p>
              <text:p text:style-name="P3"><text:span text:style-name="T1">Maximum usable values supporting high-resolution rendering and textures </text:span><text:span text:style-name="T1">with best available hardware.</text:span></text:p>
              <text:p text:style-name="P3"><text:span text:style-name="T1"/></text:p>
              <text:p text:style-name="P3"><text:span text:style-name="T1">CPU i9-9900KF @ 5.1GHz .</text:span></text:p>
              <text:p text:style-name="P3"><text:span text:style-name="T1"/></text:p>
              <text:p text:style-name="P3"><text:span text:style-name="T1">GPU GeForce RTX 2080 Ti Ftw3 Ultra - 11GB @ 2085MHz/8000MHz 124% </text:span><text:span text:style-name="T1">with Precision X1 .</text:span></text:p>
              <text:p text:style-name="P3"><text:span text:style-name="T1"/></text:p>
              <text:p text:style-name="P3"><text:span text:style-name="T1">RAM – 64GB @ DDR4-3400 .</text:span></text:p>
            </office:annotation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10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30" table:content-validation-name="val21" office:value-type="float" office:value="72" calcext:value-type="float">
            <office:annotation draw:style-name="gr13" draw:text-style-name="P4" svg:width="133.09pt" svg:height="72.88pt" svg:x="601.74pt" svg:y="495.07pt" draw:caption-point-x="-17.29pt" draw:caption-point-y="42.8pt">
              <dc:date>2019-12-03T00:00:00</dc:date>
              <text:p text:style-name="P3"><text:span text:style-name="T1">CPU </text:span><text:span text:style-name="T1">constrained. </text:span><text:span text:style-name="T1">Regardless of </text:span><text:span text:style-name="T1">any resolution or </text:span><text:span text:style-name="T1">quality settings, </text:span><text:span text:style-name="T1">high object </text:span><text:span text:style-name="T1">counts will force </text:span><text:span text:style-name="T1">low refresh rate </text:span><text:span text:style-name="T1">due to single-</text:span><text:span text:style-name="T1">thread </text:span><text:span text:style-name="T1">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104" table:content-validation-name="val22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104" table:content-validation-name="val26" office:value-type="string" calcext:value-type="string">
            <office:annotation draw:style-name="gr22" draw:text-style-name="P4" svg:width="179.94pt" svg:height="69.99pt" svg:x="601.74pt" svg:y="520.67pt" draw:caption-point-x="-17.29pt" draw:caption-point-y="42.8pt">
              <dc:date>2019-12-03T00:00:00</dc:date>
              <text:p text:style-name="P3"><text:span text:style-name="T1">One of multiple </text:span><text:span text:style-name="T1">tested </text:span><text:span text:style-name="T1">configurations.</text:span></text:p>
              <text:p text:style-name="P3"><text:span text:style-name="T1">*) =‘OFF’, </text:span><text:span text:style-name="T1">+‘Shaders Mod’</text:span></text:p>
              <text:p text:style-name="P3"><text:span text:style-name="T1">*) </text:span><text:span text:style-name="T1">=‘conservative’, </text:span><text:span text:style-name="T1">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10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104" table:content-validation-name="val23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104" table:content-validation-name="val24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10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33" table:content-validation-name="val27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11" office:value-type="float" office:value="3649" calcext:value-type="float">
            <office:annotation draw:style-name="gr13" draw:text-style-name="P4" svg:width="82.18pt" svg:height="72.88pt" svg:x="601.74pt" svg:y="623.06pt" draw:caption-point-x="-17.29pt" draw:caption-point-y="42.8pt">
              <dc:date>2019-12-25T00:00:00</dc:date>
              <text:p text:style-name="P3"><text:span text:style-name="T1">Presumed. Irrelevant, as OVRDrop </text:span><text:span text:style-name="T1">panels are not generally used with </text:span><text:span text:style-name="T1">PavlovVR.</text:span></text:p>
            </office:annotation>
            <text:p>3649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44801587301587" calcext:value-type="float">
            <text:p>1.44801587301587</text:p>
          </table:table-cell>
          <table:table-cell table:number-columns-repeated="59"/>
        </table:table-row>
        <table:table-row table:style-name="ro1">
          <table:table-cell/>
          <table:table-cell table:style-name="ce3"/>
          <table:table-cell table:style-name="ce12"/>
          <table:table-cell office:value-type="string" calcext:value-type="string">
            <office:annotation draw:style-name="gr4" draw:text-style-name="P4" svg:width="82.18pt" svg:height="51pt" svg:x="655.88pt" svg:y="635.87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37]*[.C50]*[.E53];0)" office:value-type="float" office:value="3649" calcext:value-type="float">
            <text:p>3649</text:p>
          </table:table-cell>
          <table:table-cell table:style-name="ce4" office:value-type="string" calcext:value-type="string">
            <text:p>Total SR</text:p>
          </table:table-cell>
          <table:table-cell table:formula="of:=[.C53]/[.O46]/[.C37]" office:value-type="float" office:value="2.53402777777778" calcext:value-type="float">
            <text:p>2.53402777777778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"/>
          <table:table-cell table:style-name="ce12"/>
          <table:table-cell table:number-columns-repeated="2"/>
          <table:table-cell table:style-name="ce4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11" office:value-type="float" office:value="3649" calcext:value-type="float">
            <text:p>3649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44801587301587" calcext:value-type="float">
            <text:p>1.44801587301587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2.53402777777778" calcext:value-type="float">
            <text:p>2.53402777777778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Scaling</text:p>
          </table:table-cell>
          <table:table-cell table:style-name="ce48" table:content-validation-name="val28" office:value-type="float" office:value="1" calcext:value-type="float">
            <office:annotation draw:style-name="gr4" draw:text-style-name="P4" svg:width="82.18pt" svg:height="51pt" svg:x="601.74pt" svg:y="712.66pt" draw:caption-point-x="-17.29pt" draw:caption-point-y="42.8pt">
              <dc:date>2019-12-25T00:00:00</dc:date>
              <text:p text:style-name="P3"><text:span text:style-name="T1">Presumed.</text:span></text:p>
            </office:annotation>
            <text:p>1.0</text:p>
          </table:table-cell>
          <table:table-cell office:value-type="string" calcext:value-type="string">
            <office:annotation draw:style-name="gr4" draw:text-style-name="P4" svg:width="82.18pt" svg:height="51pt" svg:x="655.88pt" svg:y="712.66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649" calcext:value-type="float">
            <text:p>3649</text:p>
          </table:table-cell>
          <table:table-cell table:style-name="ce4" office:value-type="string" calcext:value-type="string">
            <text:p>Total SR</text:p>
          </table:table-cell>
          <table:table-cell table:formula="of:=[.E60]/[.C37]" office:value-type="float" office:value="2.53402777777778" calcext:value-type="float">
            <text:p>2.53402777777778</text:p>
          </table:table-cell>
          <table:table-cell table:number-columns-repeated="4"/>
          <table:table-cell table:style-name="ce4"/>
          <table:table-cell table:number-columns-repeated="5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6487x3649" calcext:value-type="string">
            <text:p>6487x3649</text:p>
          </table:table-cell>
          <table:table-cell table:style-name="ce4" office:value-type="string" calcext:value-type="string">
            <text:p>vAngular</text:p>
          </table:table-cell>
          <table:table-cell table:formula="of:=[.E60]/[.C39]" office:value-type="float" office:value="33.1727272727273" calcext:value-type="float">
            <text:p>33.1727272727273</text:p>
          </table:table-cell>
          <table:table-cell table:number-columns-repeated="5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8" draw:text-style-name="P4" svg:width="359.35pt" svg:height="265.24pt" svg:x="113.84pt" svg:y="763.88pt" draw:caption-point-x="-17.29pt" draw:caption-point-y="42.8pt">
              <dc:date>2020-01-05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</text:span><text:span text:style-name="T1">interpret </text:span><text:span text:style-name="T1">linearly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</text:span><text:span text:style-name="T1">across vendors </text:span><text:span text:style-name="T1">(NVIDIA, AMD, </text:span><text:span text:style-name="T1">Intel), will be </text:span><text:span text:style-name="T1">inaccurate by </text:span><text:span text:style-name="T1">as much as +/-</text:span><text:span text:style-name="T1">40%.</text:span></text:p>
              <text:p text:style-name="P3"><text:span text:style-name="T1"/></text:p>
              <text:p text:style-name="P3"><text:span text:style-name="T1">Comparisons </text:span><text:span text:style-name="T1">across major </text:span><text:span text:style-name="T1">design </text:span><text:span text:style-name="T1">changes (AMD </text:span><text:span text:style-name="T1">FX vs AMD </text:span><text:span text:style-name="T1">Ryzen) will be </text:span><text:span text:style-name="T1">inaccurate by </text:span><text:span text:style-name="T1">as much as </text:span><text:span text:style-name="T1">+100% -50% </text:span><text:span text:style-name="T1">(+double -half). </text:span></text:p>
              <text:p text:style-name="P3"><text:span text:style-name="T1"/></text:p>
              <text:p text:style-name="P3"><text:span text:style-name="T1">GPU is the </text:span><text:span text:style-name="T1">limiting factor </text:span><text:span text:style-name="T1">for almost all </text:span><text:span text:style-name="T1">applications. </text:span><text:span text:style-name="T1">CPU and RAM </text:span><text:span text:style-name="T1">predictions </text:span><text:span text:style-name="T1">should </text:span><text:span text:style-name="T1">generally be </text:span><text:span text:style-name="T1">ignored unless </text:span><text:span text:style-name="T1">the specific </text:span><text:span text:style-name="T1">weaknesses </text:span><text:span text:style-name="T1">are known to </text:span><text:span text:style-name="T1">be relevant.</text:span></text:p>
              <text:p text:style-name="P3"><text:span text:style-name="T1"/></text:p>
              <text:p text:style-name="P3"><text:span text:style-name="T1">CPU/GPU </text:span><text:span text:style-name="T1">utilization is </text:span><text:span text:style-name="T1">never an </text:span><text:span text:style-name="T1">indicator of </text:span><text:span text:style-name="T1">frame dropping </text:span><text:span text:style-name="T1">margins. </text:span><text:span text:style-name="T1">FPSVR </text:span><text:span text:style-name="T1">measured </text:span><text:span text:style-name="T1">latencies are </text:span><text:span text:style-name="T1">generally valid, </text:span><text:span text:style-name="T1">though some </text:span><text:span text:style-name="T1">noticeable </text:span><text:span text:style-name="T1">timing spikes </text:span><text:span text:style-name="T1">may not be </text:span><text:span text:style-name="T1">detected.</text:span></text:p>
              <text:p text:style-name="P3"><text:span text:style-name="T1"/></text:p>
              <text:p text:style-name="P3"><text:span text:style-name="T1">Beware some </text:span><text:span text:style-name="T1">loads are </text:span><text:span text:style-name="T1">independent of </text:span><text:span text:style-name="T1">resolution, </text:span><text:span text:style-name="T1">imposing </text:span><text:span text:style-name="T1">minimum </text:span><text:span text:style-name="T1">requirements. </text:span><text:span text:style-name="T1">CPU/GPU </text:span><text:span text:style-name="T1">loads will not </text:span><text:span text:style-name="T1">decrease </text:span><text:span text:style-name="T1">consistently </text:span><text:span text:style-name="T1">with resolution.</text:span></text:p>
            </office:annotation>
            <text:p>Hardware</text:p>
          </table:table-cell>
          <table:table-cell table:style-name="ce1" table:number-columns-repeated="6"/>
          <table:table-cell table:number-columns-repeated="57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65]=&quot;Pimax 8kX&quot;;3840;IF([.C65]=&quot;Pimax 5kp&quot;;2560;IF([.C65]=&quot;HP Reverb&quot;;2160;IF([.C65]=&quot;Valve Index&quot;;2880;IF([.C65]=&quot;HTC Vive Pro&quot;;1440;IF([.C6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65]=&quot;Pimax 8kX&quot;;2160;IF([.C65]=&quot;Pimax 5kp&quot;;1440;IF([.C65]=&quot;HP Reverb&quot;;2160;IF([.C65]=&quot;Valve Index&quot;;1600;IF([.C65]=&quot;HTC Vive Pro&quot;;1600;IF([.C6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65]=&quot;Pimax 8kX&quot;;170;IF([.C65]=&quot;Pimax 5kp&quot;;170;IF([.C65]=&quot;HP Reverb&quot;;110;IF([.C65]=&quot;Valve Index&quot;;130;IF([.C65]=&quot;HTC Vive Pro&quot;;110;IF([.C6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65]=&quot;Pimax 8kX&quot;;110;IF([.C65]=&quot;Pimax 5kp&quot;;110;IF([.C65]=&quot;HP Reverb&quot;;110;IF([.C65]=&quot;Valve Index&quot;;130;IF([.C65]=&quot;HTC Vive Pro&quot;;110;IF([.C6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65]=&quot;Pimax 8kX&quot;;ROUND([.C67]/[.C69];3);IF([.C65]=&quot;Pimax 5kp&quot;;ROUND([.C67]/[.C69];3);IF([.C65]=&quot;HP Reverb&quot;;ROUND([.C67]/[.C69];3);IF([.C65]=&quot;Valve Index&quot;;ROUND([.C67]/[.C69];3);IF([.C65]=&quot;HTC Vive Pro&quot;;ROUND([.C67]/[.C69];3);IF([.C65]=&quot;HTC Vive&quot;;ROUND([.C67]/[.C6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7"/>
          <table:table-cell table:number-columns-repeated="57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73]=&quot;i9-9900KF_SL_at_5.1GHz&quot;;&quot;Intel&quot;;IF([.C73]=&quot;i9-9900KS_SL_at_5.2GHz&quot;;&quot;Intel&quot;;IF([.C73]=&quot;i9-9900KF&quot;;&quot;Intel&quot;;IF([.C73]=&quot;i7-8700K&quot;;&quot;Intel&quot;;IF([.C73]=&quot;i7-7700&quot;;&quot;Intel&quot;;IF([.C73]=&quot;Ryzen 5 3600X&quot;;&quot;AMD&quot;;IF([.C73]=&quot;Ryzen 7 2700X&quot;;&quot;AMD&quot;;IF([.C73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113.84pt" svg:y="904.68pt" draw:caption-point-x="-17.29pt" draw:caption-point-y="42.8pt">
              <dc:date>2020-01-05T00:00:00</dc:date>
              <text:p text:style-name="P3"><text:span text:style-name="T1">Expected to substantially misestimate real application performance </text:span><text:span text:style-name="T1">differences.</text:span></text:p>
            </office:annotation>
            <text:p>Passmark MT</text:p>
          </table:table-cell>
          <table:table-cell/>
          <table:table-cell table:formula="of:=IF([.C73]=&quot;i9-9900KF_SL_at_5.1GHz&quot;;20369;IF([.C73]=&quot;i9-9900KS_SL_at_5.2GHz&quot;;21501;IF([.C73]=&quot;i9-9900KF&quot;;20369;IF([.C73]=&quot;i7-8700K&quot;;15933;IF([.C73]=&quot;i7-7700&quot;;10686;IF([.C73]=&quot;Ryzen 5 3600X&quot;;20520;IF([.C73]=&quot;Ryzen 7 2700X&quot;;16939;IF([.C73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91.08pt" svg:height="72.88pt" svg:x="113.84pt" svg:y="917.4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73]=&quot;i9-9900KF_SL_at_5.1GHz&quot;;2906;IF([.C73]=&quot;i9-9900KS_SL_at_5.2GHz&quot;;3011;IF([.C73]=&quot;i9-9900KF&quot;;2906;IF([.C73]=&quot;i7-8700K&quot;;2697;IF([.C73]=&quot;i7-7700&quot;;2342;IF([.C73]=&quot;Ryzen 5 3600X&quot;;2916;IF([.C73]=&quot;Ryzen 7 2700X&quot;;2183;IF([.C73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76]*([.C81]/[.C80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77]*[.C82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7" draw:text-style-name="P4" svg:width="82.18pt" svg:height="140.06pt" svg:x="113.84pt" svg:y="955.8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</text:span><text:span text:style-name="T1">specific </text:span><text:span text:style-name="T1">weaknesses </text:span><text:span text:style-name="T1">applicable to few </text:span><text:span text:style-name="T1">applications </text:span><text:span text:style-name="T1">under few </text:span><text:span text:style-name="T1">processors will </text:span><text:span text:style-name="T1">justify ignoring </text:span><text:span text:style-name="T1">hyper-threading </text:span><text:span text:style-name="T1">features.</text:span></text:p>
            </office:annotation>
            <text:p>Threads</text:p>
          </table:table-cell>
          <table:table-cell/>
          <table:table-cell table:formula="of:=IF([.C73]=&quot;i9-9900KF_SL_at_5.1GHz&quot;;16;IF([.C73]=&quot;i9-9900KS_SL_at_5.2GHz&quot;;16;IF([.C73]=&quot;i9-9900KF&quot;;16;IF([.C73]=&quot;i7-8700K&quot;;12;IF([.C73]=&quot;i7-7700&quot;;8;IF([.C73]=&quot;Ryzen 5 3600X&quot;;12;IF([.C73]=&quot;Ryzen 7 2700X&quot;;16;IF([.C73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3" draw:text-style-name="P4" svg:width="82.18pt" svg:height="72.88pt" svg:x="113.84pt" svg:y="968.66pt" draw:caption-point-x="-17.29pt" draw:caption-point-y="42.8pt">
              <dc:date>2020-01-05T00:00:00</dc:date>
              <text:p text:style-name="P3"><text:span text:style-name="T1">Maximum single-</text:span><text:span text:style-name="T1">core frequency is </text:span><text:span text:style-name="T1">used, due to core-</text:span><text:span text:style-name="T1">count being more </text:span><text:span text:style-name="T1">relevant to multi-</text:span><text:span text:style-name="T1">threading.</text:span></text:p>
            </office:annotation>
            <text:p>Stock (MHz)</text:p>
          </table:table-cell>
          <table:table-cell/>
          <table:table-cell table:formula="of:=IF([.C73]=&quot;i9-9900KF_SL_at_5.1GHz&quot;;5000;IF([.C73]=&quot;i9-9900KS_SL_at_5.2GHz&quot;;5000;IF([.C73]=&quot;i9-9900KF&quot;;5000;IF([.C73]=&quot;i7-8700K&quot;;4700;IF([.C73]=&quot;i7-7700&quot;;4200;IF([.C73]=&quot;Ryzen 5 3600X&quot;;4400;IF([.C73]=&quot;Ryzen 7 2700X&quot;;4300;IF([.C73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981.47pt" draw:caption-point-x="-17.29pt" draw:caption-point-y="42.8pt">
              <dc:date>2020-01-05T00:00:00</dc:date>
              <text:p text:style-name="P3"><text:span text:style-name="T1">In practice, CPU </text:span><text:span text:style-name="T1">overclocking may </text:span><text:span text:style-name="T1">provide slightly </text:span><text:span text:style-name="T1">nonlinear </text:span><text:span text:style-name="T1">improvements.</text:span></text:p>
            </office:annotation>
            <text:p>OverClock (MHz)</text:p>
          </table:table-cell>
          <table:table-cell/>
          <table:table-cell table:formula="of:=IF([.C73]=&quot;i9-9900KF_SL_at_5.1GHz&quot;;5100;IF([.C73]=&quot;i9-9900KS_SL_at_5.2GHz&quot;;5200;IF([.C73]=&quot;i9-9900KF&quot;;5000;IF([.C73]=&quot;i7-8700K&quot;;4700;IF([.C73]=&quot;i7-7700&quot;;4200;IF([.C73]=&quot;Ryzen 5 3600X&quot;;4400;IF([.C73]=&quot;Ryzen 7 2700X&quot;;4300;IF([.C73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4" svg:width="82.18pt" svg:height="184.85pt" svg:x="113.84pt" svg:y="994.28pt" draw:caption-point-x="-17.29pt" draw:caption-point-y="42.8pt">
              <dc:date>2020-01-05T00:00:00</dc:date>
              <text:p text:style-name="P3"><text:span text:style-name="T1">May be </text:span><text:span text:style-name="T1">inaccurate and </text:span><text:span text:style-name="T1">unfair.</text:span></text:p>
              <text:p text:style-name="P3"><text:span text:style-name="T1"/></text:p>
              <text:p text:style-name="P3"><text:span text:style-name="T1">Until proven </text:span><text:span text:style-name="T1">otherwise.</text:span></text:p>
              <text:p text:style-name="P3"><text:span text:style-name="T1"/></text:p>
              <text:p text:style-name="P3"><text:span text:style-name="T1">At least ‘DCS </text:span><text:span text:style-name="T1">World’ has </text:span><text:span text:style-name="T1">shown </text:span><text:span text:style-name="T1">performance </text:span><text:span text:style-name="T1">losses not </text:span><text:span text:style-name="T1">consistent with </text:span><text:span text:style-name="T1">clock, </text:span><text:span text:style-name="T1">benchmarks, </text:span><text:span text:style-name="T1">patches, etc.</text:span></text:p>
            </office:annotation>
            <text:p>Penalty</text:p>
          </table:table-cell>
          <table:table-cell/>
          <table:table-cell table:style-name="ce59" table:formula="of:=IF([.C74]=&quot;Intel&quot;;1;IF([.C74]=&quot;AMD&quot;;0.8;IF([.C74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3" draw:text-style-name="P4" svg:width="180.17pt" svg:height="151.26pt" svg:x="601.74pt" svg:y="1032.66pt" draw:caption-point-x="-17.29pt" draw:caption-point-y="42.8pt">
              <dc:date>2020-01-05T00:00:00</dc:date>
              <text:p text:style-name="P3"><text:span text:style-name="T1">Beware, cards </text:span><text:span text:style-name="T1">with adequate air </text:span><text:span text:style-name="T1">or water cooling </text:span><text:span text:style-name="T1">cooling and </text:span><text:span text:style-name="T1">power target </text:span><text:span text:style-name="T1">settings are able </text:span><text:span text:style-name="T1">to maintain boost </text:span><text:span text:style-name="T1">clock </text:span><text:span text:style-name="T1">continuously with </text:span><text:span text:style-name="T1">typical </text:span><text:span text:style-name="T1">applications.</text:span></text:p>
              <text:p text:style-name="P3"><text:span text:style-name="T1"/></text:p>
              <text:p text:style-name="P3"><text:span text:style-name="T1">Many, if not most, </text:span><text:span text:style-name="T1">cards are not </text:span><text:span text:style-name="T1">capable of this.</text:span></text:p>
              <text:p text:style-name="P3"><text:span text:style-name="T1"/></text:p>
              <text:p text:style-name="P3"><text:span text:style-name="T1">An example of a </text:span><text:span text:style-name="T1">card with </text:span><text:span text:style-name="T1">adequate cooling </text:span><text:span text:style-name="T1">is the “EVGA </text:span><text:span text:style-name="T1">GeForce RTX </text:span><text:span text:style-name="T1">2080 Ti Ftw3 </text:span><text:span text:style-name="T1">Ultra”, “11G-P4-</text:span><text:span text:style-name="T1">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5]=&quot;NV_RTX_2080_Ti_at_2115MHz&quot;;&quot;NVIDIA&quot;;IF([.C85]=&quot;NV_TITAN_RTX&quot;;&quot;NVIDIA&quot;;IF([.C85]=&quot;NV_RTX_2080_Super&quot;;&quot;NVIDIA&quot;;IF([.C85]=&quot;NV_RTX_2070_Super&quot;;&quot;NVIDIA&quot;;IF([.C85]=&quot;NV_RTX_2060_Super&quot;;&quot;NVIDIA&quot;;IF([.C85]=&quot;NV_GTX_1080_Ti&quot;;&quot;NVIDIA&quot;;IF([.C85]=&quot;NV_GTX_1080&quot;;&quot;NVIDIA&quot;;IF([.C85]=&quot;AMD_Radeon_VII&quot;;&quot;AMD&quot;;IF([.C85]=&quot;AMD_Radeon_RX_5500_XT&quot;;&quot;AMD&quot;;IF([.C85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85]=&quot;NV_RTX_2080_Ti_at_2115MHz&quot;;4352;IF([.C85]=&quot;NV_TITAN_RTX&quot;;4608;IF([.C85]=&quot;NV_RTX_2080_Super&quot;;3072;IF([.C85]=&quot;NV_RTX_2070_Super&quot;;2560;IF([.C85]=&quot;NV_RTX_2060_Super&quot;;2176;IF([.C85]=&quot;NV_GTX_1080_Ti&quot;;3584;IF([.C85]=&quot;NV_GTX_1080&quot;;2560;IF([.C85]=&quot;AMD_Radeon_VII&quot;;3840;IF([.C85]=&quot;AMD_Radeon_RX_5500_XT&quot;;1408;IF([.C85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85]=&quot;NV_RTX_2080_Ti_at_2115MHz&quot;;272;IF([.C85]=&quot;NV_TITAN_RTX&quot;;288;IF([.C85]=&quot;NV_RTX_2080_Super&quot;;192;IF([.C85]=&quot;NV_RTX_2070_Super&quot;;160;IF([.C85]=&quot;NV_RTX_2060_Super&quot;;136;IF([.C85]=&quot;NV_GTX_1080_Ti&quot;;224;IF([.C85]=&quot;NV_GTX_1080&quot;;160;IF([.C85]=&quot;AMD_Radeon_VII&quot;;240;IF([.C85]=&quot;AMD_Radeon_RX_5500_XT&quot;;88;IF([.C85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85]=&quot;NV_RTX_2080_Ti_at_2115MHz&quot;;88;IF([.C85]=&quot;NV_TITAN_RTX&quot;;96;IF([.C85]=&quot;NV_RTX_2080_Super&quot;;64;IF([.C85]=&quot;NV_RTX_2070_Super&quot;;64;IF([.C85]=&quot;NV_RTX_2060_Super&quot;;64;IF([.C85]=&quot;NV_GTX_1080_Ti&quot;;88;IF([.C85]=&quot;NV_GTX_1080&quot;;64;IF([.C85]=&quot;AMD_Radeon_VII&quot;;64;IF([.C85]=&quot;AMD_Radeon_RX_5500_XT&quot;;32;IF([.C85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85]=&quot;NV_RTX_2080_Ti_at_2115MHz&quot;;616;IF([.C85]=&quot;NV_TITAN_RTX&quot;;672;IF([.C85]=&quot;NV_RTX_2080_Super&quot;;496;IF([.C85]=&quot;NV_RTX_2070_Super&quot;;448;IF([.C85]=&quot;NV_RTX_2060_Super&quot;;448;IF([.C85]=&quot;NV_GTX_1080_Ti&quot;;484;IF([.C85]=&quot;NV_GTX_1080&quot;;352;IF([.C85]=&quot;AMD_Radeon_VII&quot;;1028;IF([.C85]=&quot;AMD_Radeon_RX_5500_XT&quot;;224;IF([.C85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85]=&quot;NV_RTX_2080_Ti_at_2115MHz&quot;;11;IF([.C85]=&quot;NV_TITAN_RTX&quot;;24;IF([.C85]=&quot;NV_RTX_2080_Super&quot;;8;IF([.C85]=&quot;NV_RTX_2070_Super&quot;;8;IF([.C85]=&quot;NV_RTX_2060_Super&quot;;8;IF([.C85]=&quot;NV_GTX_1080_Ti&quot;;11;IF([.C85]=&quot;NV_GTX_1080&quot;;8;IF([.C85]=&quot;AMD_Radeon_VII&quot;;16;IF([.C85]=&quot;AMD_Radeon_RX_5500_XT&quot;;8;IF([.C85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85]=&quot;NV_RTX_2080_Ti_at_2115MHz&quot;;136;IF([.C85]=&quot;NV_TITAN_RTX&quot;;170;IF([.C85]=&quot;NV_RTX_2080_Super&quot;;116;IF([.C85]=&quot;NV_RTX_2070_Super&quot;;113;IF([.C85]=&quot;NV_RTX_2060_Super&quot;;106;IF([.C85]=&quot;NV_GTX_1080_Ti&quot;;139;IF([.C85]=&quot;NV_GTX_1080&quot;;111;IF([.C85]=&quot;AMD_Radeon_VII&quot;;112;IF([.C85]=&quot;AMD_Radeon_RX_5500_XT&quot;;59;IF([.C85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85]=&quot;NV_RTX_2080_Ti_at_2115MHz&quot;;410;IF([.C85]=&quot;NV_TITAN_RTX&quot;;510;IF([.C85]=&quot;NV_RTX_2080_Super&quot;;348;IF([.C85]=&quot;NV_RTX_2070_Super&quot;;283;IF([.C85]=&quot;NV_RTX_2060_Super&quot;;224;IF([.C85]=&quot;NV_GTX_1080_Ti&quot;;354;IF([.C85]=&quot;NV_GTX_1080&quot;;277;IF([.C85]=&quot;AMD_Radeon_VII&quot;;420;IF([.C85]=&quot;AMD_Radeon_RX_5500_XT&quot;;162;IF([.C85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85]=&quot;NV_RTX_2080_Ti_at_2115MHz&quot;;13448;IF([.C85]=&quot;NV_TITAN_RTX&quot;;16312;IF([.C85]=&quot;NV_RTX_2080_Super&quot;;11150;IF([.C85]=&quot;NV_RTX_2070_Super&quot;;9060;IF([.C85]=&quot;NV_RTX_2060_Super&quot;;7180;IF([.C85]=&quot;NV_GTX_1080_Ti&quot;;11339;IF([.C85]=&quot;NV_GTX_1080&quot;;8873;IF([.C85]=&quot;AMD_Radeon_VII&quot;;13824;IF([.C85]=&quot;AMD_Radeon_RX_5500_XT&quot;;5196;IF([.C85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113.84pt" svg:y="1160.67pt" draw:caption-point-x="-17.29pt" draw:caption-point-y="42.8pt">
              <dc:date>2020-01-05T00:00:00</dc:date>
              <text:p text:style-name="P3"><text:span text:style-name="T1">Always boost </text:span><text:span text:style-name="T1">clock.</text:span></text:p>
            </office:annotation>
            <text:p>Stock (MHz)</text:p>
          </table:table-cell>
          <table:table-cell/>
          <table:table-cell table:formula="of:=IF([.C85]=&quot;NV_RTX_2080_Ti_at_2115MHz&quot;;1545;IF([.C85]=&quot;NV_TITAN_RTX&quot;;1770;IF([.C85]=&quot;NV_RTX_2080_Super&quot;;1815;IF([.C85]=&quot;NV_RTX_2070_Super&quot;;1770;IF([.C85]=&quot;NV_RTX_2060_Super&quot;;1650;IF([.C85]=&quot;NV_GTX_1080_Ti&quot;;1582;IF([.C85]=&quot;NV_GTX_1080&quot;;1733;IF([.C85]=&quot;AMD_Radeon_VII&quot;;1750;IF([.C85]=&quot;AMD_Radeon_RX_5500_XT&quot;;1845;IF([.C85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85]=&quot;NV_RTX_2080_Ti_at_2115MHz&quot;;1755;IF([.C85]=&quot;NV_TITAN_RTX&quot;;1770;IF([.C85]=&quot;NV_RTX_2080_Super&quot;;1845;IF([.C85]=&quot;NV_RTX_2070_Super&quot;;1815;IF([.C85]=&quot;NV_RTX_2060_Super&quot;;1650;IF([.C85]=&quot;NV_GTX_1080_Ti&quot;;1746;IF([.C85]=&quot;NV_GTX_1080&quot;;1860;IF([.C85]=&quot;AMD_Radeon_VII&quot;;1750;IF([.C85]=&quot;AMD_Radeon_RX_5500_XT&quot;;1845;IF([.C85]=&quot;AMD_Radeon_RX_5700_XT_A&quot;;1980))))))))))" office:value-type="float" office:value="1755" calcext:value-type="float">
            <text:p>1755</text:p>
          </table:table-cell>
          <table:table-cell table:style-name="ce70" table:formula="of:=[.C96]/[.C95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85]=&quot;NV_RTX_2080_Ti_at_2115MHz&quot;;2115;IF([.C85]=&quot;NV_TITAN_RTX&quot;;2030;IF([.C85]=&quot;NV_RTX_2080_Super&quot;;2040;IF([.C85]=&quot;NV_RTX_2070_Super&quot;;2070;IF([.C85]=&quot;NV_RTX_2060_Super&quot;;1650;IF([.C85]=&quot;NV_GTX_1080_Ti&quot;;2037;IF([.C85]=&quot;NV_GTX_1080&quot;;2130;IF([.C85]=&quot;AMD_Radeon_VII&quot;;1900;IF([.C85]=&quot;AMD_Radeon_RX_5500_XT&quot;;1845;IF([.C85]=&quot;AMD_Radeon_RX_5700_XT_A&quot;;2150))))))))))" office:value-type="float" office:value="2115" calcext:value-type="float">
            <text:p>2115</text:p>
          </table:table-cell>
          <table:table-cell table:style-name="ce70" table:formula="of:=[.C97]/[.C96]" office:value-type="float" office:value="1.20512820512821" calcext:value-type="float">
            <text:p>1.205</text:p>
          </table:table-cell>
          <table:table-cell table:style-name="ce70" table:formula="of:=[.C97]/[.C95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4" draw:text-style-name="P4" svg:width="82.18pt" svg:height="51pt" svg:x="113.84pt" svg:y="1199.06pt" draw:caption-point-x="-17.29pt" draw:caption-point-y="42.8pt">
              <dc:date>2020-01-05T00:00:00</dc:date>
              <text:p text:style-name="P3"><text:span text:style-name="T1">Completely </text:span><text:span text:style-name="T1">arbitrary </text:span><text:span text:style-name="T1">comparison </text:span><text:span text:style-name="T1">statistic.</text:span></text:p>
            </office:annotation>
            <text:p>Shader Multiple</text:p>
          </table:table-cell>
          <table:table-cell/>
          <table:table-cell table:style-name="ce61" table:formula="of:=[.C97]*[.C87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05]=&quot;i9-9900KF_SL_at_5.1GHz&quot;;&quot;Intel&quot;;IF([.C105]=&quot;i9-9900KS_SL_at_5.2GHz&quot;;&quot;Intel&quot;;IF([.C105]=&quot;i9-9900KF&quot;;&quot;Intel&quot;;IF([.C105]=&quot;i7-8700K&quot;;&quot;Intel&quot;;IF([.C105]=&quot;i7-7700&quot;;&quot;Intel&quot;;IF([.C105]=&quot;Ryzen 5 3600X&quot;;&quot;AMD&quot;;IF([.C105]=&quot;Ryzen 7 2700X&quot;;&quot;AMD&quot;;IF([.C105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05]=&quot;i9-9900KF_SL_at_5.1GHz&quot;;20369;IF([.C105]=&quot;i9-9900KS_SL_at_5.2GHz&quot;;21501;IF([.C105]=&quot;i9-9900KF&quot;;20369;IF([.C105]=&quot;i7-8700K&quot;;15933;IF([.C105]=&quot;i7-7700&quot;;10686;IF([.C105]=&quot;Ryzen 5 3600X&quot;;20520;IF([.C105]=&quot;Ryzen 7 2700X&quot;;16939;IF([.C105]=&quot;FX-8350&quot;;8958))))))))" office:value-type="float" office:value="20520" calcext:value-type="float">
            <text:p>20520</text:p>
          </table:table-cell>
          <table:table-cell table:style-name="ce72" table:formula="of:=[.C107]/[.C75]" office:value-type="float" office:value="1.00741322598066" calcext:value-type="float">
            <text:p>1.007</text:p>
          </table:table-cell>
          <table:table-cell table:style-name="ce77" table:formula="of:=SQRT(([.$E$28]^2)*[.D107])" office:value-type="float" office:value="3251.98725105966" calcext:value-type="float">
            <text:p>3252</text:p>
          </table:table-cell>
          <table:table-cell table:style-name="ce72" table:formula="of:=[.E107]/[.$C$67]" office:value-type="float" office:value="1.50554965326836" calcext:value-type="float">
            <text:p>1.506</text:p>
          </table:table-cell>
          <table:table-cell table:style-name="ce72" table:formula="of:=[.F107]*[.$C$70]" office:value-type="float" office:value="29.5629729915775" calcext:value-type="float">
            <text:p>29.5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05]=&quot;i9-9900KF_SL_at_5.1GHz&quot;;2906;IF([.C105]=&quot;i9-9900KS_SL_at_5.2GHz&quot;;3011;IF([.C105]=&quot;i9-9900KF&quot;;2906;IF([.C105]=&quot;i7-8700K&quot;;2697;IF([.C105]=&quot;i7-7700&quot;;2342;IF([.C105]=&quot;Ryzen 5 3600X&quot;;2916;IF([.C105]=&quot;Ryzen 7 2700X&quot;;2183;IF([.C105]=&quot;FX-8350&quot;;1510))))))))" office:value-type="float" office:value="2916" calcext:value-type="float">
            <text:p>2916</text:p>
          </table:table-cell>
          <table:table-cell table:style-name="ce72" table:formula="of:=[.C108]/[.C76]" office:value-type="float" office:value="1.00344115622849" calcext:value-type="float">
            <text:p>1.003</text:p>
          </table:table-cell>
          <table:table-cell table:style-name="ce77" table:formula="of:=SQRT(([.$E$28]^2)*[.D108])" office:value-type="float" office:value="3245.5698854938" calcext:value-type="float">
            <text:p>3246</text:p>
          </table:table-cell>
          <table:table-cell table:style-name="ce72" table:formula="of:=[.E108]/[.$C$67]" office:value-type="float" office:value="1.50257865069157" calcext:value-type="float">
            <text:p>1.503</text:p>
          </table:table-cell>
          <table:table-cell table:style-name="ce72" table:formula="of:=[.F108]*[.$C$70]" office:value-type="float" office:value="29.5046343849797" calcext:value-type="float">
            <text:p>29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08]*([.C113]/[.C112])" office:value-type="float" office:value="2916" calcext:value-type="float">
            <text:p>2916</text:p>
          </table:table-cell>
          <table:table-cell table:style-name="ce72" table:formula="of:=[.C109]/[.C77]" office:value-type="float" office:value="0.983765839439699" calcext:value-type="float">
            <text:p>0.984</text:p>
          </table:table-cell>
          <table:table-cell table:style-name="ce77" table:formula="of:=SQRT(([.$E$28]^2)*[.D109])" office:value-type="float" office:value="3213.59304768077" calcext:value-type="float">
            <text:p>3214</text:p>
          </table:table-cell>
          <table:table-cell table:style-name="ce72" table:formula="of:=[.E109]/[.$C$67]" office:value-type="float" office:value="1.48777455911147" calcext:value-type="float">
            <text:p>1.488</text:p>
          </table:table-cell>
          <table:table-cell table:style-name="ce72" table:formula="of:=[.F109]*[.$C$70]" office:value-type="float" office:value="29.2139412427128" calcext:value-type="float">
            <text:p>29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09]*[.C114]" office:value-type="float" office:value="2332.8" calcext:value-type="float">
            <text:p>2333</text:p>
          </table:table-cell>
          <table:table-cell table:style-name="ce72" table:formula="of:=[.C110]/[.C78]" office:value-type="float" office:value="0.787012671551759" calcext:value-type="float">
            <text:p>0.787</text:p>
          </table:table-cell>
          <table:table-cell table:style-name="ce77" table:formula="of:=SQRT(([.$E$28]^2)*[.D110])" office:value-type="float" office:value="2874.32500265397" calcext:value-type="float">
            <text:p>2874</text:p>
          </table:table-cell>
          <table:table-cell table:style-name="ce72" table:formula="of:=[.E110]/[.$C$67]" office:value-type="float" office:value="1.33070601974721" calcext:value-type="float">
            <text:p>1.331</text:p>
          </table:table-cell>
          <table:table-cell table:style-name="ce72" table:formula="of:=[.F110]*[.$C$70]" office:value-type="float" office:value="26.1297434037562" calcext:value-type="float">
            <text:p>26.1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05]=&quot;i9-9900KF_SL_at_5.1GHz&quot;;16;IF([.C105]=&quot;i9-9900KS_SL_at_5.2GHz&quot;;16;IF([.C105]=&quot;i9-9900KF&quot;;16;IF([.C105]=&quot;i7-8700K&quot;;12;IF([.C105]=&quot;i7-7700&quot;;8;IF([.C105]=&quot;Ryzen 5 3600X&quot;;12;IF([.C105]=&quot;Ryzen 7 2700X&quot;;16;IF([.C105]=&quot;FX-8350&quot;;8))))))))" office:value-type="float" office:value="12" calcext:value-type="float">
            <text:p>12</text:p>
          </table:table-cell>
          <table:table-cell table:style-name="ce72" table:formula="of:=[.C111]/[.C79]" office:value-type="float" office:value="0.75" calcext:value-type="float">
            <text:p>0.750</text:p>
          </table:table-cell>
          <table:table-cell table:style-name="ce77" table:formula="of:=SQRT(([.$E$28]^2)*[.D111])" office:value-type="float" office:value="2805.92230826158" calcext:value-type="float">
            <text:p>2806</text:p>
          </table:table-cell>
          <table:table-cell table:style-name="ce72" table:formula="of:=[.E111]/[.$C$67]" office:value-type="float" office:value="1.29903810567666" calcext:value-type="float">
            <text:p>1.299</text:p>
          </table:table-cell>
          <table:table-cell table:style-name="ce72" table:formula="of:=[.F111]*[.$C$70]" office:value-type="float" office:value="25.5079122430669" calcext:value-type="float">
            <text:p>25.5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05]=&quot;i9-9900KF_SL_at_5.1GHz&quot;;5000;IF([.C105]=&quot;i9-9900KS_SL_at_5.2GHz&quot;;5000;IF([.C105]=&quot;i9-9900KF&quot;;5000;IF([.C105]=&quot;i7-8700K&quot;;4700;IF([.C105]=&quot;i7-7700&quot;;4200;IF([.C105]=&quot;Ryzen 5 3600X&quot;;4400;IF([.C105]=&quot;Ryzen 7 2700X&quot;;4300;IF([.C105]=&quot;FX-8350&quot;;4300))))))))" office:value-type="float" office:value="4400" calcext:value-type="float">
            <text:p>4400</text:p>
          </table:table-cell>
          <table:table-cell table:style-name="ce72" table:formula="of:=[.C112]/[.C80]" office:value-type="float" office:value="0.88" calcext:value-type="float">
            <text:p>0.880</text:p>
          </table:table-cell>
          <table:table-cell table:style-name="ce77" table:formula="of:=SQRT(([.$E$28]^2)*[.D112])" office:value-type="float" office:value="3039.38941236558" calcext:value-type="float">
            <text:p>3039</text:p>
          </table:table-cell>
          <table:table-cell table:style-name="ce72" table:formula="of:=[.E112]/[.$C$67]" office:value-type="float" office:value="1.40712472794703" calcext:value-type="float">
            <text:p>1.407</text:p>
          </table:table-cell>
          <table:table-cell table:style-name="ce72" table:formula="of:=[.F112]*[.$C$70]" office:value-type="float" office:value="27.6303011579679" calcext:value-type="float">
            <text:p>27.6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05]=&quot;i9-9900KF_SL_at_5.1GHz&quot;;5100;IF([.C105]=&quot;i9-9900KS_SL_at_5.2GHz&quot;;5200;IF([.C105]=&quot;i9-9900KF&quot;;5000;IF([.C105]=&quot;i7-8700K&quot;;4700;IF([.C105]=&quot;i7-7700&quot;;4200;IF([.C105]=&quot;Ryzen 5 3600X&quot;;4400;IF([.C105]=&quot;Ryzen 7 2700X&quot;;4300;IF([.C105]=&quot;FX-8350&quot;;4600))))))))" office:value-type="float" office:value="4400" calcext:value-type="float">
            <text:p>4400</text:p>
          </table:table-cell>
          <table:table-cell table:style-name="ce72" table:formula="of:=[.C113]/[.C81]" office:value-type="float" office:value="0.862745098039216" calcext:value-type="float">
            <text:p>0.863</text:p>
          </table:table-cell>
          <table:table-cell table:style-name="ce77" table:formula="of:=SQRT(([.$E$28]^2)*[.D113])" office:value-type="float" office:value="3009.4439588031" calcext:value-type="float">
            <text:p>3009</text:p>
          </table:table-cell>
          <table:table-cell table:style-name="ce72" table:formula="of:=[.E113]/[.$C$67]" office:value-type="float" office:value="1.39326109203847" calcext:value-type="float">
            <text:p>1.393</text:p>
          </table:table-cell>
          <table:table-cell table:style-name="ce72" table:formula="of:=[.F113]*[.$C$70]" office:value-type="float" office:value="27.3580748032674" calcext:value-type="float">
            <text:p>27.3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06]=&quot;Intel&quot;;1;IF([.C106]=&quot;AMD&quot;;0.8;IF([.C106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7]=&quot;NV_RTX_2080_Ti_at_2115MHz&quot;;&quot;NVIDIA&quot;;IF([.C117]=&quot;NV_TITAN_RTX&quot;;&quot;NVIDIA&quot;;IF([.C117]=&quot;NV_RTX_2080_Super&quot;;&quot;NVIDIA&quot;;IF([.C117]=&quot;NV_RTX_2070_Super&quot;;&quot;NVIDIA&quot;;IF([.C117]=&quot;NV_RTX_2060_Super&quot;;&quot;NVIDIA&quot;;IF([.C117]=&quot;NV_GTX_1080_Ti&quot;;&quot;NVIDIA&quot;;IF([.C117]=&quot;NV_GTX_1080&quot;;&quot;NVIDIA&quot;;IF([.C117]=&quot;AMD_Radeon_VII&quot;;&quot;AMD&quot;;IF([.C117]=&quot;AMD_Radeon_RX_5500_XT&quot;;&quot;AMD&quot;;IF([.C117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17]=&quot;NV_RTX_2080_Ti_at_2115MHz&quot;;4352;IF([.C117]=&quot;NV_TITAN_RTX&quot;;4608;IF([.C117]=&quot;NV_RTX_2080_Super&quot;;3072;IF([.C117]=&quot;NV_RTX_2070_Super&quot;;2560;IF([.C117]=&quot;NV_RTX_2060_Super&quot;;2176;IF([.C117]=&quot;NV_GTX_1080_Ti&quot;;3584;IF([.C117]=&quot;NV_GTX_1080&quot;;2560;IF([.C117]=&quot;AMD_Radeon_VII&quot;;3840;IF([.C117]=&quot;AMD_Radeon_RX_5500_XT&quot;;1408;IF([.C117]=&quot;AMD_Radeon_RX_5700_XT_A&quot;;2560))))))))))" office:value-type="float" office:value="3072" calcext:value-type="float">
            <text:p>3072</text:p>
          </table:table-cell>
          <table:table-cell table:style-name="ce72" table:formula="of:=[.C119]/[.C87]" office:value-type="float" office:value="0.705882352941176" calcext:value-type="float">
            <text:p>0.706</text:p>
          </table:table-cell>
          <table:table-cell table:style-name="ce77" table:formula="of:=SQRT(([.$E$28]^2)*[.D119])" office:value-type="float" office:value="2722.14448335045" calcext:value-type="float">
            <text:p>2722</text:p>
          </table:table-cell>
          <table:table-cell table:style-name="ce72" table:formula="of:=[.E119]/[.$C$67]" office:value-type="float" office:value="1.26025207562521" calcext:value-type="float">
            <text:p>1.260</text:p>
          </table:table-cell>
          <table:table-cell table:style-name="ce72" table:formula="of:=[.F119]*[.$C$70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17]=&quot;NV_RTX_2080_Ti_at_2115MHz&quot;;272;IF([.C117]=&quot;NV_TITAN_RTX&quot;;288;IF([.C117]=&quot;NV_RTX_2080_Super&quot;;192;IF([.C117]=&quot;NV_RTX_2070_Super&quot;;160;IF([.C117]=&quot;NV_RTX_2060_Super&quot;;136;IF([.C117]=&quot;NV_GTX_1080_Ti&quot;;224;IF([.C117]=&quot;NV_GTX_1080&quot;;160;IF([.C117]=&quot;AMD_Radeon_VII&quot;;240;IF([.C117]=&quot;AMD_Radeon_RX_5500_XT&quot;;88;IF([.C117]=&quot;AMD_Radeon_RX_5700_XT_A&quot;;160))))))))))" office:value-type="float" office:value="192" calcext:value-type="float">
            <text:p>192</text:p>
          </table:table-cell>
          <table:table-cell table:style-name="ce72" table:formula="of:=[.C120]/[.C88]" office:value-type="float" office:value="0.705882352941176" calcext:value-type="float">
            <text:p>0.706</text:p>
          </table:table-cell>
          <table:table-cell table:style-name="ce77" table:formula="of:=SQRT(([.$E$28]^2)*[.D120])" office:value-type="float" office:value="2722.14448335045" calcext:value-type="float">
            <text:p>2722</text:p>
          </table:table-cell>
          <table:table-cell table:style-name="ce72" table:formula="of:=[.E120]/[.$C$67]" office:value-type="float" office:value="1.26025207562521" calcext:value-type="float">
            <text:p>1.260</text:p>
          </table:table-cell>
          <table:table-cell table:style-name="ce72" table:formula="of:=[.F120]*[.$C$70]" office:value-type="float" office:value="24.7463097569766" calcext:value-type="float">
            <text:p>24.7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17]=&quot;NV_RTX_2080_Ti_at_2115MHz&quot;;88;IF([.C117]=&quot;NV_TITAN_RTX&quot;;96;IF([.C117]=&quot;NV_RTX_2080_Super&quot;;64;IF([.C117]=&quot;NV_RTX_2070_Super&quot;;64;IF([.C117]=&quot;NV_RTX_2060_Super&quot;;64;IF([.C117]=&quot;NV_GTX_1080_Ti&quot;;88;IF([.C117]=&quot;NV_GTX_1080&quot;;64;IF([.C117]=&quot;AMD_Radeon_VII&quot;;64;IF([.C117]=&quot;AMD_Radeon_RX_5500_XT&quot;;32;IF([.C117]=&quot;AMD_Radeon_RX_5700_XT_A&quot;;64))))))))))" office:value-type="float" office:value="64" calcext:value-type="float">
            <text:p>64</text:p>
          </table:table-cell>
          <table:table-cell table:style-name="ce72" table:formula="of:=[.C121]/[.C89]" office:value-type="float" office:value="0.727272727272727" calcext:value-type="float">
            <text:p>0.727</text:p>
          </table:table-cell>
          <table:table-cell table:style-name="ce77" table:formula="of:=SQRT(([.$E$28]^2)*[.D121])" office:value-type="float" office:value="2763.08128396871" calcext:value-type="float">
            <text:p>2763</text:p>
          </table:table-cell>
          <table:table-cell table:style-name="ce72" table:formula="of:=[.E121]/[.$C$67]" office:value-type="float" office:value="1.27920429813366" calcext:value-type="float">
            <text:p>1.279</text:p>
          </table:table-cell>
          <table:table-cell table:style-name="ce72" table:formula="of:=[.F121]*[.$C$70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17]=&quot;NV_RTX_2080_Ti_at_2115MHz&quot;;616;IF([.C117]=&quot;NV_TITAN_RTX&quot;;672;IF([.C117]=&quot;NV_RTX_2080_Super&quot;;496;IF([.C117]=&quot;NV_RTX_2070_Super&quot;;448;IF([.C117]=&quot;NV_RTX_2060_Super&quot;;448;IF([.C117]=&quot;NV_GTX_1080_Ti&quot;;484;IF([.C117]=&quot;NV_GTX_1080&quot;;352;IF([.C117]=&quot;AMD_Radeon_VII&quot;;1028;IF([.C117]=&quot;AMD_Radeon_RX_5500_XT&quot;;224;IF([.C117]=&quot;AMD_Radeon_RX_5700_XT_A&quot;;448))))))))))" office:value-type="float" office:value="496" calcext:value-type="float">
            <text:p>496</text:p>
          </table:table-cell>
          <table:table-cell table:style-name="ce72" table:formula="of:=[.C122]/[.C90]" office:value-type="float" office:value="0.805194805194805" calcext:value-type="float">
            <text:p>0.805</text:p>
          </table:table-cell>
          <table:table-cell table:style-name="ce77" table:formula="of:=SQRT(([.$E$28]^2)*[.D122])" office:value-type="float" office:value="2907.33778343917" calcext:value-type="float">
            <text:p>2907</text:p>
          </table:table-cell>
          <table:table-cell table:style-name="ce72" table:formula="of:=[.E122]/[.$C$67]" office:value-type="float" office:value="1.34598971455517" calcext:value-type="float">
            <text:p>1.346</text:p>
          </table:table-cell>
          <table:table-cell table:style-name="ce72" table:formula="of:=[.F122]*[.$C$70]" office:value-type="float" office:value="26.4298540350053" calcext:value-type="float">
            <text:p>26.4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17]=&quot;NV_RTX_2080_Ti_at_2115MHz&quot;;11;IF([.C117]=&quot;NV_TITAN_RTX&quot;;24;IF([.C117]=&quot;NV_RTX_2080_Super&quot;;8;IF([.C117]=&quot;NV_RTX_2070_Super&quot;;8;IF([.C117]=&quot;NV_RTX_2060_Super&quot;;8;IF([.C117]=&quot;NV_GTX_1080_Ti&quot;;11;IF([.C117]=&quot;NV_GTX_1080&quot;;8;IF([.C117]=&quot;AMD_Radeon_VII&quot;;16;IF([.C117]=&quot;AMD_Radeon_RX_5500_XT&quot;;8;IF([.C117]=&quot;AMD_Radeon_RX_5700_XT_A&quot;;8))))))))))" office:value-type="float" office:value="8" calcext:value-type="float">
            <text:p>8</text:p>
          </table:table-cell>
          <table:table-cell table:style-name="ce72" table:formula="of:=[.C123]/[.C91]" office:value-type="float" office:value="0.727272727272727" calcext:value-type="float">
            <text:p>0.727</text:p>
          </table:table-cell>
          <table:table-cell table:style-name="ce77" table:formula="of:=SQRT(([.$E$28]^2)*[.D123])" office:value-type="float" office:value="2763.08128396871" calcext:value-type="float">
            <text:p>2763</text:p>
          </table:table-cell>
          <table:table-cell table:style-name="ce72" table:formula="of:=[.E123]/[.$C$67]" office:value-type="float" office:value="1.27920429813366" calcext:value-type="float">
            <text:p>1.279</text:p>
          </table:table-cell>
          <table:table-cell table:style-name="ce72" table:formula="of:=[.F123]*[.$C$70]" office:value-type="float" office:value="25.1184555981526" calcext:value-type="float">
            <text:p>25.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17]=&quot;NV_RTX_2080_Ti_at_2115MHz&quot;;136;IF([.C117]=&quot;NV_TITAN_RTX&quot;;170;IF([.C117]=&quot;NV_RTX_2080_Super&quot;;116;IF([.C117]=&quot;NV_RTX_2070_Super&quot;;113;IF([.C117]=&quot;NV_RTX_2060_Super&quot;;106;IF([.C117]=&quot;NV_GTX_1080_Ti&quot;;139;IF([.C117]=&quot;NV_GTX_1080&quot;;111;IF([.C117]=&quot;AMD_Radeon_VII&quot;;112;IF([.C117]=&quot;AMD_Radeon_RX_5500_XT&quot;;59;IF([.C117]=&quot;AMD_Radeon_RX_5700_XT_A&quot;;127))))))))))" office:value-type="float" office:value="116" calcext:value-type="float">
            <text:p>116</text:p>
          </table:table-cell>
          <table:table-cell table:style-name="ce72" table:formula="of:=[.C124]/[.C92]" office:value-type="float" office:value="0.852941176470588" calcext:value-type="float">
            <text:p>0.853</text:p>
          </table:table-cell>
          <table:table-cell table:style-name="ce77" table:formula="of:=SQRT(([.$E$28]^2)*[.D124])" office:value-type="float" office:value="2992.29599039227" calcext:value-type="float">
            <text:p>2992</text:p>
          </table:table-cell>
          <table:table-cell table:style-name="ce72" table:formula="of:=[.E124]/[.$C$67]" office:value-type="float" office:value="1.3853222177742" calcext:value-type="float">
            <text:p>1.385</text:p>
          </table:table-cell>
          <table:table-cell table:style-name="ce72" table:formula="of:=[.F124]*[.$C$70]" office:value-type="float" office:value="27.2021870682142" calcext:value-type="float">
            <text:p>27.2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17]=&quot;NV_RTX_2080_Ti_at_2115MHz&quot;;410;IF([.C117]=&quot;NV_TITAN_RTX&quot;;510;IF([.C117]=&quot;NV_RTX_2080_Super&quot;;348;IF([.C117]=&quot;NV_RTX_2070_Super&quot;;283;IF([.C117]=&quot;NV_RTX_2060_Super&quot;;224;IF([.C117]=&quot;NV_GTX_1080_Ti&quot;;354;IF([.C117]=&quot;NV_GTX_1080&quot;;277;IF([.C117]=&quot;AMD_Radeon_VII&quot;;420;IF([.C117]=&quot;AMD_Radeon_RX_5500_XT&quot;;162;IF([.C117]=&quot;AMD_Radeon_RX_5700_XT_A&quot;;317))))))))))" office:value-type="float" office:value="348" calcext:value-type="float">
            <text:p>348</text:p>
          </table:table-cell>
          <table:table-cell table:style-name="ce72" table:formula="of:=[.C125]/[.C93]" office:value-type="float" office:value="0.848780487804878" calcext:value-type="float">
            <text:p>0.849</text:p>
          </table:table-cell>
          <table:table-cell table:style-name="ce77" table:formula="of:=SQRT(([.$E$28]^2)*[.D125])" office:value-type="float" office:value="2984.9887853693" calcext:value-type="float">
            <text:p>2985</text:p>
          </table:table-cell>
          <table:table-cell table:style-name="ce72" table:formula="of:=[.E125]/[.$C$67]" office:value-type="float" office:value="1.38193925248579" calcext:value-type="float">
            <text:p>1.382</text:p>
          </table:table-cell>
          <table:table-cell table:style-name="ce72" table:formula="of:=[.F125]*[.$C$70]" office:value-type="float" office:value="27.1357591618109" calcext:value-type="float">
            <text:p>27.1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17]=&quot;NV_RTX_2080_Ti_at_2115MHz&quot;;13448;IF([.C117]=&quot;NV_TITAN_RTX&quot;;16312;IF([.C117]=&quot;NV_RTX_2080_Super&quot;;11150;IF([.C117]=&quot;NV_RTX_2070_Super&quot;;9060;IF([.C117]=&quot;NV_RTX_2060_Super&quot;;7180;IF([.C117]=&quot;NV_GTX_1080_Ti&quot;;11339;IF([.C117]=&quot;NV_GTX_1080&quot;;8873;IF([.C117]=&quot;AMD_Radeon_VII&quot;;13824;IF([.C117]=&quot;AMD_Radeon_RX_5500_XT&quot;;5196;IF([.C117]=&quot;AMD_Radeon_RX_5700_XT_A&quot;;8602))))))))))" office:value-type="float" office:value="11150" calcext:value-type="float">
            <text:p>11150</text:p>
          </table:table-cell>
          <table:table-cell table:style-name="ce72" table:formula="of:=[.C126]/[.C94]" office:value-type="float" office:value="0.829119571683522" calcext:value-type="float">
            <text:p>0.829</text:p>
          </table:table-cell>
          <table:table-cell table:style-name="ce77" table:formula="of:=SQRT(([.$E$28]^2)*[.D126])" office:value-type="float" office:value="2950.21450333784" calcext:value-type="float">
            <text:p>2950</text:p>
          </table:table-cell>
          <table:table-cell table:style-name="ce72" table:formula="of:=[.E126]/[.$C$67]" office:value-type="float" office:value="1.36584004784159" calcext:value-type="float">
            <text:p>1.366</text:p>
          </table:table-cell>
          <table:table-cell table:style-name="ce72" table:formula="of:=[.F126]*[.$C$70]" office:value-type="float" office:value="26.8196351794175" calcext:value-type="float">
            <text:p>26.8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7]=&quot;NV_RTX_2080_Ti_at_2115MHz&quot;;1545;IF([.C117]=&quot;NV_TITAN_RTX&quot;;1770;IF([.C117]=&quot;NV_RTX_2080_Super&quot;;1815;IF([.C117]=&quot;NV_RTX_2070_Super&quot;;1770;IF([.C117]=&quot;NV_RTX_2060_Super&quot;;1650;IF([.C117]=&quot;NV_GTX_1080_Ti&quot;;1582;IF([.C117]=&quot;NV_GTX_1080&quot;;1733;IF([.C117]=&quot;AMD_Radeon_VII&quot;;1750;IF([.C117]=&quot;AMD_Radeon_RX_5500_XT&quot;;1845;IF([.C117]=&quot;AMD_Radeon_RX_5700_XT_A&quot;;1980))))))))))" office:value-type="float" office:value="1815" calcext:value-type="float">
            <text:p>1815</text:p>
          </table:table-cell>
          <table:table-cell table:style-name="ce72" table:formula="of:=[.C127]/[.C95]" office:value-type="float" office:value="1.1747572815534" calcext:value-type="float">
            <text:p>1.175</text:p>
          </table:table-cell>
          <table:table-cell table:style-name="ce77" table:formula="of:=SQRT(([.$E$28]^2)*[.D127])" office:value-type="float" office:value="3511.71354737754" calcext:value-type="float">
            <text:p>3512</text:p>
          </table:table-cell>
          <table:table-cell table:style-name="ce72" table:formula="of:=[.E127]/[.$C$67]" office:value-type="float" office:value="1.62579330897108" calcext:value-type="float">
            <text:p>1.626</text:p>
          </table:table-cell>
          <table:table-cell table:style-name="ce72" table:formula="of:=[.F127]*[.$C$70]" office:value-type="float" office:value="31.9240774149562" calcext:value-type="float">
            <text:p>31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17]=&quot;NV_RTX_2080_Ti_at_2115MHz&quot;;1755;IF([.C117]=&quot;NV_TITAN_RTX&quot;;1770;IF([.C117]=&quot;NV_RTX_2080_Super&quot;;1845;IF([.C117]=&quot;NV_RTX_2070_Super&quot;;1815;IF([.C117]=&quot;NV_RTX_2060_Super&quot;;1650;IF([.C117]=&quot;NV_GTX_1080_Ti&quot;;1746;IF([.C117]=&quot;NV_GTX_1080&quot;;1860;IF([.C117]=&quot;AMD_Radeon_VII&quot;;1750;IF([.C117]=&quot;AMD_Radeon_RX_5500_XT&quot;;1845;IF([.C117]=&quot;AMD_Radeon_RX_5700_XT_A&quot;;1980))))))))))" office:value-type="float" office:value="1845" calcext:value-type="float">
            <text:p>1845</text:p>
          </table:table-cell>
          <table:table-cell table:style-name="ce72" table:formula="of:=[.C128]/[.C96]" office:value-type="float" office:value="1.05128205128205" calcext:value-type="float">
            <text:p>1.051</text:p>
          </table:table-cell>
          <table:table-cell table:style-name="ce77" table:formula="of:=SQRT(([.$E$28]^2)*[.D128])" office:value-type="float" office:value="3322.03829922812" calcext:value-type="float">
            <text:p>3322</text:p>
          </table:table-cell>
          <table:table-cell table:style-name="ce72" table:formula="of:=[.E128]/[.$C$67]" office:value-type="float" office:value="1.53798069408709" calcext:value-type="float">
            <text:p>1.538</text:p>
          </table:table-cell>
          <table:table-cell table:style-name="ce72" table:formula="of:=[.F128]*[.$C$70]" office:value-type="float" office:value="30.1997889090941" calcext:value-type="float">
            <text:p>30.2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7]=&quot;NV_RTX_2080_Ti_at_2115MHz&quot;;2115;IF([.C117]=&quot;NV_TITAN_RTX&quot;;2030;IF([.C117]=&quot;NV_RTX_2080_Super&quot;;2040;IF([.C117]=&quot;NV_RTX_2070_Super&quot;;2070;IF([.C117]=&quot;NV_RTX_2060_Super&quot;;1650;IF([.C117]=&quot;NV_GTX_1080_Ti&quot;;2037;IF([.C117]=&quot;NV_GTX_1080&quot;;2130;IF([.C117]=&quot;AMD_Radeon_VII&quot;;1900;IF([.C117]=&quot;AMD_Radeon_RX_5500_XT&quot;;1845;IF([.C117]=&quot;AMD_Radeon_RX_5700_XT_A&quot;;2150))))))))))" office:value-type="float" office:value="2040" calcext:value-type="float">
            <text:p>2040</text:p>
          </table:table-cell>
          <table:table-cell table:style-name="ce72" table:formula="of:=[.C129]/[.C97]" office:value-type="float" office:value="0.964539007092199" calcext:value-type="float">
            <text:p>0.965</text:p>
          </table:table-cell>
          <table:table-cell table:style-name="ce77" table:formula="of:=SQRT(([.$E$28]^2)*[.D129])" office:value-type="float" office:value="3182.034676249" calcext:value-type="float">
            <text:p>3182</text:p>
          </table:table-cell>
          <table:table-cell table:style-name="ce72" table:formula="of:=[.E129]/[.$C$67]" office:value-type="float" office:value="1.47316420196713" calcext:value-type="float">
            <text:p>1.473</text:p>
          </table:table-cell>
          <table:table-cell table:style-name="ce72" table:formula="of:=[.F129]*[.$C$70]" office:value-type="float" office:value="28.9270522698265" calcext:value-type="float">
            <text:p>28.9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29]*[.C119]" office:value-type="float" office:value="6266880" calcext:value-type="float">
            <text:p>6266880</text:p>
          </table:table-cell>
          <table:table-cell table:style-name="ce72" table:formula="of:=[.C130]/[.C98]" office:value-type="float" office:value="0.680851063829787" calcext:value-type="float">
            <text:p>0.681</text:p>
          </table:table-cell>
          <table:table-cell table:style-name="ce77" table:formula="of:=SQRT(([.$E$28]^2)*[.D130])" office:value-type="float" office:value="2673.44387030279" calcext:value-type="float">
            <text:p>2673</text:p>
          </table:table-cell>
          <table:table-cell table:style-name="ce72" table:formula="of:=[.E130]/[.$C$67]" office:value-type="float" office:value="1.23770549551055" calcext:value-type="float">
            <text:p>1.238</text:p>
          </table:table-cell>
          <table:table-cell table:style-name="ce72" table:formula="of:=[.F130]*[.$C$70]" office:value-type="float" office:value="24.3035851098452" calcext:value-type="float">
            <text:p>24.304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33]/[.C101]" office:value-type="float" office:value="1" calcext:value-type="float">
            <text:p>1.000</text:p>
          </table:table-cell>
          <table:table-cell table:style-name="ce77" table:formula="of:=SQRT(([.$E$28]^2)*[.D133])" office:value-type="float" office:value="3240" calcext:value-type="float">
            <text:p>3240</text:p>
          </table:table-cell>
          <table:table-cell table:style-name="ce72" table:formula="of:=[.E133]/[.$C$67]" office:value-type="float" office:value="1.5" calcext:value-type="float">
            <text:p>1.500</text:p>
          </table:table-cell>
          <table:table-cell table:style-name="ce72" table:formula="of:=[.F133]*[.$C$70]" office:value-type="float" office:value="29.454" calcext:value-type="float">
            <text:p>29.454</text:p>
          </table:table-cell>
          <table:table-cell table:number-columns-repeated="57"/>
        </table:table-row>
        <calcext:conditional-formats>
          <calcext:conditional-format calcext:target-range-address="PavlovVR.G21:PavlovVR.G21 PavlovVR.G28:PavlovVR.G28 PavlovVR.A29:PavlovVR.A29 PavlovVR.A21:PavlovVR.A21">
            <calcext:condition calcext:apply-style-name="Good - Framerate" calcext:value="&gt;=1.4" calcext:base-cell-address="PavlovVR.A21"/>
            <calcext:condition calcext:apply-style-name="Warn - Framerate" calcext:value="&gt;=1.2" calcext:base-cell-address="PavlovVR.A21"/>
            <calcext:condition calcext:apply-style-name="Bad - Framerate" calcext:value="&lt;1.2" calcext:base-cell-address="PavlovVR.A21"/>
          </calcext:conditional-format>
          <calcext:conditional-format calcext:target-range-address="PavlovVR.M29:PavlovVR.M29 PavlovVR.M22:PavlovVR.M22 PavlovVR.A22:PavlovVR.A22 PavlovVR.A30:PavlovVR.A30">
            <calcext:condition calcext:apply-style-name="Good - Framerate" calcext:value="&lt;=0.8" calcext:base-cell-address="PavlovVR.A22"/>
            <calcext:condition calcext:apply-style-name="Warn - Framerate" calcext:value="between(0.8,1)" calcext:base-cell-address="PavlovVR.A22"/>
            <calcext:condition calcext:apply-style-name="Bad - Framerate" calcext:value="&gt;=1" calcext:base-cell-address="PavlovVR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6:34:22.088284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4T18:47:47.196003541</dc:date>
    <meta:editing-duration>P1DT7H24M27S</meta:editing-duration>
    <meta:editing-cycles>415</meta:editing-cycles>
    <meta:generator>LibreOffice/6.1.5.2$Linux_X86_64 LibreOffice_project/10$Build-2</meta:generator>
    <meta:print-date>2020-01-05T21:45:08.798000000</meta:print-date>
    <meta:document-statistic meta:table-count="7" meta:cell-count="1965" meta:object-count="0"/>
  </office:meta>
</office:document-meta>
</file>